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1" svg:font-family="Calibri1"/>
    <style:font-face style:name="Calibri" svg:font-family="Calibri"/>
    <style:font-face style:name="Liberation Sans" svg:font-family="&quot;Liberation Sans&quot;"/>
    <style:font-face style:name="Aptos" svg:font-family="Aptos"/>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FFFFFF"/>
      <style:text-properties fo:color="#000000" style:font-name="Calibri" style:font-name-asian="Calibri" style:font-name-complex="Calibri" style:font-family-generic="swiss"/>
    </style:style>
    <style:style style:name="ce3" style:family="table-cell" style:parent-style-name="Default" style:data-style-name="N0">
      <style:table-cell-properties style:vertical-align="automatic"/>
    </style:style>
    <style:style style:name="ce4" style:family="table-cell" style:parent-style-name="Excel_32_Built-in_32_Check_32_Cell" style:data-style-name="N0">
      <style:table-cell-properties fo:border-top="none" fo:border-bottom="thin double #000000" fo:border-left="thin double #000000" fo:border-right="thin double #000000" style:vertical-align="middle" fo:background-color="#A5A5A5"/>
      <style:text-properties fo:color="#FFFFFF" style:font-name="Calibri" style:font-name-asian="Calibri" style:font-name-complex="Calibri" fo:font-weight="bold" style:font-weight-asian="bold" style:font-weight-complex="bold" style:font-family-generic="swiss"/>
    </style:style>
    <style:style style:name="ce5" style:family="table-cell" style:parent-style-name="Normal_32_2" style:data-style-name="N0">
      <style:table-cell-properties fo:border-top="none" fo:border-bottom="thin solid #000000" fo:border-left="none" fo:border-right="none" style:vertical-align="automatic" fo:background-color="#FFFFFF"/>
      <style:text-properties fo:color="#7F7F7F" style:font-name="Calibri" style:font-name-asian="Calibri" style:font-name-complex="Calibri" fo:font-style="italic" style:font-style-asian="italic" style:font-style-complex="italic" style:font-family-generic="swiss"/>
    </style:style>
    <style:style style:name="ce6" style:family="table-cell" style:parent-style-name="Normal_32_2" style:data-style-name="N0">
      <style:table-cell-properties fo:border-top="none" fo:border-bottom="thin solid #000000" fo:border-left="none" fo:border-right="none" style:vertical-align="automatic" fo:background-color="#FFFFFF"/>
      <style:text-properties fo:color="#000000" style:font-name="Calibri" style:font-name-asian="Calibri" style:font-name-complex="Calibri" style:font-family-generic="swiss"/>
    </style:style>
    <style:style style:name="ce7" style:family="table-cell" style:parent-style-name="Normal_32_2" style:data-style-name="N0">
      <style:table-cell-properties fo:border-top="none" fo:border-bottom="thin solid #000000" fo:border-left="none" fo:border-right="thin solid #000000" style:vertical-align="automatic" fo:background-color="#FFFFFF"/>
      <style:text-properties fo:color="#000000" style:font-name="Calibri" style:font-name-asian="Calibri" style:font-name-complex="Calibri" style:font-family-generic="swiss"/>
    </style:style>
    <style:style style:name="ce8" style:family="table-cell" style:parent-style-name="Excel_32_Built-in_32_Check_32_Cell" style:data-style-name="N0">
      <style:table-cell-properties fo:border="thin double #000000" style:vertical-align="middle" fo:background-color="#A5A5A5"/>
      <style:text-properties fo:color="#FFFFFF" style:font-name="Calibri" style:font-name-asian="Calibri" style:font-name-complex="Calibri" fo:font-weight="bold" style:font-weight-asian="bold" style:font-weight-complex="bold" style:font-family-generic="swiss"/>
    </style:style>
    <style:style style:name="ce9" style:family="table-cell" style:parent-style-name="Normal_32_2" style:data-style-name="N0">
      <style:table-cell-properties fo:border-top="thin solid #000000" fo:border-bottom="thin solid #000000" fo:border-left="none" fo:border-right="none" style:vertical-align="automatic" fo:wrap-option="wrap" fo:background-color="#FFFFFF"/>
      <style:text-properties fo:color="#7F7F7F" style:font-name="Calibri" style:font-name-asian="Calibri" style:font-name-complex="Calibri" fo:font-style="italic" style:font-style-asian="italic" style:font-style-complex="italic" style:font-family-generic="swiss"/>
    </style:style>
    <style:style style:name="ce10" style:family="table-cell" style:parent-style-name="Normal_32_2" style:data-style-name="N0">
      <style:table-cell-properties fo:border-top="thin solid #000000" fo:border-bottom="thin solid #000000" fo:border-left="none" fo:border-right="none" style:vertical-align="automatic" fo:background-color="#FFFFFF"/>
      <style:text-properties fo:color="#000000" style:font-name="Calibri" style:font-name-asian="Calibri" style:font-name-complex="Calibri" style:font-family-generic="swiss"/>
    </style:style>
    <style:style style:name="ce11" style:family="table-cell" style:parent-style-name="Normal_32_2" style:data-style-name="N0">
      <style:table-cell-properties fo:border-top="thin solid #000000" fo:border-bottom="thin solid #000000" fo:border-left="none" fo:border-right="thin solid #000000" style:vertical-align="automatic" fo:background-color="#FFFFFF"/>
      <style:text-properties fo:color="#000000" style:font-name="Calibri" style:font-name-asian="Calibri" style:font-name-complex="Calibri" style:font-family-generic="swiss"/>
    </style:style>
    <style:style style:name="ce12" style:family="table-cell" style:parent-style-name="Normal_32_2" style:data-style-name="N36">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fo:color="#7F7F7F" style:font-name="Calibri" style:font-name-asian="Calibri" style:font-name-complex="Calibri" fo:font-style="italic" style:font-style-asian="italic" style:font-style-complex="italic" style:font-family-generic="swiss"/>
    </style:style>
    <style:style style:name="ce13" style:family="table-cell" style:parent-style-name="Excel_32_Built-in_32_Check_32_Cell" style:data-style-name="N0">
      <style:table-cell-properties fo:border-top="none" fo:border-bottom="thin double #000000" fo:border-left="thin double #000000" fo:border-right="thin double #000000" style:vertical-align="automatic" fo:background-color="#A5A5A5" style:repeat-content="false"/>
      <style:paragraph-properties fo:text-align="center"/>
      <style:text-properties fo:color="#FFFFFF" style:font-name="Calibri" style:font-name-asian="Calibri" style:font-name-complex="Calibri" fo:font-weight="bold" style:font-weight-asian="bold" style:font-weight-complex="bold" style:font-family-generic="swiss"/>
    </style:style>
    <style:style style:name="ce14" style:family="table-cell" style:parent-style-name="Normal_32_2" style:data-style-name="N0">
      <style:table-cell-properties fo:border="thin solid #000000" style:vertical-align="automatic" fo:background-color="#FFFFFF" style:repeat-content="false"/>
      <style:paragraph-properties fo:text-align="center"/>
      <style:text-properties fo:color="#7F7F7F" style:font-name="Calibri" style:font-name-asian="Calibri" style:font-name-complex="Calibri" fo:font-style="italic" style:font-style-asian="italic" style:font-style-complex="italic" style:font-family-generic="swiss"/>
    </style:style>
    <style:style style:name="ce15" style:family="table-cell" style:parent-style-name="Normal_32_2" style:data-style-name="N19">
      <style:table-cell-properties fo:border="thin solid #000000" style:vertical-align="automatic" fo:background-color="#FFFFFF" style:repeat-content="false"/>
      <style:paragraph-properties fo:text-align="center"/>
      <style:text-properties fo:color="#7F7F7F" style:font-name="Calibri" style:font-name-asian="Calibri" style:font-name-complex="Calibri" fo:font-style="italic" style:font-style-asian="italic" style:font-style-complex="italic" style:font-family-generic="swiss"/>
    </style:style>
    <style:style style:name="ce16" style:family="table-cell" style:parent-style-name="Normal_32_2" style:data-style-name="N0">
      <style:table-cell-properties fo:border="thin solid #000000" style:vertical-align="automatic" fo:background-color="#FFFFFF" style:repeat-content="false"/>
      <style:paragraph-properties fo:text-align="center"/>
      <style:text-properties fo:color="#000000" style:font-name="Calibri" style:font-name-asian="Calibri" style:font-name-complex="Calibri" style:font-family-generic="swiss"/>
    </style:style>
    <style:style style:name="ce17" style:family="table-cell" style:parent-style-name="Normal_32_2" style:data-style-name="N19">
      <style:table-cell-properties fo:border="thin solid #000000" style:vertical-align="automatic" fo:background-color="#FFFFFF" style:repeat-content="false"/>
      <style:paragraph-properties fo:text-align="center"/>
      <style:text-properties fo:color="#000000" style:font-name="Calibri" style:font-name-asian="Calibri" style:font-name-complex="Calibri" style:font-family-generic="swiss"/>
    </style:style>
    <style:style style:name="ce18" style:family="table-cell" style:parent-style-name="Normal_32_2" style:data-style-name="N0">
      <style:table-cell-properties fo:border="thin solid #000000" style:vertical-align="automatic" fo:background-color="#FFFFFF"/>
      <style:text-properties fo:color="#000000" style:font-name="Calibri" style:font-name-asian="Calibri" style:font-name-complex="Calibri" style:font-family-generic="swiss"/>
    </style:style>
    <style:style style:name="ce19" style:family="table-cell" style:parent-style-name="Normal_32_2" style:data-style-name="N0">
      <style:table-cell-properties fo:border="thin solid #000000" style:vertical-align="automatic" fo:background-color="#FFFFFF" style:repeat-content="false"/>
      <style:paragraph-properties fo:text-align="start" fo:margin-left="0cm"/>
      <style:text-properties fo:color="#000000" style:font-name="Calibri" style:font-name-asian="Calibri" style:font-name-complex="Calibri" style:font-family-generic="swiss"/>
    </style:style>
    <style:style style:name="ce20" style:family="table-cell" style:parent-style-name="Normal_32_2" style:data-style-name="N0">
      <style:table-cell-properties style:vertical-align="automatic" fo:background-color="transparent"/>
      <style:text-properties fo:color="#000000" style:font-name="Calibri" style:font-name-asian="Calibri" style:font-name-complex="Calibri" style:font-family-generic="swiss"/>
    </style:style>
    <style:style style:name="ce21" style:family="table-cell" style:parent-style-name="ADA" style:data-style-name="N0">
      <style:table-cell-properties fo:border="thin solid #000000" style:vertical-align="automatic" fo:wrap-option="wrap" fo:background-color="#007932"/>
      <style:text-properties fo:color="#FFFFFF" style:font-name="Calibri" style:font-name-asian="Calibri" style:font-name-complex="Calibri" style:font-family-generic="swiss"/>
    </style:style>
    <style:style style:name="ce22" style:family="table-cell" style:parent-style-name="Normal_32_2" style:data-style-name="N0">
      <style:table-cell-properties fo:border-top="thin solid #000000" fo:border-bottom="thin solid #000000" fo:border-left="thin double #000000" fo:border-right="none" style:vertical-align="automatic" fo:wrap-option="wrap" fo:background-color="#FFFFFF"/>
      <style:text-properties fo:color="#7F7F7F" style:font-name="Calibri" style:font-name-asian="Calibri" style:font-name-complex="Calibri" fo:font-style="italic" style:font-style-asian="italic" style:font-style-complex="italic" style:font-family-generic="swiss"/>
    </style:style>
    <style:style style:name="ce23" style:family="table-cell" style:parent-style-name="Normal_32_2" style:data-style-name="N0">
      <style:table-cell-properties fo:border-top="thin solid #000000" fo:border-bottom="thin double #000000" fo:border-left="thin double #000000" fo:border-right="thin solid #000000" style:vertical-align="automatic" fo:wrap-option="wrap" fo:background-color="#FFFFFF" style:repeat-content="false"/>
      <style:paragraph-properties fo:text-align="start" fo:margin-left="0cm"/>
      <style:text-properties fo:color="#7F7F7F" style:font-name="Calibri" style:font-name-asian="Calibri" style:font-name-complex="Calibri" fo:font-style="italic" style:font-style-asian="italic" style:font-style-complex="italic" style:font-family-generic="swiss"/>
    </style:style>
    <style:style style:name="ce24" style:family="table-cell" style:parent-style-name="Excel_32_Built-in_32_Check_32_Cell" style:data-style-name="N0">
      <style:table-cell-properties fo:border="thin double #000000" style:vertical-align="top" fo:background-color="#A5A5A5" style:repeat-content="false"/>
      <style:paragraph-properties fo:text-align="start" fo:margin-left="0cm"/>
      <style:text-properties fo:color="#FFFFFF" style:font-name="Calibri" style:font-name-asian="Calibri" style:font-name-complex="Calibri" fo:font-weight="bold" style:font-weight-asian="bold" style:font-weight-complex="bold" style:font-family-generic="swiss"/>
    </style:style>
    <style:style style:name="ce25" style:family="table-cell" style:parent-style-name="Excel_32_Built-in_32_Check_32_Cell" style:data-style-name="N0">
      <style:table-cell-properties fo:border="thin double #000000" style:vertical-align="automatic" fo:wrap-option="wrap" fo:background-color="#A5A5A5" style:repeat-content="false"/>
      <style:paragraph-properties fo:text-align="center"/>
      <style:text-properties fo:color="#FFFFFF" style:font-name="Calibri" style:font-name-asian="Calibri" style:font-name-complex="Calibri" fo:font-weight="bold" style:font-weight-asian="bold" style:font-weight-complex="bold" style:font-family-generic="swiss"/>
    </style:style>
    <style:style style:name="ce26" style:family="table-cell" style:parent-style-name="Normal_32_2" style:data-style-name="N0">
      <style:table-cell-properties fo:border-top="thin double #000000" fo:border-bottom="thin double #000000" fo:border-left="thin double #000000" fo:border-right="thin solid #000000" style:vertical-align="automatic" fo:wrap-option="wrap" fo:background-color="#FFFFFF" style:repeat-content="false"/>
      <style:paragraph-properties fo:text-align="start" fo:margin-left="0cm"/>
      <style:text-properties fo:color="#7F7F7F" style:font-name="Calibri" style:font-name-asian="Calibri" style:font-name-complex="Calibri" fo:font-style="italic" style:font-style-asian="italic" style:font-style-complex="italic" style:font-family-generic="swiss"/>
    </style:style>
    <style:style style:name="ce27" style:family="table-cell" style:parent-style-name="Normal_32_2" style:data-style-name="N0">
      <style:table-cell-properties fo:border-top="thin double #000000" fo:border-bottom="thin double #000000" fo:border-left="thin solid #000000" fo:border-right="none" style:vertical-align="automatic" fo:wrap-option="wrap" fo:background-color="#FFFFFF" style:repeat-content="false"/>
      <style:paragraph-properties fo:text-align="start" fo:margin-left="0cm"/>
      <style:text-properties fo:color="#7F7F7F" style:font-name="Calibri" style:font-name-asian="Calibri" style:font-name-complex="Calibri" fo:font-style="italic" style:font-style-asian="italic" style:font-style-complex="italic" style:font-family-generic="swiss"/>
    </style:style>
    <style:style style:name="ce28" style:family="table-cell" style:parent-style-name="Excel_32_Built-in_32_Check_32_Cell" style:data-style-name="N0">
      <style:table-cell-properties fo:border-top="thin double #000000" fo:border-bottom="thin solid #000000" fo:border-left="thin double #000000" fo:border-right="thin double #000000" style:vertical-align="top" fo:background-color="#A5A5A5" style:repeat-content="false"/>
      <style:paragraph-properties fo:text-align="start" fo:margin-left="0cm"/>
      <style:text-properties fo:color="#FFFFFF" style:font-name="Calibri" style:font-name-asian="Calibri" style:font-name-complex="Calibri" fo:font-weight="bold" style:font-weight-asian="bold" style:font-weight-complex="bold" style:font-family-generic="swiss"/>
    </style:style>
    <style:style style:name="ce29" style:family="table-cell" style:parent-style-name="ADA" style:data-style-name="N0">
      <style:table-cell-properties fo:border-top="none" fo:border-bottom="thin solid #000000" fo:border-left="thin solid #000000" fo:border-right="thin solid #000000" style:vertical-align="automatic" fo:wrap-option="wrap" fo:background-color="#007932"/>
      <style:text-properties fo:color="#FFFFFF" style:font-name="Calibri" style:font-name-asian="Calibri" style:font-name-complex="Calibri" style:font-family-generic="swiss"/>
    </style:style>
    <style:style style:name="ce30" style:family="table-cell" style:parent-style-name="Excel_32_Built-in_32_Check_32_Cell" style:data-style-name="N0">
      <style:table-cell-properties fo:border-top="thin solid #000000" fo:border-bottom="thin double #000000" fo:border-left="thin double #000000" fo:border-right="thin double #000000" style:vertical-align="automatic" fo:background-color="#A5A5A5" style:repeat-content="false"/>
      <style:paragraph-properties fo:text-align="center"/>
      <style:text-properties fo:color="#FFFFFF" style:font-name="Calibri" style:font-name-asian="Calibri" style:font-name-complex="Calibri" fo:font-weight="bold" style:font-weight-asian="bold" style:font-weight-complex="bold" style:font-family-generic="swiss"/>
    </style:style>
    <style:style style:name="ce31" style:family="table-cell" style:parent-style-name="Normal_32_2" style:data-style-name="N0">
      <style:table-cell-properties fo:border-top="thin double #000000" fo:border-bottom="thin solid #000000" fo:border-left="thin solid #000000" fo:border-right="thin solid #000000" style:vertical-align="automatic" fo:background-color="#FFFFFF" style:repeat-content="false"/>
      <style:paragraph-properties fo:text-align="center"/>
      <style:text-properties fo:color="#7F7F7F" style:font-name="Calibri" style:font-name-asian="Calibri" style:font-name-complex="Calibri" fo:font-style="italic" style:font-style-asian="italic" style:font-style-complex="italic" style:font-family-generic="swiss"/>
    </style:style>
    <style:style style:name="ce32" style:family="table-cell" style:parent-style-name="Default" style:data-style-name="N0">
      <style:table-cell-properties fo:border="thin solid #000000" fo:background-color="#FFFFFF"/>
    </style:style>
    <style:style style:name="ce33" style:family="table-cell" style:parent-style-name="Default" style:data-style-name="N0">
      <style:table-cell-properties style:vertical-align="automatic" fo:background-color="#FFFFFF"/>
    </style:style>
    <style:style style:name="ce34" style:family="table-cell" style:parent-style-name="Default" style:data-style-name="N0">
      <style:table-cell-properties style:vertical-align="top" fo:wrap-option="wrap" fo:background-color="#FFFFFF"/>
    </style:style>
    <style:style style:name="ce35" style:family="table-cell" style:parent-style-name="Default" style:data-style-name="N0">
      <style:table-cell-properties style:vertical-align="top" fo:wrap-option="wrap" fo:background-color="#FFFFFF" style:repeat-content="false"/>
      <style:paragraph-properties fo:text-align="center"/>
    </style:style>
    <style:style style:name="ce36" style:family="table-cell" style:parent-style-name="Default" style:data-style-name="N0">
      <style:table-cell-properties style:vertical-align="top" fo:wrap-option="wrap"/>
    </style:style>
    <style:style style:name="ce37" style:family="table-cell" style:parent-style-name="Default" style:data-style-name="N0">
      <style:table-cell-properties style:vertical-align="top" fo:wrap-option="wrap" fo:background-color="#FFFFFF"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38" style:family="table-cell" style:parent-style-name="Default" style:data-style-name="N0">
      <style:table-cell-properties style:vertical-align="automatic" fo:background-color="#FFFFFF" style:repeat-content="false"/>
      <style:paragraph-properties fo:text-align="center"/>
    </style:style>
    <style:style style:name="ce39" style:family="table-cell" style:parent-style-name="Default" style:data-style-name="N0">
      <style:table-cell-properties style:vertical-align="automatic" fo:background-color="#FFFFFF"/>
      <style:text-properties fo:font-weight="bold" style:font-weight-asian="bold" style:font-weight-complex="bold"/>
    </style:style>
    <style:style style:name="ce4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41" style:family="table-cell" style:parent-style-name="Excel_32_Built-in_32_Accent5" style:data-style-name="N0">
      <style:table-cell-properties fo:border="thin solid #000000" style:vertical-align="middle" fo:wrap-option="wrap" fo:background-color="#007932" style:repeat-content="false"/>
      <style:paragraph-properties fo:text-align="center"/>
      <style:text-properties fo:color="#E2F0D9" style:font-name="Calibri" style:font-name-asian="Calibri" style:font-name-complex="Calibri" style:font-family-generic="swiss"/>
    </style:style>
    <style:style style:name="ce42" style:family="table-cell" style:parent-style-name="Default" style:data-style-name="N0">
      <style:table-cell-properties style:vertical-align="top" fo:wrap-option="wrap" fo:background-color="#C0C0C0"/>
    </style:style>
    <style:style style:name="ce43" style:family="table-cell" style:parent-style-name="Default" style:data-style-name="N0">
      <style:table-cell-properties style:vertical-align="top" fo:wrap-option="wrap" fo:background-color="#E2F0D9" style:repeat-content="false"/>
      <style:paragraph-properties fo:text-align="center"/>
      <style:text-properties fo:color="#FFFFFF" style:font-name="Calibri" style:font-name-asian="Calibri" style:font-name-complex="Calibri" fo:font-weight="bold" style:font-weight-asian="bold" style:font-weight-complex="bold" style:font-family-generic="swiss"/>
    </style:style>
    <style:style style:name="ce44" style:family="table-cell" style:parent-style-name="Default" style:data-style-name="N0">
      <style:table-cell-properties style:vertical-align="top" fo:wrap-option="wrap" fo:background-color="#E2F0D9"/>
      <style:text-properties fo:color="#FFFFFF" style:font-name="Calibri" style:font-name-asian="Calibri" style:font-name-complex="Calibri" fo:font-weight="bold" style:font-weight-asian="bold" style:font-weight-complex="bold" style:font-family-generic="swiss"/>
    </style:style>
    <style:style style:name="ce45" style:family="table-cell" style:parent-style-name="Default" style:data-style-name="N0">
      <style:table-cell-properties style:vertical-align="middle" fo:wrap-option="wrap" fo:background-color="#E2F0D9" style:repeat-content="false"/>
      <style:paragraph-properties fo:text-align="center"/>
      <style:text-properties fo:color="#FFFFFF" style:font-name="Calibri" style:font-name-asian="Calibri" style:font-name-complex="Calibri" fo:font-weight="bold" style:font-weight-asian="bold" style:font-weight-complex="bold" style:font-family-generic="swiss"/>
    </style:style>
    <style:style style:name="ce46" style:family="table-cell" style:parent-style-name="Default" style:data-style-name="N0">
      <style:table-cell-properties style:vertical-align="top" fo:wrap-option="wrap" fo:background-color="#E2F0D9" style:repeat-content="false"/>
      <style:paragraph-properties fo:text-align="start" fo:margin-left="0cm"/>
      <style:text-properties fo:color="#FFFFFF" style:font-name="Calibri" style:font-name-asian="Calibri" style:font-name-complex="Calibri" fo:font-weight="bold" style:font-weight-asian="bold" style:font-weight-complex="bold" style:font-family-generic="swiss"/>
    </style:style>
    <style:style style:name="ce47" style:family="table-cell" style:parent-style-name="Default" style:data-style-name="N0">
      <style:table-cell-properties style:vertical-align="top" fo:wrap-option="wrap" fo:background-color="#E2F0D9" style:repeat-content="false"/>
      <style:paragraph-properties fo:text-align="start" fo:margin-left="0cm"/>
    </style:style>
    <style:style style:name="ce48" style:family="table-cell" style:parent-style-name="Default" style:data-style-name="N0">
      <style:table-cell-properties style:vertical-align="top" fo:wrap-option="wrap" fo:background-color="#E2F0D9"/>
    </style:style>
    <style:style style:name="ce49" style:family="table-cell" style:parent-style-name="Default" style:data-style-name="N0">
      <style:table-cell-properties fo:border="thin solid #000000" style:vertical-align="middle" fo:wrap-option="wrap" style:repeat-content="false"/>
      <style:paragraph-properties fo:text-align="start" fo:margin-left="0cm"/>
    </style:style>
    <style:style style:name="ce50" style:family="table-cell" style:parent-style-name="Default" style:data-style-name="N0">
      <style:table-cell-properties fo:border="thin solid #000000" style:vertical-align="middle" fo:wrap-option="wrap" style:repeat-content="false"/>
      <style:paragraph-properties fo:text-align="center"/>
    </style:style>
    <style:style style:name="ce51" style:family="table-cell" style:parent-style-name="Default" style:data-style-name="N0">
      <style:table-cell-properties fo:border="thin solid #000000" style:vertical-align="top" fo:wrap-option="wrap" style:repeat-content="false"/>
      <style:paragraph-properties fo:text-align="start" fo:margin-left="0cm"/>
    </style:style>
    <style:style style:name="ce52" style:family="table-cell" style:parent-style-name="Default" style:data-style-name="N0">
      <style:table-cell-properties style:vertical-align="automatic" fo:wrap-option="wrap"/>
    </style:style>
    <style:style style:name="ce5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54"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style:vertical-align="top" fo:wrap-option="wrap" style:repeat-content="false"/>
      <style:paragraph-properties fo:text-align="center"/>
    </style:style>
    <style:style style:name="ce56" style:family="table-cell" style:parent-style-name="Default" style:data-style-name="N0">
      <style:table-cell-properties fo:border="thin solid #000000" style:vertical-align="middle" fo:background-color="transparent" style:repeat-content="false"/>
      <style:paragraph-properties fo:text-align="center"/>
      <style:text-properties fo:font-weight="bold" style:font-weight-asian="bold" style:font-weight-complex="bold"/>
    </style:style>
    <style:style style:name="ce5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59" style:family="table-cell" style:parent-style-name="Excel_32_Built-in_32_Accent5" style:data-style-name="N0">
      <style:table-cell-properties fo:border-top="thin solid #000000" fo:border-bottom="none" fo:border-left="thin solid #000000" fo:border-right="thin solid #000000" style:vertical-align="middle" fo:wrap-option="wrap" fo:background-color="#007932" style:repeat-content="false"/>
      <style:paragraph-properties fo:text-align="center"/>
      <style:text-properties fo:color="#E2F0D9" style:font-name="Calibri" style:font-name-asian="Calibri" style:font-name-complex="Calibri" style:font-family-generic="swiss"/>
    </style:style>
    <style:style style:name="ce60" style:family="table-cell" style:parent-style-name="Default" style:data-style-name="N0">
      <style:table-cell-properties fo:border="thin solid #000000" style:vertical-align="middle" fo:wrap-option="wrap" fo:background-color="#FFFFFF"/>
      <style:text-properties fo:color="#000000" style:font-name="Calibri" style:font-name-asian="Calibri" style:font-name-complex="Calibri" fo:font-weight="bold" style:font-weight-asian="bold" style:font-weight-complex="bold" style:font-family-generic="swiss"/>
    </style:style>
    <style:style style:name="ce61"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00" style:font-name="Aptos" style:font-name-asian="Aptos" style:font-name-complex="Aptos" style:font-family-generic="swiss"/>
    </style:style>
    <style:style style:name="ce62" style:family="table-cell" style:parent-style-name="Default" style:data-style-name="N0">
      <style:table-cell-properties fo:border="thin solid #000000" style:vertical-align="middle" fo:wrap-option="wrap" fo:background-color="#FFFFFF"/>
    </style:style>
    <style:style style:name="ce63" style:family="table-cell" style:parent-style-name="Excel_32_Built-in_32_Accent5" style:data-style-name="N0">
      <style:table-cell-properties fo:border="thin solid #000000" style:vertical-align="middle" fo:wrap-option="wrap" fo:background-color="#007932" style:repeat-content="false"/>
      <style:paragraph-properties fo:text-align="center"/>
      <style:text-properties fo:color="#E2F0D9" style:font-name="Calibri" style:font-name-asian="Calibri" style:font-name-complex="Calibri" style:font-family-generic="swiss"/>
    </style:style>
    <style:style style:name="T1" style:family="text" style:parent-style-name="Default">
      <style:text-properties fo:color="#333333"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333333" style:text-line-through-style="none" style:font-name="Calibri1" style:font-name-asian="Calibri1" style:font-name-complex="Calibri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Calibri1" style:font-name-asian="Calibri1" style:font-name-complex="Calibri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0.592666666666667cm"/>
    </style:style>
    <style:style style:name="co2" style:family="table-column">
      <style:table-column-properties fo:break-before="auto" style:column-width="4.8895cm"/>
    </style:style>
    <style:style style:name="co3" style:family="table-column">
      <style:table-column-properties fo:break-before="auto" style:column-width="4.55083333333333cm"/>
    </style:style>
    <style:style style:name="co4" style:family="table-column">
      <style:table-column-properties fo:break-before="auto" style:column-width="5.0165cm"/>
    </style:style>
    <style:style style:name="co5" style:family="table-column">
      <style:table-column-properties fo:break-before="auto" style:column-width="6.13833333333333cm"/>
    </style:style>
    <style:style style:name="co6" style:family="table-column">
      <style:table-column-properties fo:break-before="auto" style:column-width="10.3081666666667cm"/>
    </style:style>
    <style:style style:name="co7" style:family="table-column">
      <style:table-column-properties fo:break-before="auto" style:column-width="2.64583333333333cm"/>
    </style:style>
    <style:style style:name="co8" style:family="table-column">
      <style:table-column-properties fo:break-before="auto" style:column-width="2.032cm"/>
    </style:style>
    <style:style style:name="co9" style:family="table-column">
      <style:table-column-properties fo:break-before="auto" style:column-width="0.465666666666667cm"/>
    </style:style>
    <style:style style:name="co10" style:family="table-column">
      <style:table-column-properties fo:break-before="auto" style:column-width="2.83633333333333cm"/>
    </style:style>
    <style:style style:name="co11" style:family="table-column">
      <style:table-column-properties fo:break-before="auto" style:column-width="2.37066666666667cm"/>
    </style:style>
    <style:style style:name="co12" style:family="table-column">
      <style:table-column-properties fo:break-before="auto" style:column-width="5.50333333333333cm"/>
    </style:style>
    <style:style style:name="co13" style:family="table-column">
      <style:table-column-properties fo:break-before="auto" style:column-width="9.56733333333333cm"/>
    </style:style>
    <style:style style:name="co14" style:family="table-column">
      <style:table-column-properties fo:break-before="auto" style:column-width="11.5781666666667cm"/>
    </style:style>
    <style:style style:name="co15" style:family="table-column">
      <style:table-column-properties fo:break-before="auto" style:column-width="4.5085cm"/>
    </style:style>
    <style:style style:name="co16" style:family="table-column">
      <style:table-column-properties fo:break-before="auto" style:column-width="0.296333333333333cm"/>
    </style:style>
    <style:style style:name="co17" style:family="table-column">
      <style:table-column-properties fo:break-before="auto" style:column-width="1.69333333333333cm"/>
    </style:style>
    <style:style style:name="co18" style:family="table-column">
      <style:table-column-properties fo:break-before="auto" style:column-width="8.3185cm"/>
    </style:style>
    <style:style style:name="co19" style:family="table-column">
      <style:table-column-properties fo:break-before="auto" style:column-width="6.4135cm"/>
    </style:style>
    <style:style style:name="co20" style:family="table-column">
      <style:table-column-properties fo:break-before="auto" style:column-width="2.01083333333333cm"/>
    </style:style>
    <style:style style:name="co21" style:family="table-column">
      <style:table-column-properties fo:break-before="auto" style:column-width="10.7103333333333cm"/>
    </style:style>
    <style:style style:name="co22" style:family="table-column">
      <style:table-column-properties fo:break-before="auto" style:column-width="11.1125cm"/>
    </style:style>
    <style:style style:name="co23" style:family="table-column">
      <style:table-column-properties fo:break-before="auto" style:column-width="11.6628333333333cm"/>
    </style:style>
    <style:style style:name="co24" style:family="table-column">
      <style:table-column-properties fo:break-before="auto" style:column-width="1.62983333333333cm"/>
    </style:style>
    <style:style style:name="co25" style:family="table-column">
      <style:table-column-properties fo:break-before="auto" style:column-width="1.88383333333333cm"/>
    </style:style>
    <style:style style:name="co26" style:family="table-column">
      <style:table-column-properties fo:break-before="auto" style:column-width="6.7945cm"/>
    </style:style>
    <style:style style:name="co27" style:family="table-column">
      <style:table-column-properties fo:break-before="auto" style:column-width="16.8486666666667cm"/>
    </style:style>
    <style:style style:name="co28" style:family="table-column">
      <style:table-column-properties fo:break-before="auto" style:column-width="6.64633333333333cm"/>
    </style:style>
    <style:style style:name="co29" style:family="table-column">
      <style:table-column-properties fo:break-before="auto" style:column-width="1.5875cm"/>
    </style:style>
    <style:style style:name="co30" style:family="table-column">
      <style:table-column-properties fo:break-before="auto" style:column-width="1.778cm"/>
    </style:style>
    <style:style style:name="ro1" style:family="table-row">
      <style:table-row-properties style:row-height="14.4pt" style:use-optimal-row-height="true" fo:break-before="auto"/>
    </style:style>
    <style:style style:name="ro2" style:family="table-row">
      <style:table-row-properties style:row-height="49.5pt" style:use-optimal-row-height="false" fo:break-before="auto"/>
    </style:style>
    <style:style style:name="ro3" style:family="table-row">
      <style:table-row-properties style:row-height="14.2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6pt" style:use-optimal-row-height="true" fo:break-before="auto"/>
    </style:style>
    <style:style style:name="ro6" style:family="table-row">
      <style:table-row-properties style:row-height="14.25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13.5pt" style:use-optimal-row-height="false" fo:break-before="auto"/>
    </style:style>
    <style:style style:name="ro10" style:family="table-row">
      <style:table-row-properties style:row-height="13.8pt" style:use-optimal-row-height="true" fo:break-before="auto"/>
    </style:style>
    <style:style style:name="ro11" style:family="table-row">
      <style:table-row-properties style:row-height="28.8pt" style:use-optimal-row-height="true" fo:break-before="auto"/>
    </style:style>
    <style:style style:name="ro12" style:family="table-row">
      <style:table-row-properties style:row-height="82.8pt" style:use-optimal-row-height="true" fo:break-before="auto"/>
    </style:style>
    <style:style style:name="ro13" style:family="table-row">
      <style:table-row-properties style:row-height="124.2pt" style:use-optimal-row-height="true" fo:break-before="auto"/>
    </style:style>
    <style:style style:name="ro14" style:family="table-row">
      <style:table-row-properties style:row-height="345pt" style:use-optimal-row-height="true" fo:break-before="auto"/>
    </style:style>
    <style:style style:name="ro15" style:family="table-row">
      <style:table-row-properties style:row-height="150.6pt" style:use-optimal-row-height="true" fo:break-before="auto"/>
    </style:style>
    <style:style style:name="ro16" style:family="table-row">
      <style:table-row-properties style:row-height="204.6pt" style:use-optimal-row-height="true" fo:break-before="auto"/>
    </style:style>
    <style:style style:name="ro17" style:family="table-row">
      <style:table-row-properties style:row-height="286.8pt" style:use-optimal-row-height="true" fo:break-before="auto"/>
    </style:style>
    <style:style style:name="ro18" style:family="table-row">
      <style:table-row-properties style:row-height="121.2pt" style:use-optimal-row-height="true" fo:break-before="auto"/>
    </style:style>
    <style:style style:name="ro19" style:family="table-row">
      <style:table-row-properties style:row-height="409.6pt" style:use-optimal-row-height="true" fo:break-before="auto"/>
    </style:style>
    <style:style style:name="ro20" style:family="table-row">
      <style:table-row-properties style:row-height="224.4pt" style:use-optimal-row-height="true" fo:break-before="auto"/>
    </style:style>
    <style:style style:name="ro21" style:family="table-row">
      <style:table-row-properties style:row-height="285.6pt" style:use-optimal-row-height="true" fo:break-before="auto"/>
    </style:style>
    <style:style style:name="ro22" style:family="table-row">
      <style:table-row-properties style:row-height="299.4pt" style:use-optimal-row-height="true" fo:break-before="auto"/>
    </style:style>
    <style:style style:name="ro23" style:family="table-row">
      <style:table-row-properties style:row-height="147.6pt" style:use-optimal-row-height="true" fo:break-before="auto"/>
    </style:style>
    <style:style style:name="ro24" style:family="table-row">
      <style:table-row-properties style:row-height="202.8pt" style:use-optimal-row-height="true" fo:break-before="auto"/>
    </style:style>
    <style:style style:name="ro25" style:family="table-row">
      <style:table-row-properties style:row-height="285pt" style:use-optimal-row-height="true" fo:break-before="auto"/>
    </style:style>
    <style:style style:name="ro26" style:family="table-row">
      <style:table-row-properties style:row-height="262.2pt" style:use-optimal-row-height="true" fo:break-before="auto"/>
    </style:style>
    <style:style style:name="ro27" style:family="table-row">
      <style:table-row-properties style:row-height="288.6pt" style:use-optimal-row-height="true" fo:break-before="auto"/>
    </style:style>
    <style:style style:name="ro28" style:family="table-row">
      <style:table-row-properties style:row-height="342pt" style:use-optimal-row-height="true" fo:break-before="auto"/>
    </style:style>
    <style:style style:name="ro29" style:family="table-row">
      <style:table-row-properties style:row-height="310.2pt" style:use-optimal-row-height="true" fo:break-before="auto"/>
    </style:style>
    <style:style style:name="ro30" style:family="table-row">
      <style:table-row-properties style:row-height="400.2pt" style:use-optimal-row-height="true" fo:break-before="auto"/>
    </style:style>
    <style:style style:name="ro31" style:family="table-row">
      <style:table-row-properties style:row-height="408.6pt" style:use-optimal-row-height="true" fo:break-before="auto"/>
    </style:style>
    <style:style style:name="ro32" style:family="table-row">
      <style:table-row-properties style:row-height="272.4pt" style:use-optimal-row-height="true" fo:break-before="auto"/>
    </style:style>
    <style:style style:name="ro33" style:family="table-row">
      <style:table-row-properties style:row-height="193.2pt" style:use-optimal-row-height="true" fo:break-before="auto"/>
    </style:style>
    <style:style style:name="ro34" style:family="table-row">
      <style:table-row-properties style:row-height="160.8pt" style:use-optimal-row-height="true" fo:break-before="auto"/>
    </style:style>
    <style:style style:name="ro35" style:family="table-row">
      <style:table-row-properties style:row-height="231pt" style:use-optimal-row-height="true" fo:break-before="auto"/>
    </style:style>
    <style:style style:name="ro36" style:family="table-row">
      <style:table-row-properties style:row-height="162pt" style:use-optimal-row-height="true" fo:break-before="auto"/>
    </style:style>
    <style:style style:name="ro37" style:family="table-row">
      <style:table-row-properties style:row-height="383.4pt" style:use-optimal-row-height="true" fo:break-before="auto"/>
    </style:style>
    <style:style style:name="ro38" style:family="table-row">
      <style:table-row-properties style:row-height="273.6pt" style:use-optimal-row-height="true" fo:break-before="auto"/>
    </style:style>
    <style:style style:name="ro39" style:family="table-row">
      <style:table-row-properties style:row-height="289.8pt" style:use-optimal-row-height="true" fo:break-before="auto"/>
    </style:style>
    <style:style style:name="ro40" style:family="table-row">
      <style:table-row-properties style:row-height="220.8pt" style:use-optimal-row-height="true" fo:break-before="auto"/>
    </style:style>
    <style:style style:name="ro41" style:family="table-row">
      <style:table-row-properties style:row-height="261.6pt" style:use-optimal-row-height="true" fo:break-before="auto"/>
    </style:style>
    <style:style style:name="ro42" style:family="table-row">
      <style:table-row-properties style:row-height="147pt" style:use-optimal-row-height="true" fo:break-before="auto"/>
    </style:style>
    <style:style style:name="ro43" style:family="table-row">
      <style:table-row-properties style:row-height="283.2pt" style:use-optimal-row-height="true" fo:break-before="auto"/>
    </style:style>
    <style:style style:name="ro44" style:family="table-row">
      <style:table-row-properties style:row-height="317.4pt" style:use-optimal-row-height="true" fo:break-before="auto"/>
    </style:style>
    <style:style style:name="ro45" style:family="table-row">
      <style:table-row-properties style:row-height="369pt" style:use-optimal-row-height="true" fo:break-before="auto"/>
    </style:style>
    <style:style style:name="ro46" style:family="table-row">
      <style:table-row-properties style:row-height="216.6pt" style:use-optimal-row-height="true" fo:break-before="auto"/>
    </style:style>
    <style:style style:name="ro47" style:family="table-row">
      <style:table-row-properties style:row-height="270.6pt" style:use-optimal-row-height="true" fo:break-before="auto"/>
    </style:style>
    <style:style style:name="ro48" style:family="table-row">
      <style:table-row-properties style:row-height="234.6pt" style:use-optimal-row-height="true" fo:break-before="auto"/>
    </style:style>
    <style:style style:name="ro49" style:family="table-row">
      <style:table-row-properties style:row-height="146.4pt" style:use-optimal-row-height="true" fo:break-before="auto"/>
    </style:style>
    <style:style style:name="ro50" style:family="table-row">
      <style:table-row-properties style:row-height="202.2pt" style:use-optimal-row-height="true" fo:break-before="auto"/>
    </style:style>
    <style:style style:name="ro51" style:family="table-row">
      <style:table-row-properties style:row-height="284.4pt" style:use-optimal-row-height="true" fo:break-before="auto"/>
    </style:style>
    <style:style style:name="ro52" style:family="table-row">
      <style:table-row-properties style:row-height="303pt" style:use-optimal-row-height="true" fo:break-before="auto"/>
    </style:style>
    <style:style style:name="ro53" style:family="table-row">
      <style:table-row-properties style:row-height="324.6pt" style:use-optimal-row-height="true" fo:break-before="auto"/>
    </style:style>
    <style:style style:name="ro54" style:family="table-row">
      <style:table-row-properties style:row-height="269.4pt" style:use-optimal-row-height="true" fo:break-before="auto"/>
    </style:style>
    <style:style style:name="ro55" style:family="table-row">
      <style:table-row-properties style:row-height="316.8pt" style:use-optimal-row-height="true" fo:break-before="auto"/>
    </style:style>
    <style:style style:name="ro56" style:family="table-row">
      <style:table-row-properties style:row-height="343.8pt" style:use-optimal-row-height="true" fo:break-before="auto"/>
    </style:style>
    <style:style style:name="ro57" style:family="table-row">
      <style:table-row-properties style:row-height="187.2pt" style:use-optimal-row-height="true" fo:break-before="auto"/>
    </style:style>
    <style:style style:name="ro58" style:family="table-row">
      <style:table-row-properties style:row-height="151.8pt" style:use-optimal-row-height="true" fo:break-before="auto"/>
    </style:style>
    <style:style style:name="ro59" style:family="table-row">
      <style:table-row-properties style:row-height="279.6pt" style:use-optimal-row-height="true" fo:break-before="auto"/>
    </style:style>
    <style:style style:name="ro60" style:family="table-row">
      <style:table-row-properties style:row-height="297.6pt" style:use-optimal-row-height="true" fo:break-before="auto"/>
    </style:style>
    <style:style style:name="ro61" style:family="table-row">
      <style:table-row-properties style:row-height="45.75pt" style:use-optimal-row-height="false" fo:break-before="auto"/>
    </style:style>
    <style:style style:name="ro62" style:family="table-row">
      <style:table-row-properties style:row-height="13.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6">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7">
      <style:graphic-properties draw:stroke="solid" svg:stroke-color="#000000" draw:auto-grow-width="false" draw:auto-grow-height="false"/>
    </style:style>
    <style:style style:family="graphic" style:name="a1" style:parent-style-name="Graphics">
      <style:graphic-properties draw:fill="none" fo:clip="rect(0in, 0in, 0in, 0in)" draw:stroke="none" draw:luminance="0%" draw:contrast="0%" draw:image-opacity="100%"/>
    </style:style>
    <style:style style:family="graphic" style:name="a10">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11" style:parent-style-name="Graphics">
      <style:graphic-properties draw:fill="none" fo:clip="rect(0in, 0in, 0in, 0in)" draw:stroke="none" draw:luminance="0%" draw:contrast="0%" draw:image-opacity="100%"/>
    </style:style>
    <style:style style:family="graphic" style:name="a9">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Alta&quot;;&quot;Media&quot;;&quot;Baja&quot;)">
          <table:help-message/>
          <table:error-message table:display="true"/>
        </table:content-validation>
      </table:content-validations>
      <table:table table:name="Hoja_de_Control" table:style-name="ta1">
        <table:table-column table:style-name="co1" table:default-cell-style-name="ce20"/>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0"/>
        <table:table-column table:style-name="co7" table:default-cell-style-name="ce20"/>
        <table:table-column table:style-name="co8" table:default-cell-style-name="ce20"/>
        <table:table-column table:style-name="co8" table:number-columns-repeated="16376" table:default-cell-style-name="ce3"/>
        <table:table-row table:style-name="ro1">
          <table:table-cell table:number-columns-repeated="8" table:style-name="ce2"/>
          <table:table-cell table:number-columns-repeated="16376"/>
        </table:table-row>
        <table:table-row table:style-name="ro2">
          <table:table-cell table:style-name="ce2">
            <draw:frame draw:z-index="1" draw:id="id0" draw:style-name="a0" draw:name="Imagen 1" svg:x="0.2252in" svg:y="0.01654in" svg:width="8.22008in" svg:height="0.5874in" style:rel-width="scale" style:rel-height="scale">
              <draw:image xlink:href="media/image1.png" xlink:type="simple" xlink:show="embed" xlink:actuate="onLoad"/>
              <svg:title/>
              <svg:desc/>
            </draw:frame>
          </table:table-cell>
          <table:table-cell table:number-columns-repeated="7" table:style-name="ce2"/>
          <table:table-cell table:number-columns-repeated="16376"/>
        </table:table-row>
        <table:table-row table:style-name="ro3">
          <table:table-cell table:style-name="ce2"/>
          <table:table-cell office:value-type="string" table:number-columns-spanned="5" table:number-rows-spanned="2" table:style-name="ce21">
            <text:p>Catálogo de requisitos y Matriz de Trazabilidad</text:p>
          </table:table-cell>
          <table:covered-table-cell table:number-columns-repeated="4"/>
          <table:table-cell table:number-columns-repeated="2" table:style-name="ce2"/>
          <table:table-cell table:number-columns-repeated="16376"/>
        </table:table-row>
        <table:table-row table:style-name="ro1">
          <table:table-cell table:style-name="ce2"/>
          <table:covered-table-cell/>
          <table:covered-table-cell table:number-columns-repeated="4"/>
          <table:table-cell table:number-columns-repeated="2" table:style-name="ce2"/>
          <table:table-cell table:number-columns-repeated="16376"/>
        </table:table-row>
        <table:table-row table:style-name="ro1">
          <table:table-cell table:style-name="ce2"/>
          <table:table-cell office:value-type="string" table:number-columns-spanned="5" table:number-rows-spanned="1" table:style-name="ce21">
            <text:p>CONTROL DOCUMENTAL</text:p>
          </table:table-cell>
          <table:covered-table-cell table:number-columns-repeated="4"/>
          <table:table-cell table:number-columns-repeated="2" table:style-name="ce2"/>
          <table:table-cell table:number-columns-repeated="16376"/>
        </table:table-row>
        <table:table-row table:style-name="ro4">
          <table:table-cell table:style-name="ce2"/>
          <table:table-cell office:value-type="string" table:style-name="ce4">
            <text:p>Proyecto:</text:p>
          </table:table-cell>
          <table:table-cell office:value-type="string" table:style-name="ce5">
            <text:p>PIGEA – PLANES DE EMERGENCIAS - Modernización tecnológica y mejora ePSS – SIRENA (agenda, planes emergencia, CMYR...) - Hito 1</text:p>
            <text:p>Entrega parcial: Agenda (refinamiento) y módulo de administración</text:p>
          </table:table-cell>
          <table:table-cell table:number-columns-repeated="2" table:style-name="ce6"/>
          <table:table-cell table:style-name="ce7"/>
          <table:table-cell table:number-columns-repeated="2" table:style-name="ce2"/>
          <table:table-cell table:number-columns-repeated="16376"/>
        </table:table-row>
        <table:table-row table:style-name="ro5">
          <table:table-cell table:style-name="ce2"/>
          <table:table-cell office:value-type="string" table:style-name="ce8">
            <text:p>Versión:</text:p>
          </table:table-cell>
          <table:table-cell office:value-type="string" table:style-name="ce9">
            <text:p>1.0</text:p>
          </table:table-cell>
          <table:table-cell table:number-columns-repeated="2" table:style-name="ce10"/>
          <table:table-cell table:style-name="ce11"/>
          <table:table-cell table:number-columns-repeated="2" table:style-name="ce2"/>
          <table:table-cell table:number-columns-repeated="16376"/>
        </table:table-row>
        <table:table-row table:style-name="ro5">
          <table:table-cell table:style-name="ce2"/>
          <table:table-cell office:value-type="string" table:style-name="ce8">
            <text:p>Entorno</text:p>
          </table:table-cell>
          <table:table-cell office:value-type="string" table:number-columns-spanned="4" table:number-rows-spanned="1" table:style-name="ce22">
            <text:p>[Entorno afectado, a rellenar por el equipo de UAT que se encuentre validando el Plan de Pruebas]</text:p>
          </table:table-cell>
          <table:covered-table-cell table:number-columns-repeated="3"/>
          <table:table-cell table:number-columns-repeated="2" table:style-name="ce2"/>
          <table:table-cell table:number-columns-repeated="16376"/>
        </table:table-row>
        <table:table-row table:style-name="ro5">
          <table:table-cell table:style-name="ce2"/>
          <table:table-cell office:value-type="string" table:style-name="ce8">
            <text:p>Quality Control</text:p>
          </table:table-cell>
          <table:table-cell office:value-type="string" table:style-name="ce9">
            <text:p>Quality Control en curso</text:p>
          </table:table-cell>
          <table:table-cell table:number-columns-repeated="2" table:style-name="ce10"/>
          <table:table-cell table:style-name="ce11"/>
          <table:table-cell table:number-columns-repeated="2" table:style-name="ce2"/>
          <table:table-cell table:number-columns-repeated="16376"/>
        </table:table-row>
        <table:table-row table:style-name="ro5">
          <table:table-cell table:style-name="ce2"/>
          <table:table-cell office:value-type="string" table:style-name="ce8">
            <text:p>Fecha Edición:</text:p>
          </table:table-cell>
          <table:table-cell office:value-type="date" office:date-value="2025-03-07T00:00:00" table:style-name="ce12">
            <text:p>07/03/25</text:p>
          </table:table-cell>
          <table:table-cell table:number-columns-repeated="2" table:style-name="ce10"/>
          <table:table-cell table:style-name="ce11"/>
          <table:table-cell table:number-columns-repeated="2" table:style-name="ce2"/>
          <table:table-cell table:number-columns-repeated="16376"/>
        </table:table-row>
        <table:table-row table:style-name="ro5">
          <table:table-cell table:style-name="ce2"/>
          <table:table-cell office:value-type="string" table:style-name="ce8">
            <text:p>Preparado por:</text:p>
          </table:table-cell>
          <table:table-cell office:value-type="string" table:number-columns-spanned="4" table:number-rows-spanned="1" table:style-name="ce23">
            <text:p>NTT DATA</text:p>
          </table:table-cell>
          <table:covered-table-cell table:number-columns-repeated="3"/>
          <table:table-cell table:number-columns-repeated="2" table:style-name="ce2"/>
          <table:table-cell table:number-columns-repeated="16376"/>
        </table:table-row>
        <table:table-row table:style-name="ro5">
          <table:table-cell table:style-name="ce2"/>
          <table:table-cell office:value-type="string" table:number-columns-spanned="1" table:number-rows-spanned="2" table:style-name="ce24">
            <text:p>Revisado por:</text:p>
          </table:table-cell>
          <table:table-cell office:value-type="string" table:number-columns-spanned="2" table:number-rows-spanned="1" table:style-name="ce25">
            <text:p>Nombre</text:p>
          </table:table-cell>
          <table:covered-table-cell/>
          <table:table-cell office:value-type="string" table:number-columns-spanned="2" table:number-rows-spanned="1" table:style-name="ce25">
            <text:p>Área</text:p>
          </table:table-cell>
          <table:covered-table-cell/>
          <table:table-cell table:number-columns-repeated="2" table:style-name="ce2"/>
          <table:table-cell table:number-columns-repeated="16376"/>
        </table:table-row>
        <table:table-row table:style-name="ro5">
          <table:table-cell table:style-name="ce2"/>
          <table:covered-table-cell/>
          <table:table-cell office:value-type="string" table:number-columns-spanned="2" table:number-rows-spanned="1" table:style-name="ce26">
            <text:p>NTT DATA</text:p>
          </table:table-cell>
          <table:covered-table-cell/>
          <table:table-cell office:value-type="string" table:number-columns-spanned="2" table:number-rows-spanned="1" table:style-name="ce27">
            <text:p>QA</text:p>
          </table:table-cell>
          <table:covered-table-cell/>
          <table:table-cell table:number-columns-repeated="2" table:style-name="ce2"/>
          <table:table-cell table:number-columns-repeated="16376"/>
        </table:table-row>
        <table:table-row table:style-name="ro5">
          <table:table-cell table:style-name="ce2"/>
          <table:table-cell office:value-type="string" table:number-columns-spanned="1" table:number-rows-spanned="2" table:style-name="ce28">
            <text:p>Aprobado por</text:p>
          </table:table-cell>
          <table:table-cell office:value-type="string" table:number-columns-spanned="2" table:number-rows-spanned="1" table:style-name="ce25">
            <text:p>Nombre</text:p>
          </table:table-cell>
          <table:covered-table-cell/>
          <table:table-cell office:value-type="string" table:number-columns-spanned="2" table:number-rows-spanned="1" table:style-name="ce25">
            <text:p>Área</text:p>
          </table:table-cell>
          <table:covered-table-cell/>
          <table:table-cell table:number-columns-repeated="2" table:style-name="ce2"/>
          <table:table-cell table:number-columns-repeated="16376"/>
        </table:table-row>
        <table:table-row table:style-name="ro5">
          <table:table-cell table:style-name="ce2"/>
          <table:covered-table-cell/>
          <table:table-cell office:value-type="string" table:number-columns-spanned="2" table:number-rows-spanned="1" table:style-name="ce26">
            <text:p>NTT DATA</text:p>
          </table:table-cell>
          <table:covered-table-cell/>
          <table:table-cell office:value-type="string" table:number-columns-spanned="2" table:number-rows-spanned="1" table:style-name="ce27">
            <text:p>QA</text:p>
          </table:table-cell>
          <table:covered-table-cell/>
          <table:table-cell table:number-columns-repeated="2" table:style-name="ce2"/>
          <table:table-cell table:number-columns-repeated="16376"/>
        </table:table-row>
        <table:table-row table:style-name="ro4">
          <table:table-cell table:style-name="ce2"/>
          <table:table-cell office:value-type="string" table:number-columns-spanned="5" table:number-rows-spanned="1" table:style-name="ce29">
            <text:p>CONTROL DE VERSIONES</text:p>
          </table:table-cell>
          <table:covered-table-cell table:number-columns-repeated="4"/>
          <table:table-cell table:number-columns-repeated="2" table:style-name="ce2"/>
          <table:table-cell table:number-columns-repeated="16376"/>
        </table:table-row>
        <table:table-row table:style-name="ro4">
          <table:table-cell table:style-name="ce2"/>
          <table:table-cell office:value-type="string" table:style-name="ce13">
            <text:p>Versión</text:p>
          </table:table-cell>
          <table:table-cell office:value-type="string" table:style-name="ce13">
            <text:p>Fecha</text:p>
          </table:table-cell>
          <table:table-cell office:value-type="string" table:style-name="ce13">
            <text:p>Modificado por</text:p>
          </table:table-cell>
          <table:table-cell office:value-type="string" table:number-columns-spanned="2" table:number-rows-spanned="1" table:style-name="ce30">
            <text:p>Descripción</text:p>
          </table:table-cell>
          <table:covered-table-cell/>
          <table:table-cell table:number-columns-repeated="2" table:style-name="ce2"/>
          <table:table-cell table:number-columns-repeated="16376"/>
        </table:table-row>
        <table:table-row table:style-name="ro4">
          <table:table-cell table:style-name="ce2"/>
          <table:table-cell office:value-type="string" table:style-name="ce14">
            <text:p>1.0</text:p>
          </table:table-cell>
          <table:table-cell office:value-type="date" office:date-value="2025-03-07T00:00:00" table:style-name="ce15">
            <text:p>07/03/2025</text:p>
          </table:table-cell>
          <table:table-cell office:value-type="string" table:style-name="ce14">
            <text:p>NTT DATA</text:p>
          </table:table-cell>
          <table:table-cell office:value-type="string" table:number-columns-spanned="2" table:number-rows-spanned="1" table:style-name="ce31">
            <text:p>Versión inicial del documento</text:p>
          </table:table-cell>
          <table:covered-table-cell/>
          <table:table-cell table:number-columns-repeated="2" table:style-name="ce2"/>
          <table:table-cell table:number-columns-repeated="16376"/>
        </table:table-row>
        <table:table-row table:style-name="ro1">
          <table:table-cell table:style-name="ce2"/>
          <table:table-cell table:style-name="ce16"/>
          <table:table-cell table:style-name="ce17"/>
          <table:table-cell table:style-name="ce18"/>
          <table:table-cell table:number-columns-spanned="2" table:number-rows-spanned="1" table:style-name="ce32"/>
          <table:covered-table-cell/>
          <table:table-cell table:number-columns-repeated="2" table:style-name="ce2"/>
          <table:table-cell table:number-columns-repeated="16376"/>
        </table:table-row>
        <table:table-row table:style-name="ro1">
          <table:table-cell table:style-name="ce2"/>
          <table:table-cell table:style-name="ce16"/>
          <table:table-cell table:style-name="ce18"/>
          <table:table-cell table:style-name="ce19"/>
          <table:table-cell table:number-columns-spanned="2" table:number-rows-spanned="1" table:style-name="ce32"/>
          <table:covered-table-cell/>
          <table:table-cell table:number-columns-repeated="2" table:style-name="ce2"/>
          <table:table-cell table:number-columns-repeated="16376"/>
        </table:table-row>
        <table:table-row table:style-name="ro1">
          <table:table-cell table:style-name="ce2"/>
          <table:table-cell table:style-name="ce16"/>
          <table:table-cell table:style-name="ce18"/>
          <table:table-cell table:style-name="ce19"/>
          <table:table-cell table:number-columns-spanned="2" table:number-rows-spanned="1" table:style-name="ce32"/>
          <table:covered-table-cell/>
          <table:table-cell table:number-columns-repeated="2" table:style-name="ce2"/>
          <table:table-cell table:number-columns-repeated="16376"/>
        </table:table-row>
        <table:table-row table:number-rows-repeated="8" table:style-name="ro1">
          <table:table-cell table:number-columns-repeated="8" table:style-name="ce2"/>
          <table:table-cell table:number-columns-repeated="16376"/>
        </table:table-row>
        <table:table-row table:number-rows-repeated="1048547" table:style-name="ro6">
          <table:table-cell table:number-columns-repeated="16384"/>
        </table:table-row>
      </table:table>
      <table:table table:name="Resultados_Pruebas" table:style-name="ta2">
        <table:table-column table:style-name="co9" table:default-cell-style-name="ce3"/>
        <table:table-column table:style-name="co10" table:default-cell-style-name="ce3"/>
        <table:table-column table:style-name="co3" table:default-cell-style-name="ce36"/>
        <table:table-column table:style-name="co11" table:number-columns-repeated="2" table:default-cell-style-name="ce36"/>
        <table:table-column table:style-name="co12" table:default-cell-style-name="ce36"/>
        <table:table-column table:style-name="co4" table:default-cell-style-name="ce36"/>
        <table:table-column table:style-name="co13" table:default-cell-style-name="ce36"/>
        <table:table-column table:style-name="co14" table:default-cell-style-name="ce36"/>
        <table:table-column table:style-name="co15" table:default-cell-style-name="ce36"/>
        <table:table-column table:style-name="co16" table:default-cell-style-name="ce34"/>
        <table:table-column table:style-name="co17" table:default-cell-style-name="ce55"/>
        <table:table-column table:style-name="co18" table:default-cell-style-name="ce36"/>
        <table:table-column table:style-name="co19" table:default-cell-style-name="ce55"/>
        <table:table-column table:style-name="co16" table:default-cell-style-name="ce42"/>
        <table:table-column table:style-name="co20" table:default-cell-style-name="ce36"/>
        <table:table-column table:style-name="co21" table:default-cell-style-name="ce36"/>
        <table:table-column table:style-name="co22" table:default-cell-style-name="ce36"/>
        <table:table-column table:style-name="co23" table:default-cell-style-name="ce36"/>
        <table:table-column table:style-name="co20" table:number-columns-repeated="1004" table:default-cell-style-name="ce36"/>
        <table:table-column table:style-name="co24" table:number-columns-repeated="15361" table:default-cell-style-name="ce3"/>
        <table:table-row table:style-name="ro7">
          <table:table-cell table:number-columns-repeated="2" table:style-name="ce33"/>
          <table:table-cell table:number-columns-repeated="2" table:style-name="ce34"/>
          <table:table-cell table:style-name="ce34">
            <draw:frame draw:z-index="1" draw:id="id1" draw:style-name="a1" draw:name="Imagen 3" svg:x="0.43976in" svg:y="0.16654in" svg:width="9.38031in" svg:height="0.99016in" style:rel-width="scale" style:rel-height="scale">
              <draw:image xlink:href="media/image2.png" xlink:type="simple" xlink:show="embed" xlink:actuate="onLoad"/>
              <svg:title/>
              <svg:desc/>
            </draw:frame>
          </table:table-cell>
          <table:table-cell table:number-columns-repeated="6" table:style-name="ce34"/>
          <table:table-cell table:style-name="ce35"/>
          <table:table-cell table:style-name="ce34"/>
          <table:table-cell table:style-name="ce35"/>
          <table:table-cell table:number-columns-repeated="2" table:style-name="ce34"/>
          <table:table-cell table:number-columns-repeated="1007" table:style-name="ce36"/>
          <table:table-cell table:number-columns-repeated="15361"/>
        </table:table-row>
        <table:table-row table:style-name="ro8">
          <table:table-cell table:number-columns-repeated="4" table:style-name="ce33"/>
          <table:table-cell table:number-columns-repeated="5" table:style-name="ce34"/>
          <table:table-cell table:style-name="ce37"/>
          <table:table-cell table:style-name="ce33"/>
          <table:table-cell table:style-name="ce38"/>
          <table:table-cell table:number-columns-repeated="4" table:style-name="ce33"/>
          <table:table-cell table:number-columns-repeated="1007" table:style-name="ce36"/>
          <table:table-cell table:number-columns-repeated="15361"/>
        </table:table-row>
        <table:table-row table:style-name="ro5">
          <table:table-cell table:number-columns-repeated="4" table:style-name="ce33"/>
          <table:table-cell table:number-columns-repeated="5" table:style-name="ce34"/>
          <table:table-cell table:style-name="ce37"/>
          <table:table-cell table:style-name="ce33"/>
          <table:table-cell table:style-name="ce38"/>
          <table:table-cell table:number-columns-repeated="4" table:style-name="ce33"/>
          <table:table-cell table:number-columns-repeated="1007" table:style-name="ce36"/>
          <table:table-cell table:number-columns-repeated="15361"/>
        </table:table-row>
        <table:table-row table:style-name="ro9">
          <table:table-cell table:number-columns-repeated="4" table:style-name="ce33"/>
          <table:table-cell table:number-columns-repeated="5" table:style-name="ce34"/>
          <table:table-cell table:style-name="ce37"/>
          <table:table-cell table:style-name="ce33"/>
          <table:table-cell table:style-name="ce38"/>
          <table:table-cell table:number-columns-repeated="4" table:style-name="ce33"/>
          <table:table-cell table:number-columns-repeated="1007" table:style-name="ce36"/>
          <table:table-cell table:number-columns-repeated="15361"/>
        </table:table-row>
        <table:table-row table:style-name="ro10">
          <table:table-cell table:number-columns-repeated="4" table:style-name="ce33"/>
          <table:table-cell table:number-columns-repeated="5" table:style-name="ce34"/>
          <table:table-cell table:number-columns-repeated="2" table:style-name="ce33"/>
          <table:table-cell table:style-name="ce38"/>
          <table:table-cell table:number-columns-repeated="4" table:style-name="ce33"/>
          <table:table-cell table:number-columns-repeated="1007" table:style-name="ce36"/>
          <table:table-cell table:number-columns-repeated="15361"/>
        </table:table-row>
        <table:table-row table:style-name="ro9">
          <table:table-cell table:number-columns-repeated="4" table:style-name="ce33"/>
          <table:table-cell table:number-columns-repeated="5" table:style-name="ce34"/>
          <table:table-cell table:number-columns-repeated="2" table:style-name="ce33"/>
          <table:table-cell table:style-name="ce38"/>
          <table:table-cell table:number-columns-repeated="4" table:style-name="ce33"/>
          <table:table-cell table:number-columns-repeated="1007" table:style-name="ce36"/>
          <table:table-cell table:number-columns-repeated="15361"/>
        </table:table-row>
        <table:table-row table:style-name="ro10">
          <table:table-cell table:number-columns-repeated="4" table:style-name="ce33"/>
          <table:table-cell table:number-columns-repeated="5" table:style-name="ce34"/>
          <table:table-cell table:number-columns-repeated="2" table:style-name="ce33"/>
          <table:table-cell table:number-columns-repeated="2" table:style-name="ce39"/>
          <table:table-cell table:number-columns-repeated="3" table:style-name="ce33"/>
          <table:table-cell table:number-columns-repeated="1007" table:style-name="ce36"/>
          <table:table-cell table:number-columns-repeated="15361"/>
        </table:table-row>
        <table:table-row table:style-name="ro10">
          <table:table-cell table:style-name="ce33"/>
          <table:table-cell table:number-columns-repeated="3" table:style-name="ce39"/>
          <table:table-cell table:number-columns-repeated="5" table:style-name="ce34"/>
          <table:table-cell table:number-columns-repeated="2" table:style-name="ce33"/>
          <table:table-cell office:value-type="string" table:style-name="ce40">
            <text:p>NOTA:</text:p>
          </table:table-cell>
          <table:table-cell office:value-type="string" table:style-name="ce39">
            <text:p>Estas columnas serán rellenadas por el equipo de UAT que se encuentre validando el Plan de Pruebas.</text:p>
          </table:table-cell>
          <table:table-cell table:number-columns-repeated="3" table:style-name="ce33"/>
          <table:table-cell table:number-columns-repeated="1007" table:style-name="ce36"/>
          <table:table-cell table:number-columns-repeated="15361"/>
        </table:table-row>
        <table:table-row table:style-name="ro11">
          <table:table-cell table:style-name="ce33"/>
          <table:table-cell office:value-type="string" table:style-name="ce41">
            <office:annotation draw:style-name="a2" svg:x="1.4in" svg:y="1.475in" svg:width="5.225in" svg:height="0.825in">
              <dc:creator>Autoría desconocida</dc:creator>
              <text:p><text:span text:style-name="T2">Indica la descripción de la funcionalidad desde la perspectiva del usuario final.</text:span><text:span text:style-name="T2"/></text:p>
              <text:p><text:span text:style-name="T2">Ejemplo: "Acceso del usuario al sistema: Como usuario registrado, quiero iniciar sesión en la aplicación para acceder a mi perfil"</text:span><text:span text:style-name="T2"/></text:p>
              <text:p/>
            </office:annotation>
            <text:p>HdU / Módulo</text:p>
          </table:table-cell>
          <table:table-cell office:value-type="string" table:style-name="ce41">
            <office:annotation draw:style-name="a3" svg:x="3.25in" svg:y="1.475in" svg:width="5.9in" svg:height="1.06666666666667in">
              <dc:creator>Autoría desconocida</dc:creator>
              <text:p><text:span text:style-name="T2">Detalla las interacciones entre el usuario y el sistema para lograr el objetivo de la historia de usuario. Ejemplo:</text:span><text:span text:style-name="T2"/></text:p>
              <text:p><text:span text:style-name="T2"><text:s/>- "Iniciar sesión - El usuario ingresa su nombre de usuario y contraseña"</text:span><text:span text:style-name="T2"/></text:p>
              <text:p><text:span text:style-name="T2"><text:s/>- "Recuperar contraseña - el usuario solicita recuperar la contraseña por haberla olvidado"</text:span><text:span text:style-name="T2"/></text:p>
              <text:p><text:span text:style-name="T2"><text:s/>- "Recuperar usuario - el usuario solicita recuperar el usuario por haberlo olvidado"</text:span><text:span text:style-name="T2"/></text:p>
              <text:p/>
            </office:annotation>
            <text:p>Caso de Uso / Descripción</text:p>
          </table:table-cell>
          <table:table-cell office:value-type="string" table:style-name="ce41">
            <text:p>Criticidad</text:p>
          </table:table-cell>
          <table:table-cell office:value-type="string" table:style-name="ce41">
            <text:p>Código de Prueba</text:p>
          </table:table-cell>
          <table:table-cell office:value-type="string" table:style-name="ce41">
            <office:annotation draw:style-name="a4" svg:x="7.225in" svg:y="1.475in" svg:width="1.86666666666667in" svg:height="1.31666666666667in">
              <dc:creator>Autoría desconocida</dc:creator>
              <text:p><text:span text:style-name="T2">Proporciona un nombre claro y descriptivo para el caso de prueba que indique la funcionalidad específica que se está verificando.</text:span><text:span text:style-name="T2"/></text:p>
              <text:p><text:span text:style-name="T2">Ejemplo:</text:span><text:span text:style-name="T2"/></text:p>
              <text:p><text:span text:style-name="T2"><text:s/>- "Prueba de inicio de sesión con credenciales válidas."</text:span><text:span text:style-name="T2"/></text:p>
              <text:p><text:span text:style-name="T2"><text:s/>- "Prueba de inicio de sesión con credenciales NO Válidas."</text:span><text:span text:style-name="T2"/></text:p>
              <text:p><text:span text:style-name="T2"><text:s/>- "Prueba de inicio de sesión con credenciales de superusuario."</text:span></text:p>
            </office:annotation>
            <text:p>Nombre del caso de prueba</text:p>
          </table:table-cell>
          <table:table-cell office:value-type="string" table:style-name="ce41">
            <office:annotation draw:style-name="a5" svg:x="23.2666666666667in" svg:y="3.01666666666667in" svg:width="2.625in" svg:height="1.25in">
              <dc:creator>Autoría desconocida</dc:creator>
              <text:p><text:span text:style-name="T2">Condiciones que deben cumplirse previas a la ejecución</text:span><text:span text:style-name="T2"/></text:p>
              <text:p><text:span text:style-name="T2"><text:s/>- Configuración del equipo</text:span><text:span text:style-name="T2"/></text:p>
              <text:p><text:span text:style-name="T2"><text:s/>- Datos de prueba necesarios</text:span><text:span text:style-name="T2"/></text:p>
              <text:p><text:span text:style-name="T2"><text:s/>- Casos de uso que deban ejecutarse antes</text:span></text:p>
            </office:annotation>
            <text:p>Precondiciones</text:p>
          </table:table-cell>
          <table:table-cell office:value-type="string" table:style-name="ce41">
            <office:annotation draw:style-name="a6" svg:x="12.95in" svg:y="1.325in" svg:width="6.24166666666667in" svg:height="0.425in">
              <dc:creator>Autoría desconocida</dc:creator>
              <text:p><text:span text:style-name="T2">Acciones concretas para validar la prueba (incluir URLs)</text:span></text:p>
            </office:annotation>
            <text:p>Pasos</text:p>
          </table:table-cell>
          <table:table-cell office:value-type="string" table:style-name="ce41">
            <office:annotation draw:style-name="a7" svg:x="20.325in" svg:y="3.01666666666667in" svg:width="6.48333333333333in" svg:height="0.95in">
              <dc:creator>Autoría desconocida</dc:creator>
              <text:p><text:span text:style-name="T2">Resultados esperados para cada paso. Correspondencia 1-1 entre Pasos y resultado</text:span></text:p>
            </office:annotation>
            <text:p>Resultado Esperado</text:p>
          </table:table-cell>
          <table:table-cell office:value-type="string" table:style-name="ce41">
            <office:annotation draw:style-name="a8" svg:x="19.5in" svg:y="1.45in" svg:width="0.95in" svg:height="0.641666666666667in">
              <dc:creator>Autoría desconocida</dc:creator>
              <text:p><text:span text:style-name="T2">Datos de prueba utilizados para validar el test</text:span></text:p>
            </office:annotation>
            <text:p>Datos de la prueba</text:p>
          </table:table-cell>
          <table:table-cell table:style-name="ce33"/>
          <table:table-cell office:value-type="string" table:style-name="ce41">
            <office:annotation draw:style-name="a9" svg:x="19.9916666666667in" svg:y="1.475in" svg:width="4.00833333333333in" svg:height="0.541666666666667in">
              <dc:creator>Autoría desconocida</dc:creator>
              <text:p><text:span text:style-name="T3">[OK- KO - Block - N/A]</text:span></text:p>
            </office:annotation>
            <text:p>Resultado</text:p>
          </table:table-cell>
          <table:table-cell office:value-type="string" table:style-name="ce41">
            <text:p>Observaciones</text:p>
          </table:table-cell>
          <table:table-cell office:value-type="string" table:style-name="ce41">
            <office:annotation draw:style-name="a10" svg:x="25.9in" svg:y="1.49166666666667in" svg:width="1.45833333333333in" svg:height="1in">
              <dc:creator>Autoría desconocida</dc:creator>
              <text:p><text:span text:style-name="T2">Insertar la imagen evidencia que ratifique el resultado obtenido.</text:span><text:span text:style-name="T2"/></text:p>
              <text:p><text:span text:style-name="T2"><text:s/>- Colocarse sobre la celda</text:span><text:span text:style-name="T2"/></text:p>
              <text:p><text:span text:style-name="T2"><text:s/>- Ir a Insertar / Imágenes / Colocar en Celda / [Seleccionar Origen]</text:span><text:span text:style-name="T2"/></text:p>
              <text:p/>
            </office:annotation>
            <text:p>Evidencias</text:p>
          </table:table-cell>
          <table:table-cell table:style-name="ce42"/>
          <table:table-cell table:style-name="ce33"/>
          <table:table-cell table:number-columns-repeated="1007" table:style-name="ce36"/>
          <table:table-cell table:number-columns-repeated="15361"/>
        </table:table-row>
        <table:table-row table:style-name="ro1">
          <table:table-cell table:style-name="ce33"/>
          <table:table-cell table:style-name="ce43"/>
          <table:table-cell table:number-columns-repeated="2" table:style-name="ce44"/>
          <table:table-cell table:style-name="ce45"/>
          <table:table-cell table:style-name="ce43"/>
          <table:table-cell table:style-name="ce46"/>
          <table:table-cell table:style-name="ce44"/>
          <table:table-cell table:number-columns-repeated="2" table:style-name="ce46"/>
          <table:table-cell table:style-name="ce47"/>
          <table:table-cell table:style-name="ce45"/>
          <table:table-cell table:number-columns-repeated="2" table:style-name="ce46"/>
          <table:table-cell table:style-name="ce48"/>
          <table:table-cell table:style-name="ce33"/>
          <table:table-cell table:number-columns-repeated="1007" table:style-name="ce36"/>
          <table:table-cell table:number-columns-repeated="15361"/>
        </table:table-row>
        <table:table-row table:style-name="ro12">
          <table:table-cell table:style-name="ce33"/>
          <table:table-cell office:value-type="string" table:number-columns-spanned="1" table:number-rows-spanned="2" table:style-name="ce56">
            <text:p>LOGIN</text:p>
          </table:table-cell>
          <table:table-cell office:value-type="string" table:style-name="ce49">
            <text:p>Verificar el acceso al módulo con éxito mediante un usuario válido.</text:p>
          </table:table-cell>
          <table:table-cell office:value-type="string" table:content-validation-name="val1" table:style-name="ce50">
            <text:p>Alta</text:p>
          </table:table-cell>
          <table:table-cell office:value-type="string" table:style-name="ce50">
            <text:p>CP001</text:p>
          </table:table-cell>
          <table:table-cell office:value-type="string" table:style-name="ce49">
            <text:p>LOGIN CON USUARIO VÁLIDO</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brir la aplicación SIRENA y acceder a la pantalla de login.</text:p>
            <text:p>2.- Ingresar el nombre de usuario y contraseña en el campo correspondiente, por ejemplo el usuario "demo".</text:p>
            <text:p>3.- Pulsar el botón "Ingresar".</text:p>
          </table:table-cell>
          <table:table-cell office:value-type="string" table:style-name="ce49">
            <text:p>1.- Se accede correctamente a la pantalla login del sistema SIRENA.</text:p>
            <text:p>2.- Se accede correctamente a la pestaña principal del sistema SIRENA.</text:p>
            <text:p>3.- Se adjuntan capturas de pantalla “CP001-1.jpg” y “CP001-2.jpg” como evidencias de la prueba.</text:p>
          </table:table-cell>
          <table:table-cell office:value-type="string" table:style-name="ce49">
            <text:p>- Usuario: demo</text:p>
            <text:p>- Contraseña: la del usuario “demo” o el correspondiente en cada entorno.</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style-name="ce36"/>
          <table:table-cell table:number-columns-repeated="2" table:style-name="ce52"/>
          <table:table-cell table:number-columns-repeated="16365"/>
        </table:table-row>
        <table:table-row table:style-name="ro13">
          <table:table-cell table:style-name="ce33"/>
          <table:covered-table-cell/>
          <table:table-cell office:value-type="string" table:style-name="ce49">
            <text:p>Verificar el cierre de sesión de un usuario válido logado.</text:p>
          </table:table-cell>
          <table:table-cell office:value-type="string" table:content-validation-name="val1" table:style-name="ce50">
            <text:p>Media</text:p>
          </table:table-cell>
          <table:table-cell office:value-type="string" table:style-name="ce50">
            <text:p>CP002</text:p>
          </table:table-cell>
          <table:table-cell office:value-type="string" table:style-name="ce49">
            <text:p>CIERRE DE SESIÓN</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brir la aplicación SIRENA y acceder a la pantalla de login.</text:p>
            <text:p>2.- Ingresar el nombre de usuario y contraseña en el campo correspondiente, por ejemplo el usuario "demo".</text:p>
            <text:p>3.- Pulsar el botón "Ingresar".</text:p>
            <text:p>4.- Al acceder, se encuentra el botón "Salir" en la esquina superior derecha, se pulsa dicho botón para cerrar sesión o salir de la aplicación.</text:p>
          </table:table-cell>
          <table:table-cell office:value-type="string" table:style-name="ce49">
            <text:p>1.- Se accede correctamente a la pantalla login del sistema SIRENA.</text:p>
            <text:p>2.- Se accede correctamente a la pestaña principal del sistema SIRENA.</text:p>
            <text:p>3.- Se verifica que se encuentra habilitado el botón "Salir" ubicado en la esquina superior derecha, y al pulsarlo muestra nuevamente la pantalla de login del sistema.</text:p>
            <text:p>4.- Se adjunta captura de pantalla “CP002.jpg” como evidencia de la prueba.</text:p>
          </table:table-cell>
          <table:table-cell office:value-type="string" table:style-name="ce49">
            <text:p>- Usuario: demo</text:p>
            <text:p>- Contraseña: la del usuario “demo” o el correspondiente en cada entorno.</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007" table:style-name="ce36"/>
          <table:table-cell table:number-columns-repeated="15361"/>
        </table:table-row>
        <table:table-row table:style-name="ro1">
          <table:table-cell table:style-name="ce33"/>
          <table:table-cell table:style-name="ce43"/>
          <table:table-cell table:number-columns-repeated="2" table:style-name="ce44"/>
          <table:table-cell table:style-name="ce45"/>
          <table:table-cell table:style-name="ce43"/>
          <table:table-cell table:style-name="ce46"/>
          <table:table-cell table:style-name="ce44"/>
          <table:table-cell table:number-columns-repeated="2" table:style-name="ce46"/>
          <table:table-cell table:style-name="ce47"/>
          <table:table-cell table:style-name="ce45"/>
          <table:table-cell table:number-columns-repeated="2" table:style-name="ce46"/>
          <table:table-cell table:style-name="ce48"/>
          <table:table-cell table:style-name="ce34"/>
          <table:table-cell table:number-columns-repeated="1007" table:style-name="ce36"/>
          <table:table-cell table:number-columns-repeated="15361"/>
        </table:table-row>
        <table:table-row table:style-name="ro14">
          <table:table-cell table:style-name="ce33"/>
          <table:table-cell office:value-type="string" table:number-columns-spanned="1" table:number-rows-spanned="8" table:style-name="ce57">
            <text:p>AGENDA – AGENDA</text:p>
          </table:table-cell>
          <table:table-cell office:value-type="string" table:style-name="ce49">
            <text:p>Realizar una búsqueda de actores en función de los filtros que el usuario ha introducido.</text:p>
          </table:table-cell>
          <table:table-cell office:value-type="string" table:content-validation-name="val1" table:style-name="ce50">
            <text:p>Alta</text:p>
          </table:table-cell>
          <table:table-cell office:value-type="string" table:style-name="ce50">
            <text:p>CP003</text:p>
          </table:table-cell>
          <table:table-cell office:value-type="string" table:style-name="ce49">
            <text:p>BÚSQUEDA EN AGENDA</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3.- Se precarga por defecto el submenú “Búsqueda en Agenda”.</text:p>
            <text:p>4.- Rellenar los campos de búsqueda que se deseen. Por ejemplo, pueden usarse los valores propuestos en la columna “Datos de la prueba”.</text:p>
            <text:p>5.- Para aplicar los filtros, pulsar el botón "Buscar".</text:p>
          </table:table-cell>
          <table:table-cell office:value-type="string" table:style-name="ce49">
            <text:p>1.- Se accede correctamente al aplicativo de acuerdo a lo descrito en CP001.</text:p>
            <text:p>2.- Se accede correctamente al menú “Agenda” y al submenú “Búsqueda en Agenda”.</text:p>
            <text:p>3.- Se valida que se encuentran disponibles los filtros de búsqueda: Tipo de Actor, Tipo Clasificación, Subtipo Clasificación, Ámbito, Nombre, Teléfono, Email, Notas, Cargo, Detalle del Cargo, Fuera de Andalucía, Provisional, Comunidad, Provincia, Municipio y Centro Integrado.</text:p>
            <text:p>4.- Se valida que al seleccionar el botón "Buscar" se muestra en la sección "Resultados de la búsqueda" la información correspondiente según los filtros aplicados.</text:p>
            <text:p>5.- Al seleccionar el botón "Buscar" sin haber colocado datos en los filtros, muestra todo el listado de actores registrados.</text:p>
            <text:p>6.- En "Resultados de la búsqueda" muestra los encabezados: Tipo de actor, Tipo Clasificación, Nombre, Cargo(Detalle)/Organismos, Datos contacto, Provincia, Municipio, Dirección y Acciones. Cada encabezado contendrá la información correspondiente. Cuando se realiza una búsqueda, el sistema no distingue entre mayúsculas, minúsculas o tildes en los filtros, y muestra los resultados independientemente de estos detalles. Es posible que algunos campos no tengan datos y, por lo tanto, queden vacíos.</text:p>
            <text:p>7.- Se adjunta captura de pantalla “CP003.jpg” como evidencia de la prueba.</text:p>
          </table:table-cell>
          <table:table-cell office:value-type="string" table:style-name="ce49">
            <text:p>- Usuario: demo</text:p>
            <text:p>- Contraseña: la del usuario “demo” o el correspondiente en cada entorno.</text:p>
            <text:p>- Menú: Agenda</text:p>
            <text:p>- Submenú: Búsqueda en Agenda</text:p>
            <text:p>- Nombre: María</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007" table:style-name="ce36"/>
          <table:table-cell table:number-columns-repeated="15361"/>
        </table:table-row>
        <table:table-row table:style-name="ro15">
          <table:table-cell table:style-name="ce33"/>
          <table:covered-table-cell/>
          <table:table-cell office:value-type="string" table:style-name="ce49">
            <text:p>Eliminar los valores que se han introducido en los distintos filtros de búsqueda de actores.</text:p>
          </table:table-cell>
          <table:table-cell office:value-type="string" table:content-validation-name="val1" table:style-name="ce50">
            <text:p>Baja</text:p>
          </table:table-cell>
          <table:table-cell office:value-type="string" table:style-name="ce50">
            <text:p>CP004</text:p>
          </table:table-cell>
          <table:table-cell office:value-type="string" table:style-name="ce49">
            <text:p>LIMPIAR BÚSQUEDA EN AGENDA</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text:span text:style-name="T4">1.- Acceder al aplicativo de acuerdo a lo descrito en CP001.</text:span><text:span text:style-name="T4"/></text:p>
            <text:p><text:span text:style-name="T4">2.- Pulsar sobre el menú “Agenda”.</text:span><text:span text:style-name="T4"/></text:p>
            <text:p><text:span text:style-name="T4">3.- Se precarga por defecto el submenú “Búsqueda en Agenda”.</text:span><text:span text:style-name="T4"/></text:p>
            <text:p><text:span text:style-name="T4">4.- Rellenar los campos de búsqueda que se deseen. Por ejemplo, pueden usarse los valores propuestos en la columna “Datos de la prueba”.</text:span><text:span text:style-name="T4"/></text:p>
            <text:p>5.- Para limpiar los filtros, pulsar el botón "Limpiar".</text:p>
          </table:table-cell>
          <table:table-cell office:value-type="string" table:style-name="ce49">
            <text:p>1.- Se accede correctamente al aplicativo de acuerdo a lo descrito en CP001.</text:p>
            <text:p><text:span text:style-name="T4">2.- Se accede correctamente al menú “Agenda” y al submenú “Búsqueda en Agenda”.</text:span><text:span text:style-name="T4"/></text:p>
            <text:p><text:span text:style-name="T4">3.- S</text:span>e valida que al seleccionar el botón "Limpiar" se borran todos los campos con información en los filtros de búsqueda.</text:p>
            <text:p>4.- Se valida que al seleccionar el botón “Limpiar” se limpian los resultados de búsquedas previas en el apartado “Resultados de la búsqueda”.</text:p>
            <text:p>5.- Se adjunta captura de pantalla “CP004.jpg” como evidencia de la prueba.</text:p>
          </table:table-cell>
          <table:table-cell office:value-type="string" table:style-name="ce49">
            <text:p>- Usuario: demo</text:p>
            <text:p>- Contraseña: La del usuario “demo” o el correspondiente en cada entorno.</text:p>
            <text:p>- Menú: Agenda</text:p>
            <text:p>- Submenú: Búsqueda en Agenda</text:p>
            <text:p>- Nombre: prueba</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007" table:style-name="ce36"/>
          <table:table-cell table:number-columns-repeated="15361"/>
        </table:table-row>
        <table:table-row table:style-name="ro16">
          <table:table-cell table:style-name="ce33"/>
          <table:covered-table-cell/>
          <table:table-cell office:value-type="string" table:style-name="ce49">
            <text:p>Ordenar las columnas de los resultados de búsqueda según orden alfabético.</text:p>
          </table:table-cell>
          <table:table-cell office:value-type="string" table:content-validation-name="val1" table:style-name="ce50">
            <text:p>Baja</text:p>
          </table:table-cell>
          <table:table-cell office:value-type="string" table:style-name="ce50">
            <text:p>CP005</text:p>
          </table:table-cell>
          <table:table-cell office:value-type="string" table:style-name="ce49">
            <text:p>ORDENAR COLUMNAS EN AGENDA</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3.- Se precarga por defecto el submenú “Búsqueda en Agenda”.</text:p>
            <text:p><text:span text:style-name="T4">4.- Rellenar los campos de búsqueda que se deseen. Por ejemplo, pueden usarse los valores propuestos en la columna “Datos de la prueba”.</text:span><text:span text:style-name="T4"/></text:p>
            <text:p><text:span text:style-name="T4">5.- Para aplicar los filtros, pulsar el botón "Buscar".</text:span><text:span text:style-name="T4"/></text:p>
            <text:p>6.- Seleccionar un encabezado en la tabla de "Resultados de búsqueda" (por ejemplo, "Provincia"), y hacer click en la flecha ascendente. Repetir el proceso según sea necesario hasta obtener el orden deseado.</text:p>
          </table:table-cell>
          <table:table-cell office:value-type="string" table:style-name="ce49">
            <text:p>1.- Se accede correctamente al aplicativo de acuerdo a lo descrito en CP001.</text:p>
            <text:p>2.- Se accede correctamente al menú “Agenda” y al submenú “Búsqueda en Agenda”.</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4.- Se valida que, al hacer click en la flecha ascendente de un encabezado de la tabla de “Resultados de búsqueda”, se reorganizarán los datos según la columna seleccionada, aplicando el orden ascendente. Si el usuario repite la acción, el orden cambiará según corresponda.</text:p>
            <text:p>5.- Se adjuntan capturas de pantalla “CP005-1.jpg” y “CP005-2.jpg” como evidencias de la prueba.</text:p>
          </table:table-cell>
          <table:table-cell office:value-type="string" table:style-name="ce49">
            <text:p>- Usuario: demo</text:p>
            <text:p>- Contraseña: La del usuario “demo” o el correspondiente en cada entorno.</text:p>
            <text:p>- Menú: Agenda</text:p>
            <text:p>- Submenú: Búsqueda en Agenda</text:p>
            <text:p>- Nombre: prueba</text:p>
            <text:p>- Columna: Provincia</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007" table:style-name="ce36"/>
          <table:table-cell table:number-columns-repeated="15361"/>
        </table:table-row>
        <table:table-row table:style-name="ro17">
          <table:table-cell table:style-name="ce33"/>
          <table:covered-table-cell/>
          <table:table-cell office:value-type="string" table:style-name="ce49">
            <text:p>Asignar la cantidad de ítems por página y visualizar la página deseada.</text:p>
          </table:table-cell>
          <table:table-cell office:value-type="string" table:content-validation-name="val1" table:style-name="ce50">
            <text:p>Baja</text:p>
          </table:table-cell>
          <table:table-cell office:value-type="string" table:style-name="ce50">
            <text:p>CP006</text:p>
          </table:table-cell>
          <table:table-cell office:value-type="string" table:style-name="ce49">
            <text:p>PAGINACIÓN EN AGENDA</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3.- Se precarga por defecto el submenú “Búsqueda en Agenda”.</text:p>
            <text:p><text:span text:style-name="T4">4.- Rellenar los campos de búsqueda que se deseen. Por ejemplo, pueden usarse los valores propuestos en la columna “Datos de la prueba”.</text:span><text:span text:style-name="T4"/></text:p>
            <text:p><text:span text:style-name="T4">5.- Para aplicar los filtros, pulsar el botón "Buscar".</text:span><text:span text:style-name="T4"/></text:p>
            <text:p>6.- Para paginar, diríjase a la parte inferior donde se encuentra la opción para seleccionar el número de ítems por página. Se desplegará un menú con las opciones 10, 20 y 30.</text:p>
          </table:table-cell>
          <table:table-cell office:value-type="string" table:style-name="ce49">
            <text:p>1.- Se accede correctamente al aplicativo de acuerdo a lo descrito en CP001.</text:p>
            <text:p>2.- Se accede correctamente al menú “Agenda” y al submenú “Búsqueda en Agenda”.</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en la parte inferior de la tabla de resultados, se encuentra la opción para seleccionar el número de ítems por página</text:span>, la cual despliega un menú con opciones de paginación de 10, 20 y 30 ítems.</text:p>
            <text:p>5.- Al seleccionar una opción, la tabla actualiza la cantidad de ítems mostrados por página.</text:p>
            <text:p>6.- Se visualiza un indicador en la parte inferior de la tabla con el formato "1-10 of X", "1-20 of X" o "1-30 of X", donde X representa el total de ítems encontrados según los criterios de búsqueda del usuario. Esto muestra de manera ágil la cantidad de ítems encontrados en la búsqueda.</text:p>
            <text:p>6.- Se adjuntan capturas de pantalla “CP006-1.jpg” y “CP006-2.jpg” como evidencias de la prueba.</text:p>
          </table:table-cell>
          <table:table-cell office:value-type="string" table:style-name="ce49">
            <text:p>- Usuario: demo</text:p>
            <text:p>- Contraseña: La del usuario “demo” o el correspondiente en cada entorno.</text:p>
            <text:p>- Menú: Agenda</text:p>
            <text:p>- Submenú: Búsqueda en Agenda</text:p>
            <text:p>- Nombre: prueba</text:p>
            <text:p>- Items por página: 10</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18">
          <table:table-cell table:style-name="ce33"/>
          <table:covered-table-cell/>
          <table:table-cell office:value-type="string" table:style-name="ce49">
            <text:p>Visualizar el botón de creación de un nuevo actor a través del listado de resultados de la búsqueda en agenda.</text:p>
          </table:table-cell>
          <table:table-cell office:value-type="string" table:content-validation-name="val1" table:style-name="ce50">
            <text:p>Baja</text:p>
          </table:table-cell>
          <table:table-cell office:value-type="string" table:style-name="ce50">
            <text:p>CP007</text:p>
          </table:table-cell>
          <table:table-cell office:value-type="string" table:style-name="ce49">
            <text:p>VISUALIZAR CREACIÓN DE ACTOR</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53">
            <text:p><text:span text:style-name="T4">1.- Acceder al aplicativo de acuerdo a lo descrito en CP001.</text:span><text:span text:style-name="T4"/></text:p>
            <text:p><text:span text:style-name="T4">2.- Pulsar sobre el menú “Agenda”.</text:span><text:span text:style-name="T4"/></text:p>
            <text:p><text:span text:style-name="T4">3.- Se precarga por defecto el submenú “Búsqueda en Agenda”.</text:span><text:span text:style-name="T4"/></text:p>
            <text:p><text:span text:style-name="T4">4.- Visualizar el botón "Nuevo" (icono “+”) ubicado a la derecha</text:span>. Actualmente solo se encuentra la interfaz del botón para crear un actor, la funcionalidad no irá desarrollada en este hito.</text:p>
          </table:table-cell>
          <table:table-cell office:value-type="string" table:style-name="ce53">
            <text:p>1.- Se accede correctamente al aplicativo de acuerdo a lo descrito en CP001.</text:p>
            <text:p><text:span text:style-name="T4">2.- Se accede correctamente al menú “Agenda” y al submenú “Búsqueda en Agenda”.</text:span><text:span text:style-name="T4"/></text:p>
            <text:p><text:span text:style-name="T4">3.- Se visualiza el botón "Nuevo" (icono “+”) ubicado a la derecha. Actualmente solo se encuentra la interfaz del botón para crear un actor, la funcionalidad no irá desarrollada en este hito</text:span><text:span text:style-name="T4"/></text:p>
            <text:p>4.- Se adjunta captura de pantalla “CP007.jpg” como evidencia de la prueba.</text:p>
          </table:table-cell>
          <table:table-cell office:value-type="string" table:style-name="ce53">
            <text:p><text:span text:style-name="T4">- Usuario: demo</text:span><text:span text:style-name="T4"/></text:p>
            <text:p><text:span text:style-name="T4">- Contraseña: La del usuario “demo” o el correspondiente en cada entorno.</text:span><text:span text:style-name="T4"/></text:p>
            <text:p><text:span text:style-name="T4">- Menú: Agenda</text:span><text:span text:style-name="T4"/></text:p>
            <text:p><text:span text:style-name="T4">- Submenú: Búsqueda en Agenda</text:span></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19">
          <table:table-cell table:style-name="ce33"/>
          <table:covered-table-cell/>
          <table:table-cell office:value-type="string" table:style-name="ce49">
            <text:p>Visualizar la información de un actor a través del listado de resultados de la búsqueda en agenda.</text:p>
          </table:table-cell>
          <table:table-cell office:value-type="string" table:content-validation-name="val1" table:style-name="ce50">
            <text:p>Media</text:p>
          </table:table-cell>
          <table:table-cell office:value-type="string" table:style-name="ce50">
            <text:p>CP008</text:p>
          </table:table-cell>
          <table:table-cell office:value-type="string" table:style-name="ce49">
            <text:p>CONSULTAR ACTOR</text:p>
          </table:table-cell>
          <table:table-cell office:value-type="string" table:style-name="ce49">
            <text:p>- Tener levantada la aplicación SIRENA.</text:p>
            <text:p>- Disponer de un usuario válido en la aplicación con permisos para acceder a sus funcionalidades.</text:p>
            <text:p>- Disponer de un actor creado previamente según lo indicado en el CP007.</text:p>
          </table:table-cell>
          <table:table-cell office:value-type="string" table:style-name="ce49">
            <text:p>1.- Acceder al aplicativo de acuerdo a lo descrito en CP001.</text:p>
            <text:p>2.- Pulsar sobre el menú “Agenda”.</text:p>
            <text:p>3.- Se precarga por defecto el submenú “Búsqueda en Agenda”.</text:p>
            <text:p><text:span text:style-name="T4">4.- Rellenar los campos de búsqueda que se deseen. Por ejemplo, pueden usarse los valores propuestos en la columna “Datos de la prueba”.</text:span><text:s/>Puede usarse también el actor creado previamente en el CP007.</text:p>
            <text:p>5.- Para aplicar los filtros, pulsar el botón "Buscar".</text:p>
            <text:p>6.- Dirigirse a la sección "Resultados de búsqueda" y ubicar el actor deseado.</text:p>
            <text:p>7.- Pulsar en el botón "Consultar" (icono de 3 rayas) ubicado en el campo "Acciones" del actor deseado.</text:p>
            <text:p>8.- Se abrirá la pantalla "Consulta de actor", en la que se brinda información sobre el mismo dividida en secciones (Datos principales, Localización, Medios de contacto, Personas de contacto y Secciones).</text:p>
            <text:p>9.- Al finalizar, pulsar el botón "Volver atrás".</text:p>
          </table:table-cell>
          <table:table-cell office:value-type="string" table:style-name="ce49">
            <text:p>1.- Se accede correctamente al aplicativo de acuerdo a lo descrito en CP001.</text:p>
            <text:p><text:span text:style-name="T4">2.- Se accede correctamente al menú “Agenda” y al submenú “Búsqueda en Agenda”.</text:span><text:span text:style-name="T4"/></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4.- Se verifica que en la columna "Acciones" se muestran 3 botones: Consultar (icono de 3 rayas), Editar (icono de lápiz) y Eliminar (icono de papelera).</text:p>
            <text:p>5.- Se valida que, al seleccionar el botón "Consultar" del actor deseado, muestra la ventana con la información requerida dividida en secciones:</text:p>
            <text:p>* Datos principales: Tipo Actor, Tipo Clasificación, Subtipo Clasificación, Ámbito, Nombre, Notas, Provisional, Usuario y Fecha actualización.</text:p>
            <text:p><text:span text:style-name="T4">* Localización: Dirección, Portal, Tipo Vía, Código postal,<text:s/></text:span>Comunidad Autónoma, Provincia, Municipio y Coordenadas X/Y.</text:p>
            <text:p>* Medios de contacto: Centralita, Teléfono 1, Teléfono 2, Teléfono 3, Fax, Efax, Email, Email 2, URL, Contacto por defecto y Centro Gestor SMS.</text:p>
            <text:p>* Personas de contacto: Nombre, Sección, Cargo y Datos Contacto.</text:p>
            <text:p>* Secciones: Nombre y Datos contacto.</text:p>
            <text:p>6.- Las secciones con la información pueden replegarse y desplegarse para visualizarse de la forma deseada.</text:p>
            <text:p>7.- Al pulsar el botón "Volver atrás", el sistema redirige correctamente al submenú “Búsqueda en Agenda”.</text:p>
            <text:p>8.- Se adjuntan capturas de pantalla “CP008-1.jpg” y “CP008-2.jpg” como evidencias de la prueba.</text:p>
          </table:table-cell>
          <table:table-cell office:value-type="string" table:style-name="ce53">
            <text:p>- Usuario: demo</text:p>
            <text:p>- Contraseña: La del usuario “demo” o el correspondiente en cada entorno.</text:p>
            <text:p>- Menú: Agenda</text:p>
            <text:p>- Submenú: Búsqueda en Agenda</text:p>
            <text:p>- Nombre: SERVICIO LOCAL PROTECCIÓN CIVIL MARIA</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20">
          <table:table-cell table:style-name="ce33"/>
          <table:covered-table-cell/>
          <table:table-cell office:value-type="string" table:style-name="ce49">
            <text:p>Visualizar el botón de edición de un actor a través del listado de resultados de la búsqueda en agenda.</text:p>
          </table:table-cell>
          <table:table-cell office:value-type="string" table:content-validation-name="val1" table:style-name="ce50">
            <text:p>Baja</text:p>
          </table:table-cell>
          <table:table-cell office:value-type="string" table:style-name="ce50">
            <text:p>CP009</text:p>
          </table:table-cell>
          <table:table-cell office:value-type="string" table:style-name="ce49">
            <text:p>VISUALIZAR EDICIÓN DE ACTOR</text:p>
          </table:table-cell>
          <table:table-cell office:value-type="string" table:style-name="ce49">
            <text:p>- Tener levantada la aplicación SIRENA.</text:p>
            <text:p>- Disponer de un usuario válido en la aplicación con permisos para acceder a sus funcionalidades.</text:p>
            <text:p>- Disponer de un actor creado previamente según lo indicado en el CP007.</text:p>
          </table:table-cell>
          <table:table-cell office:value-type="string" table:style-name="ce53">
            <text:p><text:span text:style-name="T4">1.- Acceder al aplicativo de acuerdo a lo descrito en CP001.</text:span><text:span text:style-name="T4"/></text:p>
            <text:p><text:span text:style-name="T4">2.- Pulsar sobre el menú “Agenda”.</text:span><text:span text:style-name="T4"/></text:p>
            <text:p><text:span text:style-name="T4">3.- Se precarga por defecto el submenú “Búsqueda en Agenda”.</text:span><text:span text:style-name="T4"/></text:p>
            <text:p><text:span text:style-name="T4">4.- Rellenar los campos de búsqueda que se deseen. Por ejemplo, pueden usarse los valores propuestos en la columna “Datos de la prueba”. Puede usarse también el actor creado previamente en el CP007.</text:span><text:span text:style-name="T4"/></text:p>
            <text:p><text:span text:style-name="T4">5.- Para aplicar los filtros, pulsar el botón "Buscar".</text:span><text:span text:style-name="T4"/></text:p>
            <text:p><text:span text:style-name="T4">6.- Dirigirse a la sección "Resultados de búsqueda" y ubicar el actor deseado.</text:span><text:span text:style-name="T4"/></text:p>
            <text:p><text:span text:style-name="T4">7.- Visualizar el botón "Editar" (icono de lápiz) ubicado en el campo "Acciones" del actor deseado</text:span>. Actualmente solo se encuentra la interfaz del botón para editar un actor, la funcionalidad no irá desarrollada en este hito.</text:p>
          </table:table-cell>
          <table:table-cell office:value-type="string" table:style-name="ce53">
            <text:p><text:span text:style-name="T4">1.- Se accede correctamente al aplicativo de acuerdo a lo descrito en CP001.</text:span><text:span text:style-name="T4"/></text:p>
            <text:p><text:span text:style-name="T4">2.- Se accede correctamente al menú “Agenda” y al submenú “Búsqueda en Agenda”.</text:span><text:span text:style-name="T4"/></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en la columna "Acciones" se muestran 3 botones: Consultar (icono de 3 rayas), Editar (icono de lápiz) y Eliminar (icono de papelera).</text:span><text:span text:style-name="T4"/></text:p>
            <text:p><text:span text:style-name="T4">5.- Se visualiza el botón "Editar" (icono de lápiz) ubicado en el campo "Acciones" del actor deseado. Actualmente solo se encuentra la interfaz del botón para editar un actor, la funcionalidad no irá desarrollada en este hito.</text:span><text:span text:style-name="T4"/></text:p>
            <text:p><text:span text:style-name="T4">6.- Se adjunta captura de pantalla “CP009.jpg” como evidencia de la prueba.</text:span></text:p>
          </table:table-cell>
          <table:table-cell office:value-type="string" table:style-name="ce53">
            <text:p><text:span text:style-name="T4">- Usuario: demo</text:span><text:span text:style-name="T4"/></text:p>
            <text:p><text:span text:style-name="T4">- Contraseña: La del usuario “demo” o el correspondiente en cada entorno.</text:span><text:span text:style-name="T4"/></text:p>
            <text:p><text:span text:style-name="T4">- Menú: Agenda</text:span><text:span text:style-name="T4"/></text:p>
            <text:p><text:span text:style-name="T4">- Submenú: Búsqueda en Agenda</text:span><text:span text:style-name="T4"/></text:p>
            <text:p><text:span text:style-name="T4">- Nombre: Prueba 25-06-2014</text:span></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21">
          <table:table-cell table:style-name="ce33"/>
          <table:covered-table-cell/>
          <table:table-cell office:value-type="string" table:style-name="ce49">
            <text:p>Eliminar un actor y su información asociada a través del listado de resultados de la búsqueda en agenda.</text:p>
          </table:table-cell>
          <table:table-cell office:value-type="string" table:content-validation-name="val1" table:style-name="ce50">
            <text:p>Media</text:p>
          </table:table-cell>
          <table:table-cell office:value-type="string" table:style-name="ce50">
            <text:p>CP010</text:p>
          </table:table-cell>
          <table:table-cell office:value-type="string" table:style-name="ce53">
            <text:p>ELIMINAR ACTOR</text:p>
          </table:table-cell>
          <table:table-cell office:value-type="string" table:style-name="ce49">
            <text:p>- Tener levantada la aplicación SIRENA.</text:p>
            <text:p>- Disponer de un usuario válido en la aplicación con permisos para acceder a sus funcionalidades.</text:p>
            <text:p>- Disponer de un actor creado previamente según lo indicado en el CP007.</text:p>
          </table:table-cell>
          <table:table-cell office:value-type="string" table:style-name="ce53">
            <text:p>1.- Acceder al aplicativo de acuerdo a lo descrito en CP001.</text:p>
            <text:p>2.- Pulsar sobre el menú “Agenda”.</text:p>
            <text:p>3.- Se precarga por defecto el submenú “Búsqueda en Agenda”.</text:p>
            <text:p><text:span text:style-name="T4">4.- Rellenar los campos de búsqueda que se deseen. Por ejemplo, pueden usarse los valores propuestos en la columna “Datos de la prueba”. Puede usarse también el actor creado previamente en el CP007.</text:span><text:span text:style-name="T4"/></text:p>
            <text:p>5.- Para aplicar los filtros, pulsar el botón "Buscar".</text:p>
            <text:p>6.- Dirigirse a la sección "Resultados de búsqueda" y ubicar el actor deseado.</text:p>
            <text:p>7.- Pulsar en el botón "Eliminar" (icono de papelera) ubicado en el campo "Acciones" del actor deseado.</text:p>
            <text:p>8.- Pulsar en el botón "Continuar" ubicado dentro del popup que muestra el mensaje "¿Está seguro de eliminar este registro?" para confirmar nuestra elección.</text:p>
          </table:table-cell>
          <table:table-cell office:value-type="string" table:style-name="ce49">
            <text:p>1.- Se accede correctamente al aplicativo de acuerdo a lo descrito en CP001.</text:p>
            <text:p>2.- Se accede correctamente al menú “Agenda” y al submenú “Búsqueda en Agenda”.</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en la columna "Acciones" se muestran 3 botones: Consultar (icono de 3 rayas), Editar (icono de lápiz) y Eliminar (icono de papelera).</text:span><text:span text:style-name="T4"/></text:p>
            <text:p>5.- Se valida que al seleccionar el botón "Eliminar" del actor deseado, se muestra el popup con el mensaje: "¿Está seguro de eliminar este registro?" y los botones "Continuar" y "Cancelar".</text:p>
            <text:p>6.- Se valida que al pulsar el botón "Continuar", el actor seleccionado se elimina de la tabla automáticamente.</text:p>
            <text:p>7.- Se verifica que al pulsar el botón "Cancelar", el sistema redirige correctamente al submenú “Búsqueda en Agenda” sin eliminar el actor.</text:p>
            <text:p>8.- Se adjunta captura de pantalla “CP010.jpg” como evidencias de la prueba.</text:p>
          </table:table-cell>
          <table:table-cell office:value-type="string" table:style-name="ce49">
            <text:p>- Usuario: demo</text:p>
            <text:p>- Contraseña: La del usuario “demo” o el correspondiente en cada entorno.</text:p>
            <text:p>- Menú: Agenda</text:p>
            <text:p>- Submenú: Búsqueda en Agenda</text:p>
            <text:p>- Nombre: Prueba 1</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1">
          <table:table-cell table:style-name="ce33"/>
          <table:table-cell table:style-name="ce43"/>
          <table:table-cell table:number-columns-repeated="2" table:style-name="ce44"/>
          <table:table-cell table:style-name="ce45"/>
          <table:table-cell table:style-name="ce43"/>
          <table:table-cell table:style-name="ce46"/>
          <table:table-cell table:style-name="ce44"/>
          <table:table-cell table:number-columns-repeated="2" table:style-name="ce46"/>
          <table:table-cell table:style-name="ce47"/>
          <table:table-cell table:style-name="ce45"/>
          <table:table-cell table:number-columns-repeated="2" table:style-name="ce46"/>
          <table:table-cell table:style-name="ce48"/>
          <table:table-cell table:style-name="ce34"/>
          <table:table-cell table:number-columns-repeated="16368"/>
        </table:table-row>
        <table:table-row table:style-name="ro22">
          <table:table-cell table:style-name="ce33"/>
          <table:table-cell office:value-type="string" table:number-columns-spanned="1" table:number-rows-spanned="11" table:style-name="ce57">
            <text:p>AGENDA – GRUPOS DE COMUNICACIÓN</text:p>
          </table:table-cell>
          <table:table-cell office:value-type="string" table:style-name="ce49">
            <text:p>Realizar una búsqueda de grupos de comunicación en función de los filtros que el usuario ha introducido.</text:p>
          </table:table-cell>
          <table:table-cell office:value-type="string" table:content-validation-name="val1" table:style-name="ce50">
            <text:p>Alta</text:p>
          </table:table-cell>
          <table:table-cell office:value-type="string" table:style-name="ce50">
            <text:p>CP011</text:p>
          </table:table-cell>
          <table:table-cell office:value-type="string" table:style-name="ce49">
            <text:p>BÚSQUEDA EN GRUPOS DE COMUNICACIÓN</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3.- Pulsar en el submenú “Búsqueda de Grupos de Comunicación”.</text:p>
            <text:p><text:span text:style-name="T4">4.- Rellenar los campos de búsqueda que se deseen. Por ejemplo, pueden usarse los valores propuestos en la columna “Datos de la prueba”.</text:span><text:span text:style-name="T4"/></text:p>
            <text:p>5.- Para aplicar los filtros, pulsar el botón "Buscar".</text:p>
          </table:table-cell>
          <table:table-cell office:value-type="string" table:style-name="ce49">
            <text:p>1.- Se accede correctamente al aplicativo de acuerdo a lo descrito en CP001.</text:p>
            <text:p>2.- Se accede correctamente al menú “Agenda” y al submenú “Búsqueda de Grupos de Comunicación”.</text:p>
            <text:p>3.- Se valida que se encuentran disponibles los filtros de búsqueda: Nombre, Tipo Comunicación, Nombre Destinatario, Actor, y N° de teléfono, fax o email de destinatario.</text:p>
            <text:p>4.- Se valida que al seleccionar el botón "Buscar" se muestra en la sección "Resultados de la búsqueda" la información correspondiente según los filtros aplicados.</text:p>
            <text:p>5.- Al seleccionar el botón "Buscar" sin haber colocado datos en los filtros, muestra todo el listado de grupos de comunicación registrados.</text:p>
            <text:p><text:span text:style-name="T4">6.- En "Resultados de la búsqueda" muestra los encabezados: Nombre, Tipo comunicación, Fecha de inserción y Acciones. Cada encabezado contendrá la información correspondiente. Cuando se realiza una búsqueda, el sistema no distingue entre mayúsculas, minúsculas o tildes en los filtros, y muestra los resultados independientemente de estos detalles. Es posible que algunos campos no tengan datos y, por lo tanto, queden vacíos.</text:span><text:span text:style-name="T4"/></text:p>
            <text:p>7.- Se adjunta captura de pantalla “CP011.jpg” como evidencia de la prueba.</text:p>
          </table:table-cell>
          <table:table-cell office:value-type="string" table:style-name="ce49">
            <text:p>- Usuario: demo</text:p>
            <text:p>- Contraseña: La del usuario “demo” o el correspondiente en cada entorno.</text:p>
            <text:p>- Menú: Agenda</text:p>
            <text:p>- Submenú: Búsqueda de grupos de comunicación</text:p>
            <text:p>- Nombre: demo</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23">
          <table:table-cell table:style-name="ce33"/>
          <table:covered-table-cell/>
          <table:table-cell office:value-type="string" table:style-name="ce49">
            <text:p>Eliminar los valores que se han introducido en los distintos filtros de búsqueda de grupos de comunicación.</text:p>
          </table:table-cell>
          <table:table-cell office:value-type="string" table:content-validation-name="val1" table:style-name="ce50">
            <text:p>Baja</text:p>
          </table:table-cell>
          <table:table-cell office:value-type="string" table:style-name="ce50">
            <text:p>CP012</text:p>
          </table:table-cell>
          <table:table-cell office:value-type="string" table:style-name="ce49">
            <text:p>LIMPIAR BÚSQUEDA EN GRUPOS DE COMUNICACIÓN</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3.- Pulsar en el submenú “Búsqueda de Grupos de Comunicación”.</text:p>
            <text:p><text:span text:style-name="T4">4.- Rellenar los campos de búsqueda que se deseen. Por ejemplo, pueden usarse los valores propuestos en la columna “Datos de la prueba”.</text:span><text:span text:style-name="T4"/></text:p>
            <text:p><text:span text:style-name="T4">5.- Para limpiar los filtros, pulsar el botón "Limpiar".</text:span></text:p>
          </table:table-cell>
          <table:table-cell office:value-type="string" table:style-name="ce49">
            <text:p>1.- Se accede correctamente al aplicativo de acuerdo a lo descrito en CP001.</text:p>
            <text:p>2.- Se accede correctamente al menú “Agenda” y al submenú “Búsqueda de Grupos de Comunicación”.</text:p>
            <text:p><text:span text:style-name="T4">3.- Se valida que al seleccionar el botón "Limpiar" se borran todos los campos con información en los filtros de búsqueda.</text:span><text:span text:style-name="T4"/></text:p>
            <text:p><text:span text:style-name="T4">4.- Se valida que al seleccionar el botón “Limpiar” se limpian los resultados de búsquedas previas en el apartado “Resultados de la búsqueda”.</text:span><text:span text:style-name="T4"/></text:p>
            <text:p><text:span text:style-name="T4">5.- Se adjunta captura de pantalla “CP012.jpg” como evidencia de la prueba.</text:span></text:p>
          </table:table-cell>
          <table:table-cell office:value-type="string" table:style-name="ce49">
            <text:p>- Usuario: demo</text:p>
            <text:p>- Contraseña: La del usuario “demo” o el correspondiente en cada entorno.</text:p>
            <text:p>- Menú: Agenda</text:p>
            <text:p>- Submenú: Búsqueda de grupos de comunicación</text:p>
            <text:p>- Nombre: demo</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24">
          <table:table-cell table:style-name="ce33"/>
          <table:covered-table-cell/>
          <table:table-cell office:value-type="string" table:style-name="ce49">
            <text:p>Ordenar las columnas de los resultados de búsqueda según orden alfabético.</text:p>
          </table:table-cell>
          <table:table-cell office:value-type="string" table:content-validation-name="val1" table:style-name="ce50">
            <text:p>Baja</text:p>
          </table:table-cell>
          <table:table-cell office:value-type="string" table:style-name="ce50">
            <text:p>CP013</text:p>
          </table:table-cell>
          <table:table-cell office:value-type="string" table:style-name="ce49">
            <text:p>ORDENAR COLUMNAS EN GRUPOS DE COMUNICACIÓN</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text:span text:style-name="T4">3.- Pulsar en el submenú “Búsqueda de Grupos de Comunicación”.</text:span><text:span text:style-name="T4"/></text:p>
            <text:p><text:span text:style-name="T4">4.- Rellenar los campos de búsqueda que se deseen. Por ejemplo, pueden usarse los valores propuestos en la columna “Datos de la prueba”.</text:span><text:span text:style-name="T4"/></text:p>
            <text:p><text:span text:style-name="T4">5.- Para aplicar los filtros, pulsar el botón "Buscar".</text:span><text:span text:style-name="T4"/></text:p>
            <text:p><text:span text:style-name="T4">6.- Seleccionar un encabezado en la tabla de "Resultados de búsqueda" (por ejemplo, "Tipo comunicación</text:span>"), y hacer click en la flecha ascendente. Repetir el proceso según sea necesario hasta obtener el orden deseado.</text:p>
          </table:table-cell>
          <table:table-cell office:value-type="string" table:style-name="ce49">
            <text:p>1.- Se accede correctamente al aplicativo de acuerdo a lo descrito en CP001.</text:p>
            <text:p><text:span text:style-name="T4">2.- Se accede correctamente al menú “Agenda” y al submenú “Búsqueda de Grupos de Comunicación</text:span>”.</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4.- Se valida que, al hacer click en la flecha ascendente de un encabezado de la tabla de “Resultados de búsqueda”, se reorganizarán los datos según la columna seleccionada, aplicando el orden ascendente. Si el usuario repite la acción, el orden cambiará según corresponda.</text:p>
            <text:p><text:span text:style-name="T4">5.- Se adjunta captura de pantalla “CP013.jpg” como evidencia de la prueba.</text:span></text:p>
          </table:table-cell>
          <table:table-cell office:value-type="string" table:style-name="ce49">
            <text:p><text:span text:style-name="T4">- Usuario: demo</text:span><text:span text:style-name="T4"/></text:p>
            <text:p><text:span text:style-name="T4">- Contraseña: La del usuario “demo” o el correspondiente en cada entorno.</text:span><text:span text:style-name="T4"/></text:p>
            <text:p><text:span text:style-name="T4">- Menú: Agenda</text:span><text:span text:style-name="T4"/></text:p>
            <text:p><text:span text:style-name="T4">- Submenú: Búsqueda de grupos de comunicación</text:span><text:span text:style-name="T4"/></text:p>
            <text:p><text:span text:style-name="T4">- Nombre: demo</text:span><text:span text:style-name="T4"/></text:p>
            <text:p>- Columna: Tipo comunicación</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25">
          <table:table-cell table:style-name="ce33"/>
          <table:covered-table-cell/>
          <table:table-cell office:value-type="string" table:style-name="ce49">
            <text:p>Asignar la cantidad de ítems por página y visualizar la página deseada.</text:p>
          </table:table-cell>
          <table:table-cell office:value-type="string" table:content-validation-name="val1" table:style-name="ce50">
            <text:p>Baja</text:p>
          </table:table-cell>
          <table:table-cell office:value-type="string" table:style-name="ce50">
            <text:p>CP014</text:p>
          </table:table-cell>
          <table:table-cell office:value-type="string" table:style-name="ce49">
            <text:p>PAGINACIÓN EN GRUPOS DE COMUNICACIÓN</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text:span text:style-name="T4">3.- Pulsar en el submenú “Búsqueda de Grupos de Comunicación”.</text:span><text:span text:style-name="T4"/></text:p>
            <text:p><text:span text:style-name="T4">4.- Rellenar los campos de búsqueda que se deseen. Por ejemplo, pueden usarse los valores propuestos en la columna “Datos de la prueba”.</text:span><text:span text:style-name="T4"/></text:p>
            <text:p><text:span text:style-name="T4">5.- Para aplicar los filtros, pulsar el botón "Buscar".</text:span><text:span text:style-name="T4"/></text:p>
            <text:p>6.- Para paginar, diríjase a la parte inferior donde se encuentra la opción para seleccionar el número de ítems por página. Se desplegará un menú con las opciones 10, 20 y 30.</text:p>
          </table:table-cell>
          <table:table-cell office:value-type="string" table:style-name="ce49">
            <text:p>1.- Se accede correctamente al aplicativo de acuerdo a lo descrito en CP001.</text:p>
            <text:p><text:span text:style-name="T4">2.- Se accede correctamente al menú “Agenda” y al submenú “Búsqueda de Grupos de Comunicación</text:span>”.</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en la parte inferior de la tabla de resultados, se encuentra la opción para seleccionar el número de ítems por página</text:span>, la cual despliega un menú con opciones de paginación de 10, 20 y 30 ítems.</text:p>
            <text:p>5.- Al seleccionar una opción, la tabla actualiza la cantidad de ítems mostrados por página.</text:p>
            <text:p>6.- Se visualiza un indicador en la parte inferior de la tabla con el formato "1-10 of X", "1-20 of X" o "1-30 of X", donde X representa el total de ítems encontrados según los criterios de búsqueda del usuario. Esto muestra de manera ágil la cantidad de ítems encontrados en la búsqueda.</text:p>
            <text:p><text:span text:style-name="T4">6.- Se adjunta captura de pantalla “CP014.jpg” como evidencia de la prueba.</text:span></text:p>
          </table:table-cell>
          <table:table-cell office:value-type="string" table:style-name="ce49">
            <text:p><text:span text:style-name="T4">- Usuario: demo</text:span><text:span text:style-name="T4"/></text:p>
            <text:p><text:span text:style-name="T4">- Contraseña: La del usuario “demo” o el correspondiente en cada entorno.</text:span><text:span text:style-name="T4"/></text:p>
            <text:p><text:span text:style-name="T4">- Menú: Agenda</text:span><text:span text:style-name="T4"/></text:p>
            <text:p><text:span text:style-name="T4">- Submenú: Búsqueda de grupos de comunicación</text:span><text:span text:style-name="T4"/></text:p>
            <text:p><text:span text:style-name="T4">- Nombre: demo</text:span><text:span text:style-name="T4"/></text:p>
            <text:p>- Items por página: 10</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26">
          <table:table-cell table:style-name="ce33"/>
          <table:covered-table-cell/>
          <table:table-cell office:value-type="string" table:style-name="ce49">
            <text:p>Crear un nuevo grupo de comunicación a través del listado de resultados de la búsqueda de grupos de comunicación.</text:p>
          </table:table-cell>
          <table:table-cell office:value-type="string" table:content-validation-name="val1" table:style-name="ce50">
            <text:p>Alta</text:p>
          </table:table-cell>
          <table:table-cell office:value-type="string" table:style-name="ce50">
            <text:p>CP015</text:p>
          </table:table-cell>
          <table:table-cell office:value-type="string" table:style-name="ce49">
            <text:p>CREAR GRUPO DE COMUNICACIÓN</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3.- Pulsar en el submenú “Búsqueda de Grupos de Comunicación”.</text:p>
            <text:p>4.- En la sección "Resultados de búsqueda", pulsar el botón "Nuevo" ubicado en el lado derecho.</text:p>
            <text:p>5.- Completar los campos del formulario deseados, incluidos los de la sección “Destinatarios” descrita en los CP019, CP020 y CP021. Por ejemplo, pueden usarse los valores propuestos en la columna “Datos de la prueba”.</text:p>
            <text:p>6.- Pulsar en el botón "Guardar" para crear el nuevo grupo de comunicación. En caso de pulsarse "Cancelar", se volvería al menú de búsqueda de grupos de comunicación sin guardarse los cambios.</text:p>
          </table:table-cell>
          <table:table-cell office:value-type="string" table:style-name="ce49">
            <text:p>1.- Se accede correctamente al aplicativo de acuerdo a lo descrito en CP001.</text:p>
            <text:p>2.- Se accede correctamente al menú “Agenda” y al submenú “Búsqueda de Grupos de Comunicación”.</text:p>
            <text:p>3.- Se valida que se encuentra habilitado el botón "Nuevo" ubicado a la derecha de la sección "Resultados de la búsqueda".</text:p>
            <text:p>4.- Se valida que se abre una ventana con los campos a rellenar "Nombre" y "Tipo de comunicación", y la sección "Destinatarios" (con el botón "Añadir destinatario" y la tabla con las columnas "Nombre", “Medio de contacto”, "Origen" y "Acciones").</text:p>
            <text:p>5.- Se valida que al completar los campos necesarios y pulsar el botón "Guardar", se guarda correctamente la información.</text:p>
            <text:p>6.- Se verifica que al seleccionar el botón "Cancelar", el sistema redirige correctamente al submenú “Búsqueda de Grupos de Comunicación” sin guardar la información ingresada previamente.</text:p>
            <text:p><text:span text:style-name="T4">7.- Se adjunta captura de pantalla “CP015.jpg” como evidencia de la prueba.</text:span></text:p>
          </table:table-cell>
          <table:table-cell office:value-type="string" table:style-name="ce49">
            <text:p>- Usuario: demo</text:p>
            <text:p>- Contraseña: La del usuario “demo” o el correspondiente en cada entorno.</text:p>
            <text:p>- Menú: Agenda</text:p>
            <text:p>- Submenú: Búsqueda de grupos de comunicación</text:p>
            <text:p>- Nombre: prueba</text:p>
            <text:p>- Tipo de comunicación: SMS</text:p>
            <text:p/>
            <text:p>- Destinatario:</text:p>
            <text:p>* Nombre: DEMOFILO DEMO DEMO</text:p>
            <text:p>* Medio de contacto: 999888777</text:p>
            <text:p>* Origen: Agenda</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27">
          <table:table-cell table:style-name="ce33"/>
          <table:covered-table-cell/>
          <table:table-cell office:value-type="string" table:style-name="ce49">
            <text:p>Visualizar la información de un grupo de comunicación a través del listado de resultados de la búsqueda de grupos de comunicación.</text:p>
          </table:table-cell>
          <table:table-cell office:value-type="string" table:content-validation-name="val1" table:style-name="ce50">
            <text:p>Media</text:p>
          </table:table-cell>
          <table:table-cell office:value-type="string" table:style-name="ce50">
            <text:p>CP016</text:p>
          </table:table-cell>
          <table:table-cell office:value-type="string" table:style-name="ce49">
            <text:p>CONSULTAR GRUPO DE COMUNICACIÓN</text:p>
          </table:table-cell>
          <table:table-cell office:value-type="string" table:style-name="ce49">
            <text:p>- Tener levantada la aplicación SIRENA.</text:p>
            <text:p>- Disponer de un usuario válido en la aplicación con permisos para acceder a sus funcionalidades.</text:p>
            <text:p>- Disponer de un grupo de comunicación creado previamente según lo indicado en el CP015.</text:p>
          </table:table-cell>
          <table:table-cell office:value-type="string" table:style-name="ce49">
            <text:p>1.- Acceder al aplicativo de acuerdo a lo descrito en CP001.</text:p>
            <text:p>2.- Pulsar sobre el menú “Agenda”.</text:p>
            <text:p>3.- Pulsar en el submenú “Búsqueda de Grupos de Comunicación”.</text:p>
            <text:p><text:span text:style-name="T4">4.- Rellenar los campos de búsqueda que se deseen. Por ejemplo, pueden usarse los valores propuestos en la columna “Datos de la prueba”. Puede usarse también<text:s/></text:span>el grupo de comunicación creado previamente en el CP015.</text:p>
            <text:p>5.- Para aplicar los filtros, pulsar el botón "Buscar".</text:p>
            <text:p>6.- Dirigirse a la sección "Resultados de búsqueda" y ubicar el grupo de comunicación deseado.</text:p>
            <text:p>7.- Pulsar en el botón "Consultar" (icono de 3 rayas) ubicado en el campo "Acciones" del grupo de comunicación deseado.</text:p>
            <text:p>8.- Se abrirá la pantalla "Consulta de grupos de comunicación", en la que se brinda información sobre el mismo.</text:p>
            <text:p>9.- Al finalizar, pulsar el botón "Volver atrás".</text:p>
            <text:p/>
          </table:table-cell>
          <table:table-cell office:value-type="string" table:style-name="ce49">
            <text:p>1.- Se accede correctamente al aplicativo de acuerdo a lo descrito en CP001.</text:p>
            <text:p>2.- Se accede correctamente al menú “Agenda” y al submenú “Búsqueda de Grupos de Comunicación”.</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en la columna "Acciones" se muestran 3 botones: Consultar (icono de 3 rayas), Editar (icono de lápiz) y Eliminar (icono de papelera).</text:span><text:span text:style-name="T4"/></text:p>
            <text:p>5.- Se valida que al seleccionar el botón "Consultar" del grupo de comunicación deseado, muestra la ventana con la información del mismo: campos “Nombre" y "Tipo de comunicación", y la sección "Destinatarios" (con las columnas "Nombre", “Medio de contacto” y "Origen").</text:p>
            <text:p>6.- Al pulsar el botón "Volver atrás", el sistema redirige correctamente al submenú “Búsqueda de Grupos de Comunicación”.</text:p>
            <text:p>7.- Se adjunta captura de pantalla “CP016.jpg” como evidencia de la prueba.</text:p>
          </table:table-cell>
          <table:table-cell office:value-type="string" table:style-name="ce49">
            <text:p>- Usuario: demo</text:p>
            <text:p>- Contraseña: La del usuario “demo” o el correspondiente en cada entorno.</text:p>
            <text:p>- Menú: Agenda</text:p>
            <text:p>- Submenú: Búsqueda de grupos de comunicación</text:p>
            <text:p>- Nombre: prueba</text:p>
            <text:p>- Tipo de comunicación: SMS</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28">
          <table:table-cell table:style-name="ce33"/>
          <table:covered-table-cell/>
          <table:table-cell office:value-type="string" table:style-name="ce49">
            <text:p>Modificar la información de un grupo de comunicación a través del listado de resultados de la búsqueda de grupos de comunicación.</text:p>
          </table:table-cell>
          <table:table-cell office:value-type="string" table:content-validation-name="val1" table:style-name="ce50">
            <text:p>Alta</text:p>
          </table:table-cell>
          <table:table-cell office:value-type="string" table:style-name="ce50">
            <text:p>CP017</text:p>
          </table:table-cell>
          <table:table-cell office:value-type="string" table:style-name="ce49">
            <text:p>EDITAR GRUPO DE COMUNICACIÓN</text:p>
          </table:table-cell>
          <table:table-cell office:value-type="string" table:style-name="ce49">
            <text:p>- Tener levantada la aplicación SIRENA.</text:p>
            <text:p>- Disponer de un usuario válido en la aplicación con permisos para acceder a sus funcionalidades.</text:p>
            <text:p>- Disponer de un grupo de comunicación creado previamente según lo indicado en el CP015.</text:p>
          </table:table-cell>
          <table:table-cell office:value-type="string" table:style-name="ce49">
            <text:p>1.- Acceder al aplicativo de acuerdo a lo descrito en CP001.</text:p>
            <text:p>2.- Pulsar sobre el menú “Agenda”.</text:p>
            <text:p><text:span text:style-name="T4">3.- Pulsar en el submenú “Búsqueda de Grupos de Comunicación”.</text:span><text:span text:style-name="T4"/></text:p>
            <text:p><text:span text:style-name="T4">4.- Rellenar los campos de búsqueda que se deseen. Por ejemplo, pueden usarse los valores propuestos en la columna “Datos de la prueba”. Puede usarse también el grupo de comunicación creado previamente en el CP015.</text:span><text:span text:style-name="T4"/></text:p>
            <text:p>5.- Para aplicar los filtros, pulsar el botón "Buscar".</text:p>
            <text:p>6.- Dirigirse a la sección "Resultados de búsqueda" y ubicar el grupo de comunicación deseado.</text:p>
            <text:p>7.- Pulsar en el botón "Editar" (icono de lápiz) ubicado en el campo "Acciones" del grupo de comunicación deseado.</text:p>
            <text:p><text:span text:style-name="T4">8.- Se abrirá la pantalla "Edición de grupos de comunicación", donde se puede modificar su información asociada, incluida la de la sección “Destinatarios” descrita en los CP019, CP020 y CP021</text:span>. Por ejemplo, pueden usarse los valores propuestos en la columna “Datos de la prueba”.</text:p>
            <text:p>9.- Pulsar en el botón "Guardar" para guardar los cambios. En caso de pulsarse "Cancelar", se volvería al menú de búsqueda de grupos de comunicación sin guardarse los cambios.</text:p>
          </table:table-cell>
          <table:table-cell office:value-type="string" table:style-name="ce49">
            <text:p>1.- Se accede correctamente al aplicativo de acuerdo a lo descrito en CP001.</text:p>
            <text:p>2.- Se accede correctamente al menú “Agenda” y al submenú “Búsqueda de Grupos de Comunicación”.</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4.- Se verifica que en la columna "Acciones", se muestran 3 botones: Consultar (icono de 3 rayas), Editar (icono de lápiz) y Eliminar (icono de papelera).</text:p>
            <text:p>5.- Al seleccionar el botón "Editar" en el grupo de comunicación deseado, se verifica que se muestra una ventana con la información del grupo. En esta ventana, los campos "Nombre" y "Tipo de comunicación" no son editables, mientras que la sección "Destinatarios" sí permite modificaciones. Es posible agregar nuevos destinatarios mediante el botón "Añadir destinatario" o editar los existentes según su origen (Manual o Agenda).</text:p>
            <text:p>6.- Se valida que al modificar los campos deseados y pulsar el botón "Guardar", se actualiza correctamente la información.</text:p>
            <text:p>7.- Se verifica que al seleccionar el botón "Cancelar", el sistema redirige correctamente al submenú “Búsqueda de Grupos de Comunicación” sin guardar la información modificada previamente.</text:p>
            <text:p><text:span text:style-name="T4">8.- Se adjuntan capturas de pantalla “CP017-1.jpg” y “CP017-2.jpg”<text:s/></text:span>como evidencias de la prueba.</text:p>
          </table:table-cell>
          <table:table-cell office:value-type="string" table:style-name="ce49">
            <text:p>- Usuario: demo</text:p>
            <text:p>- Contraseña: La del usuario “demo” o el correspondiente en cada entorno.</text:p>
            <text:p>- Menú: Agenda</text:p>
            <text:p><text:span text:style-name="T4">- Subm</text:span>enú: Búsqueda de grupos de comunicación</text:p>
            <text:p>- Nombre: pepe</text:p>
            <text:p>- Tipo de comunicación: EMAIL</text:p>
            <text:p>- Fecha de insercion: 28/02/2025 20:37</text:p>
            <text:p/>
            <text:p>- Destinatario a modificar:</text:p>
            <text:p><text:span text:style-name="T4">*<text:s/></text:span>Nombre: dest_</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29">
          <table:table-cell table:style-name="ce33"/>
          <table:covered-table-cell/>
          <table:table-cell office:value-type="string" table:style-name="ce49">
            <text:p>Eliminar un grupo de comunicación y su información asociada a través del listado de resultados de la búsqueda de grupos de comunicación.</text:p>
          </table:table-cell>
          <table:table-cell office:value-type="string" table:content-validation-name="val1" table:style-name="ce50">
            <text:p>Media</text:p>
          </table:table-cell>
          <table:table-cell office:value-type="string" table:style-name="ce50">
            <text:p>CP018</text:p>
          </table:table-cell>
          <table:table-cell office:value-type="string" table:style-name="ce49">
            <text:p>ELIMINAR GRUPO DE COMUNICACIÓN</text:p>
          </table:table-cell>
          <table:table-cell office:value-type="string" table:style-name="ce49">
            <text:p>- Tener levantada la aplicación SIRENA.</text:p>
            <text:p>- Disponer de un usuario válido en la aplicación con permisos para acceder a sus funcionalidades.</text:p>
            <text:p>- Disponer de un grupo de comunicación creado previamente según lo indicado en el CP015.</text:p>
          </table:table-cell>
          <table:table-cell office:value-type="string" table:style-name="ce53">
            <text:p>1.- Acceder al aplicativo de acuerdo a lo descrito en CP001.</text:p>
            <text:p>2.- Pulsar sobre el menú “Agenda”.</text:p>
            <text:p><text:span text:style-name="T4">3.- Pulsar en el submenú “Búsqueda de Grupos de Comunicación”.</text:span><text:span text:style-name="T4"/></text:p>
            <text:p><text:span text:style-name="T4">4.- Rellenar los campos de búsqueda que se deseen. Por ejemplo, pueden usarse los valores propuestos en la columna “Datos de la prueba”. Puede usarse también el grupo de comunicación creado previamente en el CP015.</text:span><text:span text:style-name="T4"/></text:p>
            <text:p>5.- Para aplicar los filtros, pulsar el botón "Buscar".</text:p>
            <text:p><text:span text:style-name="T4">6.- Dirigirse a la sección "Resultados de búsqueda" y ubicar el grupo de comunicación</text:span><text:s/>deseado.</text:p>
            <text:p><text:span text:style-name="T4">7.- Pulsar en el botón "Eliminar" (icono de papelera) ubicado en el campo "Acciones" del grupo de comunicación</text:span><text:s/>deseado.</text:p>
            <text:p>8.- Pulsar en el botón "Continuar" ubicado dentro del popup que muestra el mensaje "¿Está seguro de eliminar este registro?" para confirmar nuestra elección.</text:p>
          </table:table-cell>
          <table:table-cell office:value-type="string" table:style-name="ce49">
            <text:p>1.- Se accede correctamente al aplicativo de acuerdo a lo descrito en CP001.</text:p>
            <text:p><text:span text:style-name="T4">2.- Se accede correctamente al menú “Agenda” y al submenú “Búsqueda de Grupos de Comunicación</text:span>”.</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en la columna "Acciones" se muestran 3 botones: Consultar (icono de 3 rayas), Editar (icono de lápiz) y Eliminar (icono de papelera).</text:span><text:span text:style-name="T4"/></text:p>
            <text:p><text:span text:style-name="T4">5.- Se valida que al seleccionar el botón "Eliminar" del grupo de comunicación</text:span><text:s/>deseado, se muestra el popup con el mensaje: "¿Está seguro de eliminar este registro?" y los botones "Continuar" y "Cancelar".</text:p>
            <text:p><text:span text:style-name="T4">6.- Se valida que al pulsar el botón "Continuar", el grupo de comunicación</text:span><text:s/>seleccionado se elimina de la tabla automáticamente.</text:p>
            <text:p><text:span text:style-name="T4">7.- Se verifica que al pulsar el botón "Cancelar", el sistema redirige correctamente al submenú “de Grupos de Comunicación” sin eliminar el grupo de comunicación</text:span>.</text:p>
            <text:p>8.- Se adjunta captura de pantalla “CP018.jpg” como evidencias de la prueba.</text:p>
          </table:table-cell>
          <table:table-cell office:value-type="string" table:style-name="ce49">
            <text:p>- Usuario: demo</text:p>
            <text:p>- Contraseña: La del usuario “demo” o el correspondiente en cada entorno.</text:p>
            <text:p>- Menú: Agenda</text:p>
            <text:p>- Submenú: Búsqueda de grupos de comunicación</text:p>
            <text:p>- Nombre: GRUPO DEMO 3</text:p>
            <text:p>- Tipo de comunicación: EMAIL</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30">
          <table:table-cell table:style-name="ce33"/>
          <table:covered-table-cell/>
          <table:table-cell office:value-type="string" table:style-name="ce49">
            <text:p>Asignar un nuevo destinatario a un grupo de comunicación a través de la edición de dicho grupo de comunicación.</text:p>
          </table:table-cell>
          <table:table-cell office:value-type="string" table:content-validation-name="val1" table:style-name="ce50">
            <text:p>Alta</text:p>
          </table:table-cell>
          <table:table-cell office:value-type="string" table:style-name="ce50">
            <text:p>CP019</text:p>
          </table:table-cell>
          <table:table-cell office:value-type="string" table:style-name="ce49">
            <text:p>AÑADIR DESTINATARIO</text:p>
          </table:table-cell>
          <table:table-cell office:value-type="string" table:style-name="ce49">
            <text:p>- Tener levantada la aplicación SIRENA.</text:p>
            <text:p>- Disponer de un usuario válido en la aplicación con permisos para acceder a sus funcionalidades.</text:p>
            <text:p>- Acceder a la creación de un nuevo grupo de comunicación según lo indicado en el CP015, o bien a la edición de un grupo de comunicación según lo indicado en el CP017.</text:p>
          </table:table-cell>
          <table:table-cell office:value-type="string" table:style-name="ce49">
            <text:p>1.- Acceder al aplicativo de acuerdo a lo descrito en CP001.</text:p>
            <text:p>2.- Pulsar sobre el menú “Agenda”.</text:p>
            <text:p>3.- Pulsar en el submenú “Búsqueda de Grupos de Comunicación”.</text:p>
            <text:p>4.- Acceder a la creación de un nuevo grupo de comunicación según lo indicado en el CP015, o bien a la edición de un grupo de comunicación según lo indicado en el CP017.</text:p>
            <text:p>5.- Sobre la tabla de destinatarios, pulsar el botón "Añadir destinatario" ubicado en el lado derecho.</text:p>
            <text:p>6.- Seleccionar origen: "Manual" o "Agenda". Si es de tipo “Manual”, se rellenarán los campos "Nombre del Destinatario" y “N° de teléfono, fax o email”. Si es de tipo “Agenda”, el campo "Nombre del Destinatario" se rellenará mediante el icono de una lupa para buscar un registro ya creado, y el campo “N° de teléfono, fax o email” se asignará de forma automática si el registro escogido tiene algún valor preasignado.</text:p>
            <text:p>7.- Pulsar en el botón "Añadir".</text:p>
            <text:p>8.- Visualizar el destinatario agregado en la tabla de destinatarios.</text:p>
            <text:p>9.- Repetir los pasos anteriores si quieren añadirse más destinatarios al grupo de comunicación.</text:p>
            <text:p>10.- Se guardarán los cambios de forma definitiva al crear el grupo de comunicación (en caso de encontrarse en el modo creación) o al guardar los cambios del grupo de comunicación (en caso de encontrarse en el modo edición).</text:p>
          </table:table-cell>
          <table:table-cell office:value-type="string" table:style-name="ce49">
            <text:p>1.- Se accede correctamente al aplicativo de acuerdo a lo descrito en CP001.</text:p>
            <text:p>2.- Se accede correctamente al menú “Agenda” y al submenú “Búsqueda de Grupos de Comunicación”.</text:p>
            <text:p>3.- Se accede correctamente a la creación de un nuevo grupo de comunicación según lo indicado en el CP015, o bien a la edición de un grupo de comunicación según lo indicado en el CP017.</text:p>
            <text:p><text:span text:style-name="T4">4.- Se verifica que en la tabla de destinatarios se encuentra las columnas: "Nombre", “Medio de contacto” "Origen" y “Acciones”</text:span>.</text:p>
            <text:p>5.- Se visualiza correctamente el botón "Añadir destinatario", ubicado en el lado derecho.</text:p>
            <text:p><text:span text:style-name="T4">6.- Se valida que al seleccionar el botón "Añadir destinatario" se abre el formulario, el cual se puede seleccionar el Origen del destinatario, ya sea "Manual" o “Agenda”. Si es de tipo “Manual”, se rellenarán los campos "Nombre del Destinatario" y “N° de teléfono, fax o email”. Si es de tipo “Agenda”, el campo "Nombre del Destinatario" se rellenará mediante el icono de una lupa para buscar un registro ya creado, y el campo “N° de teléfono, fax o email” se asignará de forma automática si el registro escogido tiene algún valor preasignado.</text:span><text:span text:style-name="T4"/></text:p>
            <text:p>7.- Al pulsar el botón "Añadir", se agrega el destinatario correctamente a la tabla de destinatarios.</text:p>
            <text:p>8.- Se guardarán los cambios de forma definitiva al crear el grupo de comunicación (en caso de encontrarse en el modo creación) o al guardar los cambios del grupo de comunicación (en caso de encontrarse en el modo edición).</text:p>
            <text:p>9.- Se adjuntan capturas de pantalla “CP019-1.jpg” y “CP019-2.jpg” como evidencias de la prueba.</text:p>
          </table:table-cell>
          <table:table-cell office:value-type="string" table:style-name="ce49">
            <text:p>- Usuario: demo</text:p>
            <text:p>- Contraseña: La del usuario “demo” o el correspondiente en cada entorno.</text:p>
            <text:p>- Menú: Agenda</text:p>
            <text:p>- Submenú: Búsqueda de grupos de comunicación</text:p>
            <text:p>- Nombre: prueba</text:p>
            <text:p/>
            <text:p>- Destinatario manual:</text:p>
            <text:p><text:span text:style-name="T4">*<text:s/></text:span>Nombre del destinatario: etrertre</text:p>
            <text:p><text:span text:style-name="T4">*<text:s/></text:span>N° de teléfono, fax o email: 654987321</text:p>
            <text:p/>
            <text:p>- Destinatario agenda:</text:p>
            <text:p><text:span text:style-name="T4">*<text:s/></text:span>Nombre del destinatario: DEMOFILO DEMO DEMO</text:p>
            <text:p><text:span text:style-name="T4">*<text:s/></text:span>N° de teléfono, fax o email: 999888777</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31">
          <table:table-cell table:style-name="ce33"/>
          <table:covered-table-cell/>
          <table:table-cell office:value-type="string" table:style-name="ce49">
            <text:p>Modificar la información de un destinatario asignado a un grupo de comunicación a través de la edición de dicho grupo de comunicación.</text:p>
          </table:table-cell>
          <table:table-cell office:value-type="string" table:content-validation-name="val1" table:style-name="ce50">
            <text:p>Alta</text:p>
          </table:table-cell>
          <table:table-cell office:value-type="string" table:style-name="ce50">
            <text:p>CP020</text:p>
          </table:table-cell>
          <table:table-cell office:value-type="string" table:style-name="ce49">
            <text:p>EDITAR DESTINATARIO</text:p>
          </table:table-cell>
          <table:table-cell office:value-type="string" table:style-name="ce49">
            <text:p>- Tener levantada la aplicación SIRENA.</text:p>
            <text:p>- Disponer de un usuario válido en la aplicación con permisos para acceder a sus funcionalidades.</text:p>
            <text:p><text:span text:style-name="T4">- Acceder a la creación de un nuevo grupo de comunicación según lo indicado en el CP015, o bien a la edición de un grupo de comunicación según lo indicado en el CP017.</text:span><text:span text:style-name="T4"/></text:p>
            <text:p>- Disponer de un destinatario añadido al grupo de comunicación según lo indicado en el CP019.</text:p>
          </table:table-cell>
          <table:table-cell office:value-type="string" table:style-name="ce49">
            <text:p><text:span text:style-name="T4">1.- Acceder al aplicativo de acuerdo a lo descrito en CP001.</text:span><text:span text:style-name="T4"/></text:p>
            <text:p><text:span text:style-name="T4">2.- Pulsar sobre el menú “Agenda”.</text:span><text:span text:style-name="T4"/></text:p>
            <text:p><text:span text:style-name="T4">3.- Pulsar en el submenú “Búsqueda de Grupos de Comunicación”.</text:span><text:span text:style-name="T4"/></text:p>
            <text:p><text:span text:style-name="T4">4.- Acceder a la creación de un nuevo grupo de comunicación según lo indicado en el CP015, o bien a la edición de un grupo de comunicación según lo indicado en el CP017.</text:span><text:span text:style-name="T4"/></text:p>
            <text:p>5.- Sobre la tabla de destinatarios dentro de la edición de un grupo de comunicación, ubicar el destinatario a modificar (se debe disponer de uno previo tal y como indican las Precondiciones). Pulsar en el botón "Editar" (icono de lápiz) ubicado en la columna "Acciones" en caso que sea de origen "Manual". Si es de origen "Agenda", se debe eliminar dicho destinatario y volver a añadir el requerido.</text:p>
            <text:p>6.- Modificar los campos del formulario: "Nombre del Destinatario" y "N° de teléfono, fax o email" según lo deseado. Por ejemplo, pueden usarse los valores propuestos en la columna “Datos de la prueba”.</text:p>
            <text:p>7.- Pulsar en el botón "Actualizar".</text:p>
            <text:p>8.- Visualizar el destinatario actualizado o agregado en caso de que sea de “Agenda”, en la tabla de destinatarios.</text:p>
            <text:p>9.- Se guardarán los cambios de forma definitiva al crear el grupo de comunicación (en caso de encontrarse en el modo creación) o al guardar los cambios del grupo de comunicación (en caso de encontrarse en el modo edición).</text:p>
          </table:table-cell>
          <table:table-cell office:value-type="string" table:style-name="ce49">
            <text:p><text:span text:style-name="T4">1.- Se accede correctamente al aplicativo de acuerdo a lo descrito en CP001.</text:span><text:span text:style-name="T4"/></text:p>
            <text:p><text:span text:style-name="T4">2.- Se accede correctamente al menú “Agenda” y al submenú “Búsqueda de Grupos de Comunicación”.</text:span><text:span text:style-name="T4"/></text:p>
            <text:p><text:span text:style-name="T4">3.- Se accede correctamente a la creación de un nuevo grupo de comunicación según lo indicado en el CP015, o bien a la edición de un grupo de comunicación según lo indicado en el CP017.</text:span><text:span text:style-name="T4"/></text:p>
            <text:p><text:span text:style-name="T4">4.- Se verifica que en la tabla de destinatarios se encuentra las columnas: "Nombre", “Medio de contacto” "Origen" y “Acciones”.</text:span><text:span text:style-name="T4"/></text:p>
            <text:p>5.- Se valida que al dirigirse a la columna "Acciones" se encuentran habilitados los botones "Editar" y "Eliminar".</text:p>
            <text:p>6.- Al seleccionar el botón "Editar" (icono de lápiz), se verifica que el formulario se abre con los campos editables. En este formulario, es posible seleccionar el origen del destinatario, ya sea "Manual" o "Agenda".</text:p>
            <text:p>* Al seleccionar la opción "Manual", los campos Nombre del Destinatario y N.º de teléfono, fax o email podrán ser modificados.</text:p>
            <text:p>* Al seleccionar "Agenda", se debe eliminar el destinatario que ya no se requiera y agregar uno nuevo, según sea necesario, siguiendo el procedimiento detallado en el CP019.</text:p>
            <text:p>7.- Al pulsar el botón "Actualizar", se actualiza el destinatario correctamente en la tabla de destinatarios.</text:p>
            <text:p>8.- Se guardarán los cambios de forma definitiva al crear el grupo de comunicación (en caso de encontrarse en el modo creación) o al guardar los cambios del grupo de comunicación (en caso de encontrarse en el modo edición).</text:p>
            <text:p>9.- Se adjuntan capturas de pantalla “CP020-1.jpg” y “CP020-2.jpg” como evidencias de la prueba.</text:p>
          </table:table-cell>
          <table:table-cell office:value-type="string" table:style-name="ce49">
            <text:p>- Usuario: demo</text:p>
            <text:p>- Contraseña: La del usuario “demo” o el correspondiente en cada entorno.</text:p>
            <text:p>- Menú: Agenda</text:p>
            <text:p>- Submenú: Búsqueda de grupos de comunicación</text:p>
            <text:p>- Nombre: pepe</text:p>
            <text:p>- Tipo de comunicación: EMAIL</text:p>
            <text:p>- Fecha de insercion: 28/02/2025 20:37</text:p>
            <text:p/>
            <text:p>- Destinatario a modificar:</text:p>
            <text:p><text:span text:style-name="T4">*<text:s/></text:span>Nombre: dest_</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32">
          <table:table-cell table:style-name="ce33"/>
          <table:covered-table-cell/>
          <table:table-cell office:value-type="string" table:style-name="ce49">
            <text:p>Eliminar un destinatario asignado a un grupo de comunicación a través de la edición de dicho grupo de comunicación.</text:p>
          </table:table-cell>
          <table:table-cell office:value-type="string" table:content-validation-name="val1" table:style-name="ce50">
            <text:p>Media</text:p>
          </table:table-cell>
          <table:table-cell office:value-type="string" table:style-name="ce50">
            <text:p>CP021</text:p>
          </table:table-cell>
          <table:table-cell office:value-type="string" table:style-name="ce49">
            <text:p>ELIMINAR DESTINATARIO</text:p>
          </table:table-cell>
          <table:table-cell office:value-type="string" table:style-name="ce49">
            <text:p>- Tener levantada la aplicación SIRENA.</text:p>
            <text:p>- Disponer de un usuario válido en la aplicación con permisos para acceder a sus funcionalidades.</text:p>
            <text:p><text:span text:style-name="T4">- Acceder a la creación de un nuevo grupo de comunicación según lo indicado en el CP015, o bien a la edición de un grupo de comunicación según lo indicado en el CP017.</text:span><text:span text:style-name="T4"/></text:p>
            <text:p>- Disponer de un destinatario añadido al grupo de comunicación según lo indicado en el CP019.</text:p>
          </table:table-cell>
          <table:table-cell office:value-type="string" table:style-name="ce49">
            <text:p>1.- Acceder al aplicativo de acuerdo a lo descrito en CP001.</text:p>
            <text:p>2.- Pulsar sobre el menú “Agenda”.</text:p>
            <text:p>3.- Pulsar en el submenú “Búsqueda de Grupos de Comunicación”.</text:p>
            <text:p><text:span text:style-name="T4">4.- Acceder a la creación de un nuevo grupo de comunicación según lo indicado en el CP015, o bien a la edición de un grupo de comunicación según lo indicado en el CP017.</text:span><text:span text:style-name="T4"/></text:p>
            <text:p><text:span text:style-name="T4">5.- Sobre la tabla de destinatarios, ubicar el destinatario a eliminar (se debe disponer de uno previo tal y como indican las Precondiciones)<text:s/></text:span>y pulsar en el botón "Eliminar" (icono de papelera) ubicado en la columna "Acciones".</text:p>
            <text:p>6.- Visualizar que el destinatario eliminado ya no aparece en la tabla de destinatarios.</text:p>
            <text:p>7.- Se guardarán los cambios de forma definitiva al crear el grupo de comunicación (en caso de encontrarse en el modo creación) o al guardar los cambios del grupo de comunicación (en caso de encontrarse en el modo edición).</text:p>
          </table:table-cell>
          <table:table-cell office:value-type="string" table:style-name="ce49">
            <text:p>1.- Se accede correctamente al aplicativo de acuerdo a lo descrito en CP001.</text:p>
            <text:p>2.- Se accede correctamente al menú “Agenda” y al submenú “Búsqueda de Grupos de Comunicación”.</text:p>
            <text:p><text:span text:style-name="T4">3.- Se accede correctamente a la creación de un nuevo grupo de comunicación según lo indicado en el CP015, o bien a la edición de un grupo de comunicación según lo indicado en el CP017.</text:span><text:span text:style-name="T4"/></text:p>
            <text:p><text:span text:style-name="T4">4.- Se verifica que en la tabla de destinatarios se encuentra las columnas: "Nombre", “Medio de contacto” "Origen" y “Acciones”.</text:span><text:span text:style-name="T4"/></text:p>
            <text:p>5.- Se valida que al dirigirse a la columna "Acciones" se encuentran habilitados los botones "Editar" y "Eliminar".</text:p>
            <text:p>6.- Se valida que al seleccionar el botón "Eliminar" (icono de papelera) el registro se elimina de la tabla de destinatarios.</text:p>
            <text:p>7.- Se guardarán los cambios de forma definitiva al crear el grupo de comunicación (en caso de encontrarse en el modo creación) o al guardar los cambios del grupo de comunicación (en caso de encontrarse en el modo edición).</text:p>
            <text:p>8.- Se adjunta captura de pantalla “CP021.jpg” como evidencia de la prueba.</text:p>
          </table:table-cell>
          <table:table-cell office:value-type="string" table:style-name="ce49">
            <text:p>- Usuario: demo</text:p>
            <text:p>- Contraseña: La del usuario “demo” o el correspondiente en cada entorno.</text:p>
            <text:p>- Menú: Agenda</text:p>
            <text:p>- Submenú: Búsqueda de grupos de comunicación</text:p>
            <text:p>- Nombre: prueba</text:p>
            <text:p>- Tipo de comunicación: SMS</text:p>
            <text:p/>
            <text:p>- Destinatario:</text:p>
            <text:p><text:span text:style-name="T4">*<text:s/></text:span>Nombre: DEMOFILO DEMO DEMO</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1">
          <table:table-cell table:style-name="ce33"/>
          <table:table-cell table:style-name="ce43"/>
          <table:table-cell table:number-columns-repeated="2" table:style-name="ce44"/>
          <table:table-cell table:style-name="ce45"/>
          <table:table-cell table:style-name="ce43"/>
          <table:table-cell table:style-name="ce46"/>
          <table:table-cell table:style-name="ce44"/>
          <table:table-cell table:number-columns-repeated="2" table:style-name="ce46"/>
          <table:table-cell table:style-name="ce47"/>
          <table:table-cell table:style-name="ce45"/>
          <table:table-cell table:number-columns-repeated="2" table:style-name="ce46"/>
          <table:table-cell table:style-name="ce48"/>
          <table:table-cell table:style-name="ce34"/>
          <table:table-cell table:number-columns-repeated="16368"/>
        </table:table-row>
        <table:table-row table:style-name="ro33">
          <table:table-cell table:style-name="ce33"/>
          <table:table-cell office:value-type="string" table:number-columns-spanned="1" table:number-rows-spanned="8" table:style-name="ce57">
            <text:p>AGENDA – LISTÍN</text:p>
          </table:table-cell>
          <table:table-cell office:value-type="string" table:style-name="ce49">
            <text:p>Realizar una búsqueda de registros de listín en función de los filtros que el usuario ha introducido.</text:p>
          </table:table-cell>
          <table:table-cell office:value-type="string" table:content-validation-name="val1" table:style-name="ce50">
            <text:p>Alta</text:p>
          </table:table-cell>
          <table:table-cell office:value-type="string" table:style-name="ce50">
            <text:p>CP022</text:p>
          </table:table-cell>
          <table:table-cell office:value-type="string" table:style-name="ce49">
            <text:p>BÚSQUEDA EN LISTÍN</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3.- Pulsar en el submenú “Listín”.</text:p>
            <text:p>4.- Rellenar los campos que se deseen. Por ejemplo, pueden usarse los valores propuestos en la columna “Datos de la prueba”.</text:p>
            <text:p>5.- Para aplicar los filtros, pulsar el botón "Buscar".</text:p>
          </table:table-cell>
          <table:table-cell office:value-type="string" table:style-name="ce49">
            <text:p>1.- Se accede correctamente al aplicativo de acuerdo a lo descrito en CP001.</text:p>
            <text:p>2.- Se accede correctamente al menú “Agenda” y al submenú “Listín”.</text:p>
            <text:p>3.- Se valida que se encuentran disponibles los filtros de búsqueda: Centro y Nombre.</text:p>
            <text:p>4.- Al seleccionar el campo desplegable "Centro", se muestran todos los centros disponibles. De forma predeterminada, está seleccionado el valor "RSE”.</text:p>
            <text:p>5.- Se valida que al seleccionar el botón "Buscar" se muestra en la sección "Listín" el árbol de registros correspondientes según los filtros aplicados.</text:p>
            <text:p>6.- Se adjunta captura de pantalla “CP022.jpg” como evidencia de la prueba.</text:p>
          </table:table-cell>
          <table:table-cell office:value-type="string" table:style-name="ce49">
            <text:p>- Usuario: demo</text:p>
            <text:p>- Contraseña: La del usuario “demo” o el correspondiente en cada entorno.</text:p>
            <text:p>- Menú: Agenda</text:p>
            <text:p>- Submenú: Listín</text:p>
            <text:p>- Centro: RSE</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34">
          <table:table-cell table:style-name="ce33"/>
          <table:covered-table-cell/>
          <table:table-cell office:value-type="string" table:style-name="ce49">
            <text:p>Eliminar los valores que se han introducido en los distintos filtros de búsqueda de registros de listín.</text:p>
          </table:table-cell>
          <table:table-cell office:value-type="string" table:content-validation-name="val1" table:style-name="ce50">
            <text:p>Baja</text:p>
          </table:table-cell>
          <table:table-cell office:value-type="string" table:style-name="ce50">
            <text:p>CP023</text:p>
          </table:table-cell>
          <table:table-cell office:value-type="string" table:style-name="ce49">
            <text:p>LIMPIAR BÚSQUEDA EN LISTÍN</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3.- Pulsar en el submenú “Listín”.</text:p>
            <text:p><text:span text:style-name="T4">4.- Rellenar los campos de búsqueda que se deseen. Por ejemplo, pueden usarse los valores propuestos en la columna “Datos de la prueba”.</text:span><text:span text:style-name="T4"/></text:p>
            <text:p>5.- Para limpiar los filtros, pulsar el botón "Limpiar".</text:p>
          </table:table-cell>
          <table:table-cell office:value-type="string" table:style-name="ce49">
            <text:p>1.- Se accede correctamente al aplicativo de acuerdo a lo descrito en CP001.</text:p>
            <text:p>2.- Se accede correctamente al menú “Agenda” y al submenú “Listín”.</text:p>
            <text:p><text:span text:style-name="T4">3.- Se valida que al seleccionar el botón "Limpiar" se borran todos los campos con información en los filtros de búsqueda. En el caso del campo “Centro”, vuelve a su valor predeterminado “RSE”.</text:span><text:span text:style-name="T4"/></text:p>
            <text:p><text:span text:style-name="T4">4.- Se valida que al seleccionar el botón “Limpiar” se limpian los resultados de búsquedas previas en el apartado “Resultados de la búsqueda”, volviendo a su valor predeterminado.</text:span><text:span text:style-name="T4"/></text:p>
            <text:p><text:span text:style-name="T4">5.- Se adjunta captura de pantalla “CP023.jpg” como evidencia de la prueba.</text:span></text:p>
          </table:table-cell>
          <table:table-cell office:value-type="string" table:style-name="ce49">
            <text:p>- Usuario: demo</text:p>
            <text:p>- Contraseña: La del usuario “demo” o el correspondiente en cada entorno.</text:p>
            <text:p>- Menú: Agenda</text:p>
            <text:p>- Submenú: Listín</text:p>
            <text:p>- Centro: RSE</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35">
          <table:table-cell table:style-name="ce33"/>
          <table:covered-table-cell/>
          <table:table-cell office:value-type="string" table:style-name="ce49">
            <text:p>Ampliar o reducir el contenido de un nodo del listín.</text:p>
          </table:table-cell>
          <table:table-cell office:value-type="string" table:content-validation-name="val1" table:style-name="ce50">
            <text:p>Baja</text:p>
          </table:table-cell>
          <table:table-cell office:value-type="string" table:style-name="ce50">
            <text:p>CP024</text:p>
          </table:table-cell>
          <table:table-cell office:value-type="string" table:style-name="ce49">
            <text:p>EXPANDIR/CONTRAER NODO DEL LISTÍN</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3.- Pulsar en el submenú “Listín”.</text:p>
            <text:p><text:span text:style-name="T4">4.- Rellenar los campos de búsqueda que se deseen. Por ejemplo, pueden usarse los valores propuestos en la columna “Datos de la prueba”.</text:span><text:span text:style-name="T4"/></text:p>
            <text:p><text:span text:style-name="T4">5.- Para aplicar los filtros, pulsar el botón "Buscar".</text:span><text:span text:style-name="T4"/></text:p>
            <text:p>6.- Hacer clic en el nombre del nodo simple principal, por ejemplo: "EPES" y se desplegará un menú con opciones como: Expandir, Contraer, Añadir y Eliminar.</text:p>
            <text:p>7.- Seleccionar la opción "Expandir", se despliegan los subelementos del nodo como actor o grupos de comunicación, haciéndolos visibles.</text:p>
            <text:p><text:span text:style-name="T4">8.- Seleccionar la opción "Contraer", se repliegan los subelementos del nodo como actor o grupos de comunicación, ocultándolos.</text:span></text:p>
          </table:table-cell>
          <table:table-cell office:value-type="string" table:style-name="ce49">
            <text:p>1.- Se accede correctamente al aplicativo de acuerdo a lo descrito en CP001.</text:p>
            <text:p>2.- Se accede correctamente al menú “Agenda” y al submenú “Listín”.</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4.- Se verifica que, al seleccionar el nodo simple del centro elegido, se despliega un menú contextual con las opciones: Expandir, Contraer, Añadir y Eliminar.</text:p>
            <text:p>5.- Al seleccionar la opción "Expandir", el nodo muestra sus subelementos asociados como actores o grupos de comunicación.</text:p>
            <text:p><text:span text:style-name="T4">6.- Al seleccionar la opción "Contraer", el nodo oculta sus subelementos asociados como actores o grupos de comunicación.</text:span><text:span text:style-name="T4"/></text:p>
            <text:p>7.- Se adjunta captura de pantalla “CP024.jpg” como evidencia de la prueba.</text:p>
          </table:table-cell>
          <table:table-cell office:value-type="string" table:style-name="ce49">
            <text:p>- Usuario: demo</text:p>
            <text:p>- Contraseña: La del usuario “demo” o el correspondiente en cada entorno.</text:p>
            <text:p>- Menú: Agenda</text:p>
            <text:p>- Submenú: Listín</text:p>
            <text:p>- Centro: RSE</text:p>
            <text:p>- Nodo: EPES</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36">
          <table:table-cell table:style-name="ce33"/>
          <table:covered-table-cell/>
          <table:table-cell office:value-type="string" table:style-name="ce49">
            <text:p>Visualizar la información de un registro de listín a través del listado de resultados de la búsqueda de registros de listín.</text:p>
          </table:table-cell>
          <table:table-cell office:value-type="string" table:content-validation-name="val1" table:style-name="ce50">
            <text:p>Baja</text:p>
          </table:table-cell>
          <table:table-cell office:value-type="string" table:style-name="ce50">
            <text:p>CP025</text:p>
          </table:table-cell>
          <table:table-cell office:value-type="string" table:style-name="ce49">
            <text:p>CONSULTAR NODO DEL LISTÍN</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3.- Pulsar en el submenú “Listín”.</text:p>
            <text:p><text:span text:style-name="T4">4.- Rellenar los campos de búsqueda que se deseen. Por ejemplo, pueden usarse los valores propuestos en la columna “Datos de la prueba”.</text:span><text:span text:style-name="T4"/></text:p>
            <text:p><text:span text:style-name="T4">5.- Para aplicar los filtros, pulsar el botón "Buscar".</text:span><text:span text:style-name="T4"/></text:p>
            <text:p>6.- Navegar al nodo que se deseé consultar, sea del tipo que sea.</text:p>
          </table:table-cell>
          <table:table-cell office:value-type="string" table:style-name="ce49">
            <text:p>1.- Se accede correctamente al aplicativo de acuerdo a lo descrito en CP001.</text:p>
            <text:p>2.- Se accede correctamente al menú “Agenda” y al submenú “Listín”.</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4.- Se verifica que, al seleccionar un nodo del listín, se visualizan sus detalles a la derecha, sea del tipo que sea.</text:p>
            <text:p><text:span text:style-name="T4">5.- Se adjunta captura de pantalla “CP025.jpg” como evidencia de la prueba.</text:span></text:p>
          </table:table-cell>
          <table:table-cell office:value-type="string" table:style-name="ce49">
            <text:p>- Usuario: demo</text:p>
            <text:p>- Contraseña: La del usuario “demo” o el correspondiente en cada entorno.</text:p>
            <text:p>- Menú: Agenda</text:p>
            <text:p>- Submenú: Listín</text:p>
            <text:p>- Centro: RSE</text:p>
            <text:p>- Nodo: EPES</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37">
          <table:table-cell table:style-name="ce33"/>
          <table:covered-table-cell/>
          <table:table-cell office:value-type="string" table:style-name="ce49">
            <text:p>Añadir un nuevo registro al listín.</text:p>
          </table:table-cell>
          <table:table-cell office:value-type="string" table:content-validation-name="val1" table:style-name="ce50">
            <text:p>Alta</text:p>
          </table:table-cell>
          <table:table-cell office:value-type="string" table:style-name="ce50">
            <text:p>CP026</text:p>
          </table:table-cell>
          <table:table-cell office:value-type="string" table:style-name="ce49">
            <text:p>REGISTRAR NODO EN EL LISTÍN</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3.- Pulsar en el submenú “Listín”.</text:p>
            <text:p><text:span text:style-name="T4">4.- Rellenar los campos de búsqueda que se deseen. Por ejemplo, pueden usarse los valores propuestos en la columna “Datos de la prueba”.</text:span><text:span text:style-name="T4"/></text:p>
            <text:p><text:span text:style-name="T4">5.- Para aplicar los filtros, pulsar el botón "Buscar".</text:span><text:span text:style-name="T4"/></text:p>
            <text:p>6.- Hacer clic en el nombre del nodo simple principal, por ejemplo: "EPES" y se desplegará un menú con opciones como: Expandir, Contraer, Añadir y Eliminar.</text:p>
            <text:p>7.- Seleccionar la opción "Añadir", se abrirá una ventana llamada "Añadir registro de listín", el cual permite agregar un Actor, Grupo de comunicación o un Nodo Simple.</text:p>
            <text:p>8.- Al completar los campos editables, se debe seleccionar el botón "Añadir". Una vez registrado, se mostrará un mensaje de confirmación en un popup: "Registro de listín creado".</text:p>
          </table:table-cell>
          <table:table-cell office:value-type="string" table:style-name="ce49">
            <text:p>1.- Se accede correctamente al aplicativo de acuerdo a lo descrito en CP001.</text:p>
            <text:p>2.- Se accede correctamente al menú “Agenda” y al submenú “Listín”.</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4.- Se verifica que, al seleccionar el nodo simple del centro elegido, se despliega un menú contextual con las opciones: Expandir, Contraer, Añadir y Eliminar.</text:p>
            <text:p>5.- Al seleccionar la opción "Añadir" se valida que aparece una ventana llamada "Añadir registro de listín", el cual permite agregar un Actor, Grupo de comunicación o un Nodo Simple.</text:p>
            <text:p>* Actor: Muestra los campos "Etiqueta", casilla "Sincronizar con ITEL", campo editable "Actor" así como búsqueda en lupa (origen "Agenda", asocia un actor registrado previamente) y casillas seleccionables: SMS, Teléfono, Correo y FAX.</text:p>
            <text:p><text:span text:style-name="T4">*<text:s/></text:span>Grupo de comunicación: Muestra los campos editables "Etiqueta" y "Grupo de comunicación", así como la búsqueda en lupa (origen "Agenda", asocia un grupo de comunicación registrado previamente)</text:p>
            <text:p><text:span text:style-name="T4">*<text:s/></text:span>Nodo simple: Muestra campo editable "Etiqueta".</text:p>
            <text:p>6.- Al modificar según lo deseado, se verifica que al pulsar el botón "Añadir", confirma el registro creado y se visualiza en el listín.</text:p>
            <text:p><text:span text:style-name="T4">7.- Se adjuntan capturas de pantalla “CP026-1.jpg”, “CP026-2.jpg” y “CP026-3.jpg”<text:s/></text:span>como evidencias de la prueba.</text:p>
          </table:table-cell>
          <table:table-cell office:value-type="string" table:style-name="ce49">
            <text:p>- Usuario: demo</text:p>
            <text:p>- Contraseña: La del usuario “demo” o el correspondiente en cada entorno.</text:p>
            <text:p>- Menú: Agenda</text:p>
            <text:p>- Submenú: Listín</text:p>
            <text:p>- Centro: RSE</text:p>
            <text:p>- Nodo: EPES</text:p>
            <text:p/>
            <text:p>ACTOR:</text:p>
            <text:p><text:span text:style-name="T4">- Etiqueta: Prueba</text:span><text:span text:style-name="T4"/></text:p>
            <text:p><text:span text:style-name="T4">- Sincronizar con ITEL: Desmarcado</text:span><text:span text:style-name="T4"/></text:p>
            <text:p><text:span text:style-name="T4">- Actor: DEMOFILO DEMO</text:span><text:span text:style-name="T4"/></text:p>
            <text:p><text:span text:style-name="T4"/></text:p>
            <text:p>GRUPO DE COMUNICACIÓN:</text:p>
            <text:p><text:span text:style-name="T4">- Etiqueta: Prueba</text:span><text:span text:style-name="T4"/></text:p>
            <text:p><text:span text:style-name="T4">- Grupo de comunicación: Grupo correo</text:span><text:span text:style-name="T4"/></text:p>
            <text:p><text:span text:style-name="T4"/></text:p>
            <text:p>NODO SIMPLE:</text:p>
            <text:p>- Etiqueta: Prueba</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38">
          <table:table-cell table:style-name="ce33"/>
          <table:covered-table-cell/>
          <table:table-cell office:value-type="string" table:style-name="ce49">
            <text:p>Modificar la información de un registro del listín.</text:p>
          </table:table-cell>
          <table:table-cell office:value-type="string" table:content-validation-name="val1" table:style-name="ce50">
            <text:p>Alta</text:p>
          </table:table-cell>
          <table:table-cell office:value-type="string" table:style-name="ce50">
            <text:p>CP027</text:p>
          </table:table-cell>
          <table:table-cell office:value-type="string" table:style-name="ce49">
            <text:p>EDITAR NODO DEL LISTÍN</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3.- Pulsar en el submenú “Listín”.</text:p>
            <text:p><text:span text:style-name="T4">4.- Rellenar los campos de búsqueda que se deseen. Por ejemplo, pueden usarse los valores propuestos en la columna “Datos de la prueba”.</text:span><text:span text:style-name="T4"/></text:p>
            <text:p><text:span text:style-name="T4">5.- Para aplicar los filtros, pulsar el botón "Buscar".</text:span><text:span text:style-name="T4"/></text:p>
            <text:p>6.- Dirigirse a la sección "Listín", visualizar el árbol de registros filtrados y ubicar el registro de un nodo, actor o un grupo de comunicación. Por ejemplo, pueden usarse los valores propuestos en la columna “Datos de la prueba”.</text:p>
            <text:p>7.- Pulsar en el registro a consultar y dirigirse a la columna “Detalles”, donde se muestra la información correspondiente al registro.</text:p>
            <text:p>8.- Seleccionar el botón "Editar" y se abrirá una ventana llamada "Editar registro de listín".</text:p>
            <text:p>9.- Al completar la modificación, pulsa el botón "Actualizar" para guardar los cambios.</text:p>
          </table:table-cell>
          <table:table-cell office:value-type="string" table:style-name="ce49">
            <text:p>1.- Se accede correctamente al aplicativo de acuerdo a lo descrito en CP001.</text:p>
            <text:p>2.- Se accede correctamente al menú “Agenda” y al submenú “Listín”.</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al seleccionar un nodo del listín, se visualizan sus detalles a la derecha, sea del tipo que sea.</text:span><text:span text:style-name="T4"/></text:p>
            <text:p>5.- Se encuentra habilitado el botón "Editar" para su modificación respectiva de un nodo, actor o grupo de comunicación.</text:p>
            <text:p>6.- Al modificar según los filtros indicados, se pulsa el botón "Actualizar" y el registro se guarda con los cambios realizados.</text:p>
            <text:p>7.- Se adjunta captura de pantalla “CP027.jpg” como evidencia de la prueba.</text:p>
          </table:table-cell>
          <table:table-cell office:value-type="string" table:style-name="ce49">
            <text:p>- Usuario: demo</text:p>
            <text:p>- Contraseña: La del usuario “demo” o el correspondiente en cada entorno.</text:p>
            <text:p>- Menú: Agenda</text:p>
            <text:p>- Submenú: Listín</text:p>
            <text:p>- Centro: RSE</text:p>
            <text:p>- Nodo: TEST UTE</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39">
          <table:table-cell table:style-name="ce33"/>
          <table:covered-table-cell/>
          <table:table-cell office:value-type="string" table:style-name="ce49">
            <text:p>Eliminar un registro del listín.</text:p>
          </table:table-cell>
          <table:table-cell office:value-type="string" table:content-validation-name="val1" table:style-name="ce50">
            <text:p>Media</text:p>
          </table:table-cell>
          <table:table-cell office:value-type="string" table:style-name="ce50">
            <text:p>CP028</text:p>
          </table:table-cell>
          <table:table-cell office:value-type="string" table:style-name="ce49">
            <text:p>QUITAR NODO DEL LISTÍN</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3.- Pulsar en el submenú “Listín”.</text:p>
            <text:p>4.- Rellenar los campos que se deseen. Por ejemplo, pueden usarse los valores propuestos en la columna “Datos de la prueba”.</text:p>
            <text:p>5.- Para aplicar los filtros, pulsar el botón "Buscar".</text:p>
            <text:p>6.- Dirigirse a la sección "Listín", visualizar el árbol de registros filtrados y ubicar el registro de un nodo, actor o un grupo de comunicación. Por ejemplo, pueden usarse los valores propuestos en la columna “Datos de la prueba”.</text:p>
            <text:p>7.- Hacer clic en el nombre del nodo simple principal, por ejemplo: "EPES" y se desplegará un menú con opciones como: Expandir, Contraer, Añadir y Eliminar.</text:p>
            <text:p>8.- Seleccionar la opción "Eliminar" y pulsar en el botón "Continuar" ubicado dentro del popup que muestra el mensaje "¿Está seguro de eliminar este registro y todos sus hijos?" para confirmar nuestra elección.</text:p>
          </table:table-cell>
          <table:table-cell office:value-type="string" table:style-name="ce49">
            <text:p>1.- Se accede correctamente al aplicativo de acuerdo a lo descrito en CP001.</text:p>
            <text:p>2.- Se accede correctamente al menú “Agenda” y al submenú “Listín”.</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4.- Se verifica que, al seleccionar el nodo simple del centro elegido, se despliega un menú contextual con las opciones: Expandir, Contraer, Añadir y Eliminar.</text:p>
            <text:p>5.- Al seleccionar la opción "Eliminar”, se valida que al pulsar el botón "Continuar", el nodo seleccionado se elimina de la lista automáticamente.</text:p>
            <text:p>6.- Se verifica que al pulsar el botón "Cancelar", el sistema redirige correctamente al árbol del listín sin eliminar el registro.</text:p>
            <text:p><text:span text:style-name="T4">7.- Se adjunta captura de pantalla “CP028.jpg” como evidencia de la prueba.</text:span></text:p>
          </table:table-cell>
          <table:table-cell office:value-type="string" table:style-name="ce49">
            <text:p>- Usuario: demo</text:p>
            <text:p>- Contraseña: La del usuario “demo” o el correspondiente en cada entorno.</text:p>
            <text:p>- Menú: Agenda</text:p>
            <text:p>- Submenú: Listín</text:p>
            <text:p>- Centro: RSE</text:p>
            <text:p>- Nodo: CENTROS 112</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40">
          <table:table-cell table:style-name="ce33"/>
          <table:covered-table-cell/>
          <table:table-cell office:value-type="string" table:style-name="ce49">
            <text:p>Desplazarse a la Agenda desde un registro tipo actor disponible en el listín.</text:p>
          </table:table-cell>
          <table:table-cell office:value-type="string" table:content-validation-name="val1" table:style-name="ce50">
            <text:p>Baja</text:p>
          </table:table-cell>
          <table:table-cell office:value-type="string" table:style-name="ce50">
            <text:p>CP029</text:p>
          </table:table-cell>
          <table:table-cell office:value-type="string" table:style-name="ce49">
            <text:p>NAVEGAR A AGENDA</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genda”.</text:p>
            <text:p>3.- Pulsar en el submenú “Listín”.</text:p>
            <text:p>4.- Rellenar los campos que se deseen. Por ejemplo, pueden usarse los valores propuestos en la columna “Datos de la prueba”.</text:p>
            <text:p>5.- Para aplicar los filtros, pulsar el botón "Buscar".</text:p>
            <text:p>6.- Dirigirse a la sección "Listín", visualizar el árbol de registros filtrados y ubicar el registro de un actor. Por ejemplo, pueden usarse los valores propuestos en la columna “Datos de la prueba”.</text:p>
            <text:p>7.- Hacer clic en el nombre del actor y se desplegará un menú con opciones como: Eliminar y Consultar en Agenda.</text:p>
            <text:p><text:span text:style-name="T4">8.- Seleccionar la opción "Consultar en Agenda</text:span>".</text:p>
          </table:table-cell>
          <table:table-cell office:value-type="string" table:style-name="ce49">
            <text:p>1.- Se accede correctamente al aplicativo de acuerdo a lo descrito en CP001.</text:p>
            <text:p>2.- Se accede correctamente al menú “Agenda” y al submenú “Listín”.</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al seleccionar el actor elegido, se despliega un menú contextual con las opciones: Eliminar y Consultar en Agenda</text:span>.</text:p>
            <text:p><text:span text:style-name="T4">5.- Al seleccionar la opción "Consultar en Agenda”</text:span>, se navega a la Agenda desde el actor.</text:p>
            <text:p>6.-<text:s/><text:span text:style-name="T4">Se adjunta captura de pantalla “CP029.jpg” como evidencia de la prueba.</text:span></text:p>
          </table:table-cell>
          <table:table-cell office:value-type="string" table:style-name="ce49">
            <text:p>- Usuario: demo</text:p>
            <text:p>- Contraseña: La del usuario “demo” o el correspondiente en cada entorno.</text:p>
            <text:p>- Menú: Agenda</text:p>
            <text:p>- Submenú: Listín</text:p>
            <text:p>- Centro: RSE</text:p>
            <text:p>- Nodo: EPES</text:p>
            <text:p><text:span text:style-name="T4">- Actor: EPES Málaga</text:span></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1">
          <table:table-cell table:style-name="ce33"/>
          <table:table-cell table:style-name="ce43"/>
          <table:table-cell table:number-columns-repeated="2" table:style-name="ce44"/>
          <table:table-cell table:style-name="ce45"/>
          <table:table-cell table:style-name="ce43"/>
          <table:table-cell table:style-name="ce46"/>
          <table:table-cell table:style-name="ce44"/>
          <table:table-cell table:number-columns-repeated="2" table:style-name="ce46"/>
          <table:table-cell table:style-name="ce47"/>
          <table:table-cell table:style-name="ce45"/>
          <table:table-cell table:number-columns-repeated="2" table:style-name="ce46"/>
          <table:table-cell table:style-name="ce48"/>
          <table:table-cell table:style-name="ce34"/>
          <table:table-cell table:number-columns-repeated="16368"/>
        </table:table-row>
        <table:table-row table:style-name="ro41">
          <table:table-cell table:style-name="ce33"/>
          <table:table-cell office:value-type="string" table:number-columns-spanned="1" table:number-rows-spanned="12" table:style-name="ce57">
            <text:p>ADMINISTRACIÓN – USUARIOS</text:p>
          </table:table-cell>
          <table:table-cell office:value-type="string" table:style-name="ce49">
            <text:p>Acceso a la búsqueda de usuarios a través de unos criterios de búsqueda.</text:p>
          </table:table-cell>
          <table:table-cell office:value-type="string" table:content-validation-name="val1" table:style-name="ce50">
            <text:p>Alta</text:p>
          </table:table-cell>
          <table:table-cell office:value-type="string" table:style-name="ce50">
            <text:p>CP030</text:p>
          </table:table-cell>
          <table:table-cell office:value-type="string" table:style-name="ce49">
            <text:p>BÚSQUEDA DE USUARIOS</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53">
            <text:p>1.- Acceder al aplicativo de acuerdo a lo descrito en CP001.</text:p>
            <text:p>2.- Pulsar sobre el menú “Administración”.</text:p>
            <text:p><text:span text:style-name="T4">3.- Se precarga por defecto el submenú “Usuarios”.</text:span><text:span text:style-name="T4"/></text:p>
            <text:p>4.- Rellenar los campos que se deseen. Por ejemplo, pueden usarse los valores propuestos en la columna “Datos de la prueba”.</text:p>
            <text:p>5.- Para aplicar los filtros, pulsar el botón "Buscar".</text:p>
          </table:table-cell>
          <table:table-cell office:value-type="string" table:style-name="ce49">
            <text:p>1.- Se accede correctamente al aplicativo de acuerdo a lo descrito en CP001.</text:p>
            <text:p>2.- Se accede correctamente al menú “Administración” y al submenú “Usuarios”.</text:p>
            <text:p>3.- Se encuentran visibles los campos de búsqueda: Login, Nombre, Primer Apellido, Segundo Apellido, Perfil, opción desplegable "¿Perfil Asignado?" e ID Usuario.</text:p>
            <text:p>4.- Al seleccionar el botón "Buscar" sin haber colocado datos en los filtros, muestra todo el listado de usuarios registrados.</text:p>
            <text:p>4.- Se valida que al seleccionar el botón "Buscar" se muestra en la sección "Resultados de la búsqueda" la información correspondiente según los filtros aplicados.</text:p>
            <text:p>5.- En "Resultados de la búsqueda" se muestran los encabezados: ID Usuario, Login, Nombre, Apellidos, Municipio, Provincia, Perfiles y Acciones. Cada encabezado contendrá la información correspondiente. Es posible que algunos campos no tengan datos y, por lo tanto, queden vacíos.</text:p>
            <text:p><text:span text:style-name="T4">6.- Se adjuntan capturas de pantalla “CP030-1.jpg” y “CP030-2.jpg”<text:s/></text:span>como evidencias de la prueba.</text:p>
          </table:table-cell>
          <table:table-cell office:value-type="string" table:style-name="ce49">
            <text:p>- Usuario: demo</text:p>
            <text:p>- Contraseña: La del usuario “demo” o el correspondiente en cada entorno.</text:p>
            <text:p>- Menú: Administración</text:p>
            <text:p>- Submenú: Usuarios</text:p>
            <text:p>- Login: demo</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42">
          <table:table-cell table:style-name="ce33"/>
          <table:covered-table-cell/>
          <table:table-cell office:value-type="string" table:style-name="ce49">
            <text:p>Eliminar los valores que se han introducido en los distintos filtros de búsqueda de usuarios.</text:p>
          </table:table-cell>
          <table:table-cell office:value-type="string" table:content-validation-name="val1" table:style-name="ce50">
            <text:p>Baja</text:p>
          </table:table-cell>
          <table:table-cell office:value-type="string" table:style-name="ce50">
            <text:p>CP031</text:p>
          </table:table-cell>
          <table:table-cell office:value-type="string" table:style-name="ce49">
            <text:p>LIMPIAR BÚSQUEDA DE USUARIOS</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text:span text:style-name="T4">2.- Pulsar sobre el menú “Administración</text:span>”.</text:p>
            <text:p><text:span text:style-name="T4">3.- Se precarga por defecto el submenú “Usuarios”.</text:span><text:span text:style-name="T4"/></text:p>
            <text:p><text:span text:style-name="T4">4.- Rellenar los campos de búsqueda que se deseen. Por ejemplo, pueden usarse los valores propuestos en la columna “Datos de la prueba”.</text:span><text:span text:style-name="T4"/></text:p>
            <text:p>5.- Para limpiar los filtros, pulsar el botón "Limpiar".</text:p>
          </table:table-cell>
          <table:table-cell office:value-type="string" table:style-name="ce49">
            <text:p>1.- Se accede correctamente al aplicativo de acuerdo a lo descrito en CP001.</text:p>
            <text:p><text:span text:style-name="T4">2.- Se accede correctamente al menú “Administración” y al submenú “Usuarios</text:span>”.</text:p>
            <text:p><text:span text:style-name="T4">3.- Se valida que al seleccionar el botón "Limpiar" se borran todos los campos con información en los filtros de búsqueda.</text:span><text:span text:style-name="T4"/></text:p>
            <text:p><text:span text:style-name="T4">4.- Se valida que al seleccionar el botón “Limpiar” se limpian los resultados de búsquedas previas en el apartado “Resultados de la búsqueda”, volviendo a su valor predeterminado.</text:span><text:span text:style-name="T4"/></text:p>
            <text:p><text:span text:style-name="T4">5.- Se adjunta captura de pantalla “CP031.jpg” como evidencia de la prueba.</text:span></text:p>
          </table:table-cell>
          <table:table-cell office:value-type="string" table:style-name="ce49">
            <text:p>- Usuario: demo</text:p>
            <text:p>- Contraseña: La del usuario “demo” o el correspondiente en cada entorno.</text:p>
            <text:p>- Menú: Administración</text:p>
            <text:p>- Submenú: Usuarios</text:p>
            <text:p>- Login: demo</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24">
          <table:table-cell table:style-name="ce33"/>
          <table:covered-table-cell/>
          <table:table-cell office:value-type="string" table:style-name="ce49">
            <text:p>Ordenar las columnas de los resultados de búsqueda según orden alfabético.</text:p>
          </table:table-cell>
          <table:table-cell office:value-type="string" table:content-validation-name="val1" table:style-name="ce50">
            <text:p>Baja</text:p>
          </table:table-cell>
          <table:table-cell office:value-type="string" table:style-name="ce50">
            <text:p>CP032</text:p>
          </table:table-cell>
          <table:table-cell office:value-type="string" table:style-name="ce49">
            <text:p>ORDENAR COLUMNAS EN USUARIOS</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text:span text:style-name="T4">2.- Pulsar sobre el menú “Administración</text:span>”.</text:p>
            <text:p><text:span text:style-name="T4">3.- Se precarga por defecto el submenú “Usuarios”.</text:span><text:span text:style-name="T4"/></text:p>
            <text:p><text:span text:style-name="T4">4.- Rellenar los campos de búsqueda que se deseen. Por ejemplo, pueden usarse los valores propuestos en la columna “Datos de la prueba”.</text:span><text:span text:style-name="T4"/></text:p>
            <text:p><text:span text:style-name="T4">5.- Para aplicar los filtros, pulsar el botón "Buscar".</text:span><text:span text:style-name="T4"/></text:p>
            <text:p><text:span text:style-name="T4">6.- Seleccionar un encabezado en la tabla de "Resultados de búsqueda" (por ejemplo, "Login</text:span>"), y hacer click en la flecha ascendente. Repetir el proceso según sea necesario hasta obtener el orden deseado.</text:p>
          </table:table-cell>
          <table:table-cell office:value-type="string" table:style-name="ce49">
            <text:p>1.- Se accede correctamente al aplicativo de acuerdo a lo descrito en CP001.</text:p>
            <text:p><text:span text:style-name="T4">2.- Se accede correctamente al menú “Administración” y al submenú “Usuarios</text:span>”.</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4.- Se valida que, al hacer click en la flecha ascendente de un encabezado de la tabla de “Resultados de búsqueda”, se reorganizarán los datos según la columna seleccionada, aplicando el orden ascendente. Si el usuario repite la acción, el orden cambiará según corresponda.</text:p>
            <text:p><text:span text:style-name="T4">5.- Se adjunta captura de pantalla “CP032.jpg” como evidencia de la prueba.</text:span></text:p>
          </table:table-cell>
          <table:table-cell office:value-type="string" table:style-name="ce49">
            <text:p><text:span text:style-name="T5">- Usuario: demo</text:span><text:span text:style-name="T5"/></text:p>
            <text:p><text:span text:style-name="T5">- Contraseña: La del usuario “demo” o el correspondiente en cada entorno.</text:span><text:span text:style-name="T5"/></text:p>
            <text:p><text:span text:style-name="T5">- Menú: Agenda</text:span><text:span text:style-name="T5"/></text:p>
            <text:p><text:span text:style-name="T5">- Submenú: Usuarios</text:span><text:span text:style-name="T5"/></text:p>
            <text:p><text:span text:style-name="T4">- Login: demo</text:span><text:span text:style-name="T4"/></text:p>
            <text:p><text:span text:style-name="T4">- Columna: Login</text:span></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25">
          <table:table-cell table:style-name="ce33"/>
          <table:covered-table-cell/>
          <table:table-cell office:value-type="string" table:style-name="ce49">
            <text:p>Asignar la cantidad de ítems por página y visualizar la página deseada.</text:p>
          </table:table-cell>
          <table:table-cell office:value-type="string" table:content-validation-name="val1" table:style-name="ce50">
            <text:p>Baja</text:p>
          </table:table-cell>
          <table:table-cell office:value-type="string" table:style-name="ce50">
            <text:p>CP033</text:p>
          </table:table-cell>
          <table:table-cell office:value-type="string" table:style-name="ce49">
            <text:p>PAGINACIÓN EN USUARIOS</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text:span text:style-name="T4">2.- Pulsar sobre el menú “Administración</text:span>”.</text:p>
            <text:p><text:span text:style-name="T4">3.- Se precarga por defecto el submenú “Usuarios”.</text:span><text:span text:style-name="T4"/></text:p>
            <text:p><text:span text:style-name="T4">4.- Rellenar los campos de búsqueda que se deseen. Por ejemplo, pueden usarse los valores propuestos en la columna “Datos de la prueba”.</text:span><text:span text:style-name="T4"/></text:p>
            <text:p><text:span text:style-name="T4">5.- Para aplicar los filtros, pulsar el botón "Buscar".</text:span><text:span text:style-name="T4"/></text:p>
            <text:p>6.- Para paginar, diríjase a la parte inferior donde se encuentra la opción para seleccionar el número de ítems por página. Se desplegará un menú con las opciones 10, 20 y 30.</text:p>
          </table:table-cell>
          <table:table-cell office:value-type="string" table:style-name="ce49">
            <text:p>1.- Se accede correctamente al aplicativo de acuerdo a lo descrito en CP001.</text:p>
            <text:p><text:span text:style-name="T4">2.- Se accede correctamente al menú “Administración” y al submenú “Usuarios</text:span>”.</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en la parte inferior de la tabla de resultados, se encuentra la opción para seleccionar el número de ítems por página</text:span>, la cual despliega un menú con opciones de paginación de 10, 20 y 30 ítems.</text:p>
            <text:p>5.- Al seleccionar una opción, la tabla actualiza la cantidad de ítems mostrados por página.</text:p>
            <text:p>6.- Se visualiza un indicador en la parte inferior de la tabla con el formato "1-10 of X", "1-20 of X" o "1-30 of X", donde X representa el total de ítems encontrados según los criterios de búsqueda del usuario. Esto muestra de manera ágil la cantidad de ítems encontrados en la búsqueda.</text:p>
            <text:p><text:span text:style-name="T4">6.- Se adjunta captura de pantalla “CP033.jpg” como evidencia de la prueba.</text:span></text:p>
          </table:table-cell>
          <table:table-cell office:value-type="string" table:style-name="ce49">
            <text:p><text:span text:style-name="T4">- Usuario: demo</text:span><text:span text:style-name="T4"/></text:p>
            <text:p><text:span text:style-name="T4">- Contraseña: La del usuario “demo” o el correspondiente en cada entorno.</text:span><text:span text:style-name="T4"/></text:p>
            <text:p><text:span text:style-name="T4">- Menú: Agenda</text:span><text:span text:style-name="T4"/></text:p>
            <text:p><text:span text:style-name="T4">- Submenú: Usuarios</text:span><text:span text:style-name="T4"/></text:p>
            <text:p><text:span text:style-name="T4">- Login: demo</text:span><text:span text:style-name="T4"/></text:p>
            <text:p>- Items por página: 10</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19">
          <table:table-cell table:style-name="ce33"/>
          <table:covered-table-cell/>
          <table:table-cell office:value-type="string" table:style-name="ce49">
            <text:p>Crear un nuevo usuario a través de la administración de usuarios.</text:p>
          </table:table-cell>
          <table:table-cell office:value-type="string" table:content-validation-name="val1" table:style-name="ce50">
            <text:p>Alta</text:p>
          </table:table-cell>
          <table:table-cell office:value-type="string" table:style-name="ce50">
            <text:p>CP034</text:p>
          </table:table-cell>
          <table:table-cell office:value-type="string" table:style-name="ce49">
            <text:p>CREAR USUARIO</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text:span text:style-name="T4">1.- Acceder al aplicativo de acuerdo a lo descrito en CP001.</text:span><text:span text:style-name="T4"/></text:p>
            <text:p><text:span text:style-name="T4">2.- Pulsar sobre el menú “Administración”.</text:span><text:span text:style-name="T4"/></text:p>
            <text:p><text:span text:style-name="T4">3.- Se precarga por defecto el submenú “Usuarios”.</text:span><text:span text:style-name="T4"/></text:p>
            <text:p>3.- En la sección "Resultados de búsqueda", pulsar el botón "Nuevo" ubicado en el lado derecho.</text:p>
            <text:p>4.- Completar los campos del formulario deseados. Por ejemplo, pueden usarse los valores propuestos en la columna “Datos de la prueba”.</text:p>
            <text:p>5.- Pulsar en el botón "Crear usuario" para crear el nuevo usuario. En caso de pulsarse "Cancelar", se volvería al menú de usuarios sin guardarse los cambios.</text:p>
          </table:table-cell>
          <table:table-cell office:value-type="string" table:style-name="ce49">
            <text:p>1.- Se accede correctamente al aplicativo de acuerdo a lo descrito en CP001.</text:p>
            <text:p>2.- Se accede correctamente al menú “Administración” y al submenú “Usuarios”.</text:p>
            <text:p>3.- Se valida que se encuentra habilitado el botón "Nuevo" ubicado a la derecha de la sección "Resultados de la búsqueda".</text:p>
            <text:p>4.- Se valida que al seleccionar el botón "Nuevo", muestra una ventana con los campos editables divididos en secciones:</text:p>
            <text:p>* Datos del usuario: Login, Nombre, Primer apellido, Segundo apellido, Contraseña, DNI/NIE, Teléfono 2, Teléfono 3, Fax, Email trabajo, Observaciones.</text:p>
            <text:p>* Localización: Tipo de vía, Dirección, Portal, Comunidad, Provincia, Municipio, Código Postal.</text:p>
            <text:p>* Perfiles: En la primera columna muestra todos los perfiles disponibles en una lista con su campo de búsqueda, y en la segunda columna, muestra los perfiles asociados. Si no cuenta con perfil asociado se indica "No tiene perfiles asociados").</text:p>
            <text:p>* Permisos restringidos: Botón añadir permiso restringido, y una tabla con encabezados: Permiso, Entidad, Código y Acciones. Si no cuenta con ningún permiso restringido se indica "no hay permisos restringidos para este usuario".</text:p>
            <text:p>Al registrar un nuevo usuario, no es obligatorio asociar un perfil o añadir un permiso restringido, basta con añadir información en las primeras secciones.</text:p>
            <text:p>5.- Se valida que al completar los campos necesarios y pulsar el botón "Crear usuario", se guarda correctamente la información.</text:p>
            <text:p>6.- Se verifica que al seleccionar el botón "Cancelar", el sistema redirige correctamente al submenú “Usuarios” sin guardar la información ingresada previamente.</text:p>
            <text:p>7.- Se adjuntan capturas de pantalla “CP034-1.jpg” y “CP034-2.jpg”como evidencias de la prueba.</text:p>
          </table:table-cell>
          <table:table-cell office:value-type="string" table:style-name="ce49">
            <text:p>- Usuario: demo</text:p>
            <text:p>- Contraseña: La del usuario “demo” o el correspondiente en cada entorno.</text:p>
            <text:p>- Menú: Administración</text:p>
            <text:p>- Submenú: Usuarios</text:p>
            <text:p>- Login: login</text:p>
            <text:p>- Nombre: nombre</text:p>
            <text:p>- Primer apellido: apellido</text:p>
            <text:p>- DNI/NIE: 00000000T</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30">
          <table:table-cell table:style-name="ce33"/>
          <table:covered-table-cell/>
          <table:table-cell office:value-type="string" table:style-name="ce49">
            <text:p>Visualizar la información de un usuario a través de la administración de usuarios.</text:p>
          </table:table-cell>
          <table:table-cell office:value-type="string" table:content-validation-name="val1" table:style-name="ce50">
            <text:p>Media</text:p>
          </table:table-cell>
          <table:table-cell office:value-type="string" table:style-name="ce50">
            <text:p>CP035</text:p>
          </table:table-cell>
          <table:table-cell office:value-type="string" table:style-name="ce49">
            <text:p>CONSULTAR USUARIO</text:p>
          </table:table-cell>
          <table:table-cell office:value-type="string" table:style-name="ce49">
            <text:p>- Tener levantada la aplicación SIRENA.</text:p>
            <text:p>- Disponer de un usuario válido en la aplicación con permisos para acceder a sus funcionalidades.</text:p>
            <text:p><text:span text:style-name="T4">- Disponer de un usuario creado previamente según lo indicado en el CP034.</text:span></text:p>
          </table:table-cell>
          <table:table-cell office:value-type="string" table:style-name="ce49">
            <text:p><text:span text:style-name="T4">1.- Acceder al aplicativo de acuerdo a lo descrito en CP001.</text:span><text:span text:style-name="T4"/></text:p>
            <text:p><text:span text:style-name="T4">2.- Pulsar sobre el menú “Administración”.</text:span><text:span text:style-name="T4"/></text:p>
            <text:p><text:span text:style-name="T4">3.- Se precarga por defecto el submenú “Usuarios”.</text:span><text:span text:style-name="T4"/></text:p>
            <text:p><text:span text:style-name="T4">4.- Rellenar los campos de búsqueda que se deseen. Por ejemplo, pueden usarse los valores propuestos en la columna “Datos de la prueba”. Puede usarse también el usuario creado previamente en el CP034.</text:span><text:span text:style-name="T4"/></text:p>
            <text:p><text:span text:style-name="T4">5.- Para aplicar los filtros, pulsar el botón "Buscar".</text:span><text:span text:style-name="T4"/></text:p>
            <text:p>6.- Dirigirse a la sección "Resultados de búsqueda" y ubicar el usuario deseado.</text:p>
            <text:p><text:span text:style-name="T4">7.- Pulsar en el botón "Consultar" (icono de 3 rayas) ubicado en el campo "Acciones" del usuario</text:span><text:s/>deseado.</text:p>
            <text:p>8.- Se abrirá la pantalla "Consulta de usuario", en la que se brinda información sobre el mismo dividida en secciones (Datos del usuario, localización, perfiles y permisos restringidos).</text:p>
            <text:p>9.- Al finalizar, se pulsa el botón "Volver atrás".</text:p>
          </table:table-cell>
          <table:table-cell office:value-type="string" table:style-name="ce49">
            <text:p><text:span text:style-name="T4">1.- Se accede correctamente al aplicativo de acuerdo a lo descrito en CP001.</text:span><text:span text:style-name="T4"/></text:p>
            <text:p><text:span text:style-name="T4">2.- Se accede correctamente al menú “Administración” y al submenú “Usuarios”.</text:span><text:span text:style-name="T4"/></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4.- Se verifica que en la columna "Acciones", se muestran 3 botones: Consultar (icono de 3 rayas), Editar (icono de lápiz) y Eliminar (icono de papelera).</text:p>
            <text:p><text:span text:style-name="T4">5.- Se valida que al seleccionar el botón "Consultar" del usuario deseado, muestra una ventana con los campos editables divididos en secciones:</text:span><text:span text:style-name="T4"/></text:p>
            <text:p><text:span text:style-name="T4">* Datos del usuario: Login, Nombre, Primer apellido, Segundo apellido, Contraseña, DNI/NIE, Teléfono 2, Teléfono 3, Fax, Email trabajo, Observaciones.</text:span><text:span text:style-name="T4"/></text:p>
            <text:p><text:span text:style-name="T4">* Localización: Tipo de vía, Dirección, Portal, Comunidad, Provincia, Municipio, Código Postal.</text:span><text:span text:style-name="T4"/></text:p>
            <text:p><text:span text:style-name="T4">* Perfiles: En la primera columna muestra todos los perfiles disponibles en una lista con su campo de búsqueda, y en la segunda columna, muestra los perfiles asociados. Si no cuenta con perfil asociado se indica "No tiene perfiles asociados").</text:span><text:span text:style-name="T4"/></text:p>
            <text:p><text:span text:style-name="T4">* Permisos restringidos: Tabla con encabezados: Permiso, Entidad, Código y Acciones. Si no cuenta con ningún permiso restringido se indica "no hay permisos restringidos para este usuario".</text:span><text:span text:style-name="T4"/></text:p>
            <text:p>6.- Al pulsar el botón "Volver atrás", el sistema redirige correctamente al submenú “Usuarios”.</text:p>
            <text:p>7.- Se adjunta captura de pantalla “CP035.jpg” como evidencia de la prueba.</text:p>
          </table:table-cell>
          <table:table-cell office:value-type="string" table:style-name="ce49">
            <text:p>- Usuario: demo</text:p>
            <text:p>- Contraseña: La del usuario “demo” o el correspondiente en cada entorno.</text:p>
            <text:p>- Menú: Administración</text:p>
            <text:p>- Submenú: Usuarios</text:p>
            <text:p>- Login: login</text:p>
            <text:p>- Nombre: nombre</text:p>
            <text:p>- Primer apellido: apellido</text:p>
            <text:p><text:span text:style-name="T4">- DNI/NIE</text:span>: 00000000T</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19">
          <table:table-cell table:style-name="ce33"/>
          <table:covered-table-cell/>
          <table:table-cell office:value-type="string" table:style-name="ce49">
            <text:p>Modificar la información de un usuario a través de la administración de usuarios.</text:p>
          </table:table-cell>
          <table:table-cell office:value-type="string" table:content-validation-name="val1" table:style-name="ce50">
            <text:p>Alta</text:p>
          </table:table-cell>
          <table:table-cell office:value-type="string" table:style-name="ce50">
            <text:p>CP036</text:p>
          </table:table-cell>
          <table:table-cell office:value-type="string" table:style-name="ce49">
            <text:p>EDITAR USUARIO</text:p>
          </table:table-cell>
          <table:table-cell office:value-type="string" table:style-name="ce49">
            <text:p>- Tener levantada la aplicación SIRENA.</text:p>
            <text:p>- Disponer de un usuario válido en la aplicación con permisos para acceder a sus funcionalidades.</text:p>
            <text:p><text:span text:style-name="T4">- Disponer de un usuario creado previamente según lo indicado en el CP034.</text:span></text:p>
          </table:table-cell>
          <table:table-cell office:value-type="string" table:style-name="ce49">
            <text:p><text:span text:style-name="T4">1.- Acceder al aplicativo de acuerdo a lo descrito en CP001.</text:span><text:span text:style-name="T4"/></text:p>
            <text:p><text:span text:style-name="T4">2.- Pulsar sobre el menú “Administración”.</text:span><text:span text:style-name="T4"/></text:p>
            <text:p><text:span text:style-name="T4">3.- Se precarga por defecto el submenú “Usuarios”.</text:span><text:span text:style-name="T4"/></text:p>
            <text:p><text:span text:style-name="T4">4.- Rellenar los campos de búsqueda que se deseen. Por ejemplo, pueden usarse los valores propuestos en la columna “Datos de la prueba”. Puede usarse también el usuario creado previamente en el CP034.</text:span><text:span text:style-name="T4"/></text:p>
            <text:p><text:span text:style-name="T4">5.- Para aplicar los filtros, pulsar el botón "Buscar".</text:span><text:span text:style-name="T4"/></text:p>
            <text:p><text:span text:style-name="T4">6.- Dirigirse a la sección "Resultados de búsqueda" y ubicar el usuario deseado.</text:span><text:span text:style-name="T4"/></text:p>
            <text:p>7.- Pulsar en el botón "Editar" (icono de lápiz) ubicado en el campo "Acciones" del usuario deseado.</text:p>
            <text:p>8.- Se abrirá la pantalla "Edición de usuarios", donde se puede modificar su información asociada dividida en secciones (Datos del usuario, localización, perfiles y permisos restringidos). Por ejemplo, pueden usarse los valores propuestos en la columna “Datos de la prueba”.</text:p>
            <text:p>9.- Pulsar en el botón "Guardar" para guardar los cambios. En caso de pulsarse "Cancelar", se volvería al menú de Gestión de usuarios sin guardarse los cambios.</text:p>
          </table:table-cell>
          <table:table-cell office:value-type="string" table:style-name="ce49">
            <text:p><text:span text:style-name="T4">1.- Se accede correctamente al aplicativo de acuerdo a lo descrito en CP001.</text:span><text:span text:style-name="T4"/></text:p>
            <text:p><text:span text:style-name="T4">2.- Se accede correctamente al menú “Administración” y al submenú “Usuarios”.</text:span><text:span text:style-name="T4"/></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en la columna "Acciones", se muestran 3 botones: Consultar (icono de 3 rayas), Editar (icono de lápiz) y Eliminar (icono de papelera).</text:span><text:span text:style-name="T4"/></text:p>
            <text:p>5.- Se valida que al seleccionar el botón "Editar" del usuario deseado, muestra la ventana con la información modificable dividida en secciones:</text:p>
            <text:p><text:span text:style-name="T4">* Datos del usuario: Login, Nombre, Primer apellido, Segundo apellido, Contraseña, DNI/NIE, Teléfono 2, Teléfono 3, Fax, Email trabajo, Observaciones.</text:span><text:span text:style-name="T4"/></text:p>
            <text:p><text:span text:style-name="T4">* Localización: Tipo de vía, Dirección, Portal, Comunidad, Provincia, Municipio, Código Postal.</text:span><text:span text:style-name="T4"/></text:p>
            <text:p><text:span text:style-name="T4">* Perfiles: En la primera columna muestra todos los perfiles disponibles en una lista con su campo de búsqueda, y en la segunda columna, muestra los perfiles asociados. Si no cuenta con perfil asociado se indica "No tiene perfiles asociados").</text:span><text:span text:style-name="T4"/></text:p>
            <text:p><text:span text:style-name="T4">* Permisos restringidos: Botón añadir permiso restringido, y una tabla con encabezados: Permiso, Entidad, Código y Acciones. Si no cuenta con ningún permiso restringido se indica "no hay permisos restringidos para este usuario".</text:span><text:span text:style-name="T4"/></text:p>
            <text:p>6.- Se valida que al modificar los campos deseados y pulsar el botón "Actualizar", se actualiza correctamente la información.</text:p>
            <text:p>7.- Se verifica que al seleccionar el botón "Cancelar", el sistema redirige correctamente al submenú “Usuarios” sin guardar la información modificada previamente.</text:p>
            <text:p><text:span text:style-name="T4">7.- Se adjunta captura de pantalla “CP036.jpg” como evidencia de la prueba.</text:span></text:p>
          </table:table-cell>
          <table:table-cell office:value-type="string" table:style-name="ce49">
            <text:p>- Usuario: demo</text:p>
            <text:p>- Contraseña: La del usuario “demo” o el correspondiente en cada entorno.</text:p>
            <text:p>- Menú: Administración</text:p>
            <text:p>- Submenú: Usuarios</text:p>
            <text:p>- Login: login</text:p>
            <text:p>- Nombre: nombre</text:p>
            <text:p>- Primer apellido: apellidoMOD</text:p>
            <text:p><text:span text:style-name="T4">- DNI/NIE</text:span>: 00000000T</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43">
          <table:table-cell table:style-name="ce33"/>
          <table:covered-table-cell/>
          <table:table-cell office:value-type="string" table:style-name="ce49">
            <text:p>Eliminar un usuario y su información asociada a través de la administración de usuarios.</text:p>
          </table:table-cell>
          <table:table-cell office:value-type="string" table:content-validation-name="val1" table:style-name="ce50">
            <text:p>Media</text:p>
          </table:table-cell>
          <table:table-cell office:value-type="string" table:style-name="ce50">
            <text:p>CP037</text:p>
          </table:table-cell>
          <table:table-cell office:value-type="string" table:style-name="ce49">
            <text:p>ELIMINAR USUARIO</text:p>
          </table:table-cell>
          <table:table-cell office:value-type="string" table:style-name="ce49">
            <text:p>- Tener levantada la aplicación SIRENA.</text:p>
            <text:p>- Disponer de un usuario válido en la aplicación con permisos para acceder a sus funcionalidades.</text:p>
            <text:p><text:span text:style-name="T4">- Disponer de un usuario creado previamente según lo indicado en el CP034.</text:span></text:p>
          </table:table-cell>
          <table:table-cell office:value-type="string" table:style-name="ce49">
            <text:p><text:span text:style-name="T4">1.- Acceder al aplicativo de acuerdo a lo descrito en CP001.</text:span><text:span text:style-name="T4"/></text:p>
            <text:p><text:span text:style-name="T4">2.- Pulsar sobre el menú “Administración”.</text:span><text:span text:style-name="T4"/></text:p>
            <text:p><text:span text:style-name="T4">3.- Se precarga por defecto el submenú “Usuarios”.</text:span><text:span text:style-name="T4"/></text:p>
            <text:p><text:span text:style-name="T4">4.- Rellenar los campos de búsqueda que se deseen. Por ejemplo, pueden usarse los valores propuestos en la columna “Datos de la prueba”. Puede usarse también el usuario creado previamente en el CP034.</text:span><text:span text:style-name="T4"/></text:p>
            <text:p><text:span text:style-name="T4">5.- Para aplicar los filtros, pulsar el botón "Buscar".</text:span><text:span text:style-name="T4"/></text:p>
            <text:p><text:span text:style-name="T4">6.- Dirigirse a la sección "Resultados de búsqueda" y ubicar el usuario deseado.</text:span><text:span text:style-name="T4"/></text:p>
            <text:p>7.- Pulsar en el botón "Eliminar" (icono de papelera) ubicado en el campo "Acciones" del usuario deseado.</text:p>
            <text:p>8.- Pulsar en el botón "Continuar" ubicado dentro del popup que muestra el mensaje "¿Está seguro de eliminar este registro?" para confirmar nuestra elección.</text:p>
          </table:table-cell>
          <table:table-cell office:value-type="string" table:style-name="ce49">
            <text:p><text:span text:style-name="T4">1.- Se accede correctamente al aplicativo de acuerdo a lo descrito en CP001.</text:span><text:span text:style-name="T4"/></text:p>
            <text:p><text:span text:style-name="T4">2.- Se accede correctamente al menú “Administración” y al submenú “Usuarios”.</text:span><text:span text:style-name="T4"/></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en la columna "Acciones", se muestran 3 botones: Consultar (icono de 3 rayas), Editar (icono de lápiz) y Eliminar (icono de papelera).</text:span><text:span text:style-name="T4"/></text:p>
            <text:p>5.- Se valida que al seleccionar el botón "Eliminar" del usuario deseado, se muestra el popup con el mensaje: "¿Está seguro de eliminar este registro?" y los botones "Continuar" y "Cancelar".</text:p>
            <text:p><text:span text:style-name="T4">6.- Se valida que al pulsar el botón "Continuar", el usuario</text:span><text:s/>seleccionado se elimina de la tabla automáticamente.</text:p>
            <text:p>7.- Se verifica que al pulsar el botón "Cancelar", el sistema redirige correctamente al submenú “Usuarios” sin eliminar el usuario.</text:p>
            <text:p>8.- Se adjuntan capturas de pantalla “CP037-1.jpg” y “CP037-2.jpg” como evidencias de la prueba.</text:p>
          </table:table-cell>
          <table:table-cell office:value-type="string" table:style-name="ce49">
            <text:p>- Usuario: demo</text:p>
            <text:p>- Contraseña: La del usuario “demo” o el correspondiente en cada entorno.</text:p>
            <text:p>- Menú: Administración</text:p>
            <text:p>- Submenú: Usuarios</text:p>
            <text:p>- Login: login</text:p>
            <text:p>- Nombre: pru</text:p>
            <text:p>- Primer apellido: pru</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44">
          <table:table-cell table:style-name="ce33"/>
          <table:covered-table-cell/>
          <table:table-cell office:value-type="string" table:style-name="ce49">
            <text:p>Asignar un perfil a un usuario a través de la administración de usuarios.</text:p>
          </table:table-cell>
          <table:table-cell office:value-type="string" table:content-validation-name="val1" table:style-name="ce50">
            <text:p>Media</text:p>
          </table:table-cell>
          <table:table-cell office:value-type="string" table:style-name="ce50">
            <text:p>CP038</text:p>
          </table:table-cell>
          <table:table-cell office:value-type="string" table:style-name="ce49">
            <text:p>ASOCIAR PERFIL A USUARIO</text:p>
          </table:table-cell>
          <table:table-cell office:value-type="string" table:style-name="ce49">
            <text:p>- Tener levantada la aplicación SIRENA.</text:p>
            <text:p>- Disponer de un usuario válido en la aplicación con permisos para acceder a sus funcionalidades.</text:p>
            <text:p><text:span text:style-name="T4">- Acceder a la creación de un nuevo usuario según lo indicado en el CP034, o bien a la edición de un usuario</text:span><text:s/>según lo indicado en el CP036.</text:p>
          </table:table-cell>
          <table:table-cell office:value-type="string" table:style-name="ce49">
            <text:p><text:span text:style-name="T4">1.- Acceder al aplicativo de acuerdo a lo descrito en CP001.</text:span><text:span text:style-name="T4"/></text:p>
            <text:p><text:span text:style-name="T4">2.- Pulsar sobre el menú “Administración”.</text:span><text:span text:style-name="T4"/></text:p>
            <text:p><text:span text:style-name="T4">3.- Se precarga por defecto el submenú “Usuarios”.</text:span><text:span text:style-name="T4"/></text:p>
            <text:p><text:span text:style-name="T4">4.- Acceder a la creación de un nuevo usuario según lo indicado en el CP034, o bien a la edición de un usuario según lo indicado en el CP036.</text:span><text:span text:style-name="T4"/></text:p>
            <text:p>5.- Se abrirá la pantalla "Creación de usuarios" o "Edición de usuarios", donde se puede modificar su información asociada dividida en secciones (Datos del usuario, localización, perfiles y permisos restringidos).</text:p>
            <text:p>6.- Ubicarse en la sección "Perfiles" y dar click en las casillas correspondientes a los perfiles que se desea asignar al usuario.</text:p>
            <text:p>7.- Pulsar en el botón "Actualizar" para guardar los cambios. En caso de pulsarse "Cancelar", se volvería al menú de Gestión de usuarios sin guardarse los cambios.</text:p>
          </table:table-cell>
          <table:table-cell office:value-type="string" table:style-name="ce49">
            <text:p><text:span text:style-name="T4">1.- Se accede correctamente al aplicativo de acuerdo a lo descrito en CP001.</text:span><text:span text:style-name="T4"/></text:p>
            <text:p><text:span text:style-name="T4">2.- Se accede correctamente al menú “Administración” y al submenú “Usuarios”.</text:span><text:span text:style-name="T4"/></text:p>
            <text:p><text:span text:style-name="T4">3.- Se accede correctamente a la creación de un nuevo usuario según lo indicado en el CP034, o bien a la edición de un usuario según lo indicado en el CP036</text:span>.</text:p>
            <text:p><text:span text:style-name="T4">4.- Se verifica que puede editarse el apartado “Perfiles”. En la primera columna muestra una lista de todos los perfiles creados junto con un campo de búsqueda para filtrar y encontrar perfiles rápidamente. La segunda columna muestra los perfiles seleccionados al marcar las casillas en la primera columna, los cuales quedan asociados al usuario. Si no hay perfiles asociados, se mostrará el mensaje "No tiene perfiles asociados".</text:span><text:span text:style-name="T4"/></text:p>
            <text:p><text:span text:style-name="T4">5.- Se valida que los perfiles sin asociar pueden asociarse marcándolos en la primera columna.</text:span><text:span text:style-name="T4"/></text:p>
            <text:p><text:span text:style-name="T4">6.- Se valida que al modificar los campos deseados y pulsar el botón "Actualizar", se actualiza correctamente la información. En caso sea una creación de usuario, se pulsa el botón "Crear usuario".</text:span><text:span text:style-name="T4"/></text:p>
            <text:p><text:span text:style-name="T4">7.- Se verifica que al seleccionar el botón "Cancelar", el sistema redirige correctamente al submenú “Usuarios” sin guardar la información modificada previamente.</text:span><text:span text:style-name="T4"/></text:p>
            <text:p><text:span text:style-name="T4">8.- Se adjunta captura de pantalla “CP038.jpg” como evidencia de la prueba.</text:span></text:p>
          </table:table-cell>
          <table:table-cell office:value-type="string" table:style-name="ce49">
            <text:p>- Usuario: demo</text:p>
            <text:p>- Contraseña: La del usuario “demo” o el correspondiente en cada entorno.</text:p>
            <text:p>- Menú: Administración</text:p>
            <text:p>- Submenú: Usuarios</text:p>
            <text:p/>
            <text:p>Datos del usuario:</text:p>
            <text:p>- Login: demo</text:p>
            <text:p>- Nombre: DEMO</text:p>
            <text:p>- Primer apellido: DEMO</text:p>
            <text:p>- Segundo apellido: DEMO2</text:p>
            <text:p>- DNI/NIE: 00000000T</text:p>
            <text:p>- Dirección: prueba demo</text:p>
            <text:p/>
            <text:p>Perfiles:</text:p>
            <text:p>- Perfil asociado: Administrativo GREA</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45">
          <table:table-cell table:style-name="ce33"/>
          <table:covered-table-cell/>
          <table:table-cell office:value-type="string" table:style-name="ce49">
            <text:p>Desasignar un perfil de un usuario a través de la administración de usuarios.</text:p>
          </table:table-cell>
          <table:table-cell office:value-type="string" table:content-validation-name="val1" table:style-name="ce50">
            <text:p>Baja</text:p>
          </table:table-cell>
          <table:table-cell office:value-type="string" table:style-name="ce50">
            <text:p>CP039</text:p>
          </table:table-cell>
          <table:table-cell office:value-type="string" table:style-name="ce49">
            <text:p>QUITAR PERFIL DE USUARIO</text:p>
          </table:table-cell>
          <table:table-cell office:value-type="string" table:style-name="ce49">
            <text:p>- Tener levantada la aplicación SIRENA.</text:p>
            <text:p><text:span text:style-name="T4">- Disponer de un usuario válido en la aplicación con permisos para acceder a sus funcionalidades.</text:span><text:span text:style-name="T4"/></text:p>
            <text:p><text:span text:style-name="T4">- Acceder a la creación de un nuevo usuario según lo indicado en el CP034, o bien a la edición de un usuario según lo indicado en el CP036.</text:span></text:p>
          </table:table-cell>
          <table:table-cell office:value-type="string" table:style-name="ce49">
            <text:p><text:span text:style-name="T4">1.- Acceder al aplicativo de acuerdo a lo descrito en CP001.</text:span><text:span text:style-name="T4"/></text:p>
            <text:p><text:span text:style-name="T4">2.- Pulsar sobre el menú “Administración”.</text:span><text:span text:style-name="T4"/></text:p>
            <text:p><text:span text:style-name="T4">3.- Se precarga por defecto el submenú “Usuarios”.</text:span><text:span text:style-name="T4"/></text:p>
            <text:p><text:span text:style-name="T4">4.- Acceder a la creación de un nuevo usuario según lo indicado en el CP034, o bien a la edición de un usuario según lo indicado en el CP036.</text:span><text:span text:style-name="T4"/></text:p>
            <text:p>5.- Se abrirá la pantalla "Creación de usuarios" o "Edición de usuarios", donde se puede modificar su información asociada dividida en secciones (Datos del usuario, localización, perfiles y permisos restringidos).</text:p>
            <text:p>6.- Ubicarse en la sección "Perfiles" y dar click en las casillas (X) correspondientes a los perfiles asociados que se desea eliminar del usuario.</text:p>
            <text:p>7.- Pulsar en el botón "Actualizar" para guardar los cambios. En caso de pulsarse "Cancelar", se volvería al menú de Gestión de usuarios sin guardarse los cambios.</text:p>
          </table:table-cell>
          <table:table-cell office:value-type="string" table:style-name="ce49">
            <text:p><text:span text:style-name="T4">1.- Se accede correctamente al aplicativo de acuerdo a lo descrito en CP001.</text:span><text:span text:style-name="T4"/></text:p>
            <text:p><text:span text:style-name="T4">2.- Se accede correctamente al menú “Administración” y al submenú “Usuarios”.</text:span><text:span text:style-name="T4"/></text:p>
            <text:p><text:span text:style-name="T4">3.- Se accede correctamente a la creación de un nuevo usuario según lo indicado en el CP034, o bien a la edición de un usuario según lo indicado en el CP036</text:span>.</text:p>
            <text:p>4.- Se verifica que puede editarse el apartado “Perfiles”. En la primera columna muestra una lista de todos los perfiles creados junto con un campo de búsqueda para filtrar y encontrar perfiles rápidamente. La segunda columna muestra los perfiles seleccionados al marcar las casillas en la primera columna, los cuales quedan asociados al usuario. Si no hay perfiles asociados, se mostrará el mensaje "No tiene perfiles asociados".</text:p>
            <text:p>5.- Se valida que los perfiles asociados pueden eliminarse de dos maneras: seleccionando la casilla (X) correspondiente a cada perfil en la sección de asociados o desmarcándolos en la primera columna, si estaban previamente seleccionados.</text:p>
            <text:p>6.- Se valida que al modificar los campos deseados y pulsar el botón "Actualizar", se actualiza correctamente la información. En caso sea una creación de usuario, se pulsa el botón "Crear usuario".</text:p>
            <text:p>7.- Se verifica que al seleccionar el botón "Cancelar", el sistema redirige correctamente al submenú “Usuarios” sin guardar la información modificada previamente.</text:p>
            <text:p>8.- Se adjunta captura de pantalla “CP039.jpg” como evidencia de la prueba.</text:p>
          </table:table-cell>
          <table:table-cell office:value-type="string" table:style-name="ce49">
            <text:p>- Usuario: demo</text:p>
            <text:p>- Contraseña: La del usuario “demo” o el correspondiente en cada entorno.</text:p>
            <text:p>- Menú: Administración</text:p>
            <text:p>- Submenú: Usuarios</text:p>
            <text:p/>
            <text:p>Datos del usuario:</text:p>
            <text:p>- Login: demo</text:p>
            <text:p>- Nombre: DEMO</text:p>
            <text:p>- Primer apellido: DEMO</text:p>
            <text:p>- Segundo apellido: DEMO2</text:p>
            <text:p>- DNI/NIE: 00000000T</text:p>
            <text:p>- Dirección: prueba demo</text:p>
            <text:p/>
            <text:p>Perfiles:</text:p>
            <text:p>- Perfil quitado: Administrador de servicios</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46">
          <table:table-cell table:style-name="ce33"/>
          <table:covered-table-cell/>
          <table:table-cell office:value-type="string" table:style-name="ce53">
            <text:p>Visualizar el botón de asignación de un permiso restringido a un usuario a través de la administración de usuarios.</text:p>
          </table:table-cell>
          <table:table-cell office:value-type="string" table:content-validation-name="val1" table:style-name="ce50">
            <text:p>Media</text:p>
          </table:table-cell>
          <table:table-cell office:value-type="string" table:style-name="ce50">
            <text:p>CP040</text:p>
          </table:table-cell>
          <table:table-cell office:value-type="string" table:style-name="ce49">
            <text:p><text:span text:style-name="T4">VISUALIZAR ASOCIACIÓN DE</text:span><text:s/>PERMISO RESTRINGIDO A USUARIO</text:p>
          </table:table-cell>
          <table:table-cell office:value-type="string" table:style-name="ce49">
            <text:p>- Tener levantada la aplicación SIRENA.</text:p>
            <text:p><text:span text:style-name="T4">- Disponer de un usuario válido en la aplicación con permisos para acceder a sus funcionalidades.</text:span><text:span text:style-name="T4"/></text:p>
            <text:p><text:span text:style-name="T4">- Acceder a la creación de un nuevo usuario según lo indicado en el CP034, o bien a la edición de un usuario según lo indicado en el CP036.</text:span></text:p>
          </table:table-cell>
          <table:table-cell office:value-type="string" table:style-name="ce49">
            <text:p><text:span text:style-name="T4">1.- Acceder al aplicativo de acuerdo a lo descrito en CP001.</text:span><text:span text:style-name="T4"/></text:p>
            <text:p><text:span text:style-name="T4">2.- Pulsar sobre el menú “Administración”.</text:span><text:span text:style-name="T4"/></text:p>
            <text:p><text:span text:style-name="T4">3.- Se precarga por defecto el submenú “Usuarios”.</text:span><text:span text:style-name="T4"/></text:p>
            <text:p><text:span text:style-name="T4">4.- Acceder a la creación de un nuevo usuario según lo indicado en el CP034, o bien a la edición de un usuario según lo indicado en el CP036.</text:span><text:span text:style-name="T4"/></text:p>
            <text:p>5.- Se abrirá la pantalla "Creación de usuarios" o "Edición de usuarios", donde se puede modificar su información asociada dividida en secciones (Datos del usuario, localización, perfiles y permisos restringidos).</text:p>
            <text:p>6.- Ubicarse en la sección "Permisos restringidos" y visualizar el botón "Añadir permiso restringido". Actualmente solo se encuentra la interfaz para agregar los permisos restringidos que se deseen al usuario, las funcionalidades no irán desarrolladas en este hito.</text:p>
          </table:table-cell>
          <table:table-cell office:value-type="string" table:style-name="ce49">
            <text:p><text:span text:style-name="T4">1.- Se accede correctamente al aplicativo de acuerdo a lo descrito en CP001.</text:span><text:span text:style-name="T4"/></text:p>
            <text:p><text:span text:style-name="T4">2.- Se accede correctamente al menú “Administración” y al submenú “Usuarios”.</text:span><text:span text:style-name="T4"/></text:p>
            <text:p><text:span text:style-name="T4">3.- Se accede correctamente a la creación de un nuevo usuario según lo indicado en el CP034, o bien a la edición de un usuario según lo indicado en el CP036</text:span>.</text:p>
            <text:p>4.- Se verifica que se encuentra el apartado “Permisos restringidos”. Si no hay perfiles asociados, se mostrará el mensaje "No tiene perfiles asociados". Se visualiza el botón "Añadir permiso restringido". Actualmente solo se encuentra la interfaz para agregar los permisos restringidos que se deseen al usuario, las funcionalidades no irán desarrolladas en este hito.</text:p>
            <text:p>5.- Se adjunta captura de pantalla “CP040.jpg” como evidencia de la prueba.</text:p>
          </table:table-cell>
          <table:table-cell office:value-type="string" table:style-name="ce49">
            <text:p>- Usuario: demo</text:p>
            <text:p>- Contraseña: La del usuario “demo” o el correspondiente en cada entorno.</text:p>
            <text:p>- Menú: Administración</text:p>
            <text:p>- Submenú: Usuarios</text:p>
            <text:p/>
            <text:p>Datos del usuario:</text:p>
            <text:p>- Login: demo</text:p>
            <text:p>- Nombre: DEMO</text:p>
            <text:p>- Primer apellido: DEMO</text:p>
            <text:p>- Segundo apellido: DEMO2</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47">
          <table:table-cell table:style-name="ce33"/>
          <table:covered-table-cell/>
          <table:table-cell office:value-type="string" table:style-name="ce53">
            <text:p>Visualizar los botones adicionales de un permiso restringido de un usuario a través de la administración de usuarios.</text:p>
          </table:table-cell>
          <table:table-cell office:value-type="string" table:content-validation-name="val1" table:style-name="ce50">
            <text:p>Baja</text:p>
          </table:table-cell>
          <table:table-cell office:value-type="string" table:style-name="ce50">
            <text:p>CP041</text:p>
          </table:table-cell>
          <table:table-cell office:value-type="string" table:style-name="ce49">
            <text:p>VISUALIZAR ACCIONES SOBRE PERMISO RESTRINGIDO DE USUARIO</text:p>
          </table:table-cell>
          <table:table-cell office:value-type="string" table:style-name="ce49">
            <text:p>- Tener levantada la aplicación SIRENA.</text:p>
            <text:p><text:span text:style-name="T4">- Disponer de un usuario válido en la aplicación con permisos para acceder a sus funcionalidades.</text:span><text:span text:style-name="T4"/></text:p>
            <text:p><text:span text:style-name="T4">- Acceder a la creación de un nuevo usuario según lo indicado en el CP034, o bien a la edición de un usuario según lo indicado en el CP036.</text:span><text:span text:style-name="T4"/></text:p>
            <text:p><text:span text:style-name="T4">- Disponer de un permiso restringido asociado al usuario según lo indicado en el CP040.</text:span></text:p>
          </table:table-cell>
          <table:table-cell office:value-type="string" table:style-name="ce49">
            <text:p><text:span text:style-name="T4">1.- Acceder al aplicativo de acuerdo a lo descrito en CP001.</text:span><text:span text:style-name="T4"/></text:p>
            <text:p><text:span text:style-name="T4">2.- Pulsar sobre el menú “Administración”.</text:span><text:span text:style-name="T4"/></text:p>
            <text:p><text:span text:style-name="T4">3.- Se precarga por defecto el submenú “Usuarios”.</text:span><text:span text:style-name="T4"/></text:p>
            <text:p><text:span text:style-name="T4">4.- Acceder a la creación de un nuevo usuario según lo indicado en el CP034, o bien a la edición de un usuario según lo indicado en el CP036. El usuario debe tener permisos restringidos previamente asociados, de acuerdo con las Precondiciones.</text:span><text:span text:style-name="T4"/></text:p>
            <text:p>5.- Se abrirá la pantalla "Creación de usuarios" o "Edición de usuarios", donde se puede modificar su información asociada dividida en secciones (Datos del usuario, localización, perfiles y permisos restringidos).</text:p>
            <text:p>6.- Ubicarse en la sección "Permisos restringidos" y visualizar una botonera de acciones a realizar sobre dichos permisos ya existentes: los botones "Editar" y "Eliminar”. Actualmente solo se encuentra la interfaz para realizar acciones adicionales sobre los permisos restringidos, las funcionalidades no irán desarrolladas en este hito.</text:p>
          </table:table-cell>
          <table:table-cell office:value-type="string" table:style-name="ce49">
            <text:p><text:span text:style-name="T4">1.- Se accede correctamente al aplicativo de acuerdo a lo descrito en CP001.</text:span><text:span text:style-name="T4"/></text:p>
            <text:p><text:span text:style-name="T4">2.- Se accede correctamente al menú “Administración” y al submenú “Usuarios”.</text:span><text:span text:style-name="T4"/></text:p>
            <text:p><text:span text:style-name="T4">3.- Se accede correctamente a la creación de un nuevo usuario según lo indicado en el CP034, o bien a la edición de un usuario según lo indicado en el CP036</text:span>.</text:p>
            <text:p><text:span text:style-name="T4">4.- Se verifica que se encuentra el apartado “Permisos restringidos”. Si el usuario tiene permisos restringidos previamente asociados, se visualiza una botonera de acciones a realizar sobre dichos permisos ya existentes: los botones "Editar" y "Eliminar”</text:span>. Actualmente solo se encuentra la interfaz para modificar o eliminar los permisos restringidos que se deseen del usuario, las funcionalidades no irán desarrolladas en este hito.</text:p>
            <text:p>5.- Se adjunta captura de pantalla “CP041.jpg” como evidencia de la prueba.</text:p>
          </table:table-cell>
          <table:table-cell office:value-type="string" table:style-name="ce49">
            <text:p>- Usuario: demo</text:p>
            <text:p>- Contraseña: La del usuario “demo” o el correspondiente en cada entorno.</text:p>
            <text:p>- Menú: Administración</text:p>
            <text:p>- Submenú: Usuarios</text:p>
            <text:p/>
            <text:p>Datos del usuario:</text:p>
            <text:p>- Login: demo</text:p>
            <text:p>- Nombre: DEMO</text:p>
            <text:p>- Primer apellido: DEMO</text:p>
            <text:p>- Segundo apellido: DEMO2</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1">
          <table:table-cell table:style-name="ce33"/>
          <table:table-cell table:style-name="ce43"/>
          <table:table-cell table:number-columns-repeated="2" table:style-name="ce44"/>
          <table:table-cell table:style-name="ce45"/>
          <table:table-cell table:style-name="ce43"/>
          <table:table-cell table:style-name="ce46"/>
          <table:table-cell table:style-name="ce44"/>
          <table:table-cell table:number-columns-repeated="2" table:style-name="ce46"/>
          <table:table-cell table:style-name="ce47"/>
          <table:table-cell table:style-name="ce45"/>
          <table:table-cell table:number-columns-repeated="2" table:style-name="ce46"/>
          <table:table-cell table:style-name="ce48"/>
          <table:table-cell table:style-name="ce34"/>
          <table:table-cell table:number-columns-repeated="16368"/>
        </table:table-row>
        <table:table-row table:style-name="ro48">
          <table:table-cell table:style-name="ce33"/>
          <table:table-cell office:value-type="string" table:number-columns-spanned="1" table:number-rows-spanned="12" table:style-name="ce57">
            <text:p>ADMINISTRACIÓN – PERFILES</text:p>
          </table:table-cell>
          <table:table-cell office:value-type="string" table:style-name="ce49">
            <text:p>Acceso a la búsqueda de perfiles a través de unos criterios de búsqueda.</text:p>
          </table:table-cell>
          <table:table-cell office:value-type="string" table:content-validation-name="val1" table:style-name="ce50">
            <text:p>Alta</text:p>
          </table:table-cell>
          <table:table-cell office:value-type="string" table:style-name="ce50">
            <text:p>CP042</text:p>
          </table:table-cell>
          <table:table-cell office:value-type="string" table:style-name="ce49">
            <text:p>BÚSQUEDA DE PERFILES</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dministración”.</text:p>
            <text:p>3.- Pulsar en el submenú “Perfiles”.</text:p>
            <text:p>4.- Rellenar los campos que se deseen. Por ejemplo, pueden usarse los valores propuestos en la columna “Datos de la prueba”.</text:p>
            <text:p>5.- Para aplicar los filtros, pulsar el botón "Buscar".</text:p>
          </table:table-cell>
          <table:table-cell office:value-type="string" table:style-name="ce49">
            <text:p>1.- Se accede correctamente al aplicativo de acuerdo a lo descrito en CP001.</text:p>
            <text:p>2.- Se accede correctamente al menú “Administración” y al submenú “Perfiles”.</text:p>
            <text:p>3.- Se encuentran visibles los campos de búsqueda: Nombre y Descripción.</text:p>
            <text:p>4.- Se valida que al seleccionar el botón "Buscar" se muestra en la sección "Resultados de la búsqueda" la información correspondiente según los filtros aplicados.</text:p>
            <text:p>5.- Al seleccionar el botón "Buscar" sin haber colocado datos en los filtros, muestra todo el listado de perfiles registrados.</text:p>
            <text:p>6.- En "Resultados de la búsqueda" se muestran los encabezados: Nombre, Descripción y Acciones. Cada encabezado contendrá la información correspondiente. Es posible que algunos campos no tengan datos y, por lo tanto, queden vacíos.</text:p>
            <text:p>7.- Se adjuntan capturas de pantalla “CP042-1.jpg” y “CP042-2.jpg” como evidencias de la prueba.</text:p>
          </table:table-cell>
          <table:table-cell office:value-type="string" table:style-name="ce49">
            <text:p>- Usuario: demo</text:p>
            <text:p>- Contraseña: La del usuario “demo” o el correspondiente en cada entorno.</text:p>
            <text:p>- Menú: Administración</text:p>
            <text:p>- Submenú: Perfiles</text:p>
            <text:p>- Nombre: perfil</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49">
          <table:table-cell table:style-name="ce33"/>
          <table:covered-table-cell/>
          <table:table-cell office:value-type="string" table:style-name="ce49">
            <text:p>Eliminar los valores que se han introducido en los distintos filtros de búsqueda de perfiles.</text:p>
          </table:table-cell>
          <table:table-cell office:value-type="string" table:content-validation-name="val1" table:style-name="ce50">
            <text:p>Baja</text:p>
          </table:table-cell>
          <table:table-cell office:value-type="string" table:style-name="ce50">
            <text:p>CP043</text:p>
          </table:table-cell>
          <table:table-cell office:value-type="string" table:style-name="ce49">
            <text:p>LIMPIAR BÚSQUEDA DE PERFILES</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text:span text:style-name="T4">2.- Pulsar sobre el menú “Administración”.</text:span><text:span text:style-name="T4"/></text:p>
            <text:p><text:span text:style-name="T4">3.- Pulsar en el submenú “Perfiles”.</text:span><text:span text:style-name="T4"/></text:p>
            <text:p><text:span text:style-name="T4">4.- Rellenar los campos de búsqueda que se deseen. Por ejemplo, pueden usarse los valores propuestos en la columna “Datos de la prueba”.</text:span><text:span text:style-name="T4"/></text:p>
            <text:p>5.- Para limpiar los filtros, pulsar el botón "Limpiar".</text:p>
          </table:table-cell>
          <table:table-cell office:value-type="string" table:style-name="ce49">
            <text:p>1.- Se accede correctamente al aplicativo de acuerdo a lo descrito en CP001.</text:p>
            <text:p><text:span text:style-name="T4">2.- Se accede correctamente al menú “Administración” y al submenú “Perfiles”.</text:span><text:span text:style-name="T4"/></text:p>
            <text:p><text:span text:style-name="T4">3.- Se valida que al seleccionar el botón "Limpiar" se borran todos los campos con información en los filtros de búsqueda.</text:span><text:span text:style-name="T4"/></text:p>
            <text:p><text:span text:style-name="T4">4.- Se valida que al seleccionar el botón “Limpiar” se limpian los resultados de búsquedas previas en el apartado “Resultados de la búsqueda”, volviendo a su valor predeterminado.</text:span><text:span text:style-name="T4"/></text:p>
            <text:p><text:span text:style-name="T4">5.- Se adjunta captura de pantalla “CP043.jpg” como evidencia de la prueba.</text:span></text:p>
          </table:table-cell>
          <table:table-cell office:value-type="string" table:style-name="ce49">
            <text:p>- Usuario: demo</text:p>
            <text:p>- Contraseña: La del usuario “demo” o el correspondiente en cada entorno.</text:p>
            <text:p>- Menú: Administración</text:p>
            <text:p>- Submenú: Perfiles</text:p>
            <text:p>- Nombre: perfil</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50">
          <table:table-cell table:style-name="ce33"/>
          <table:covered-table-cell/>
          <table:table-cell office:value-type="string" table:style-name="ce49">
            <text:p>Ordenar las columnas de los resultados de búsqueda según orden alfabético.</text:p>
          </table:table-cell>
          <table:table-cell office:value-type="string" table:content-validation-name="val1" table:style-name="ce50">
            <text:p>Baja</text:p>
          </table:table-cell>
          <table:table-cell office:value-type="string" table:style-name="ce50">
            <text:p>CP044</text:p>
          </table:table-cell>
          <table:table-cell office:value-type="string" table:style-name="ce49">
            <text:p>ORDENAR COLUMNAS EN PERFILES</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text:span text:style-name="T4">2.- Pulsar sobre el menú “Administración”.</text:span><text:span text:style-name="T4"/></text:p>
            <text:p><text:span text:style-name="T4">3.- Pulsar en el submenú “Perfiles”.</text:span><text:span text:style-name="T4"/></text:p>
            <text:p><text:span text:style-name="T4">4.- Rellenar los campos de búsqueda que se deseen. Por ejemplo, pueden usarse los valores propuestos en la columna “Datos de la prueba”.</text:span><text:span text:style-name="T4"/></text:p>
            <text:p><text:span text:style-name="T4">5.- Para aplicar los filtros, pulsar el botón "Buscar".</text:span><text:span text:style-name="T4"/></text:p>
            <text:p><text:span text:style-name="T4">6.- Seleccionar un encabezado en la tabla de "Resultados de búsqueda" (por ejemplo, "Descripción</text:span>"), y hacer click en la flecha ascendente. Repetir el proceso según sea necesario hasta obtener el orden deseado.</text:p>
          </table:table-cell>
          <table:table-cell office:value-type="string" table:style-name="ce49">
            <text:p>1.- Se accede correctamente al aplicativo de acuerdo a lo descrito en CP001.</text:p>
            <text:p><text:span text:style-name="T4">2.- Se accede correctamente al menú “Administración” y al submenú “Perfiles”.</text:span><text:span text:style-name="T4"/></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4.- Se valida que, al hacer click en la flecha ascendente de un encabezado de la tabla de “Resultados de búsqueda”, se reorganizarán los datos según la columna seleccionada, aplicando el orden ascendente. Si el usuario repite la acción, el orden cambiará según corresponda.</text:p>
            <text:p><text:span text:style-name="T4">5.- Se adjunta captura de pantalla “CP044.jpg” como evidencia de la prueba.</text:span></text:p>
          </table:table-cell>
          <table:table-cell office:value-type="string" table:style-name="ce49">
            <text:p>- Usuario: demo</text:p>
            <text:p>- Contraseña: La del usuario “demo” o el correspondiente en cada entorno.</text:p>
            <text:p>- Menú: Administración</text:p>
            <text:p>- Submenú: Perfiles</text:p>
            <text:p><text:span text:style-name="T4">- Nombre: perfil</text:span><text:span text:style-name="T4"/></text:p>
            <text:p><text:span text:style-name="T4">- Columna: Descripción</text:span></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51">
          <table:table-cell table:style-name="ce33"/>
          <table:covered-table-cell/>
          <table:table-cell office:value-type="string" table:style-name="ce49">
            <text:p>Asignar la cantidad de ítems por página y visualizar la página deseada.</text:p>
          </table:table-cell>
          <table:table-cell office:value-type="string" table:content-validation-name="val1" table:style-name="ce50">
            <text:p>Baja</text:p>
          </table:table-cell>
          <table:table-cell office:value-type="string" table:style-name="ce50">
            <text:p>CP045</text:p>
          </table:table-cell>
          <table:table-cell office:value-type="string" table:style-name="ce49">
            <text:p>PAGINACIÓN EN PERFILES</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dministración”.</text:p>
            <text:p><text:span text:style-name="T4">3.- Pulsar en el submenú “Perfiles”.</text:span><text:span text:style-name="T4"/></text:p>
            <text:p>4.- Rellenar los campos de búsqueda que se deseen. Por ejemplo, pueden usarse los valores propuestos en la columna “Datos de la prueba”.</text:p>
            <text:p>5.- Para aplicar los filtros, pulsar el botón "Buscar".</text:p>
            <text:p>6.- Para paginar, diríjase a la parte inferior donde se encuentra la opción para seleccionar el número de ítems por página. Se desplegará un menú con las opciones 10, 20 y 30.</text:p>
          </table:table-cell>
          <table:table-cell office:value-type="string" table:style-name="ce49">
            <text:p>1.- Se accede correctamente al aplicativo de acuerdo a lo descrito en CP001.</text:p>
            <text:p><text:span text:style-name="T4">2.- Se accede correctamente al menú “Administración” y al submenú “Perfiles”.</text:span><text:span text:style-name="T4"/></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en la parte inferior de la tabla de resultados, se encuentra la opción para seleccionar el número de ítems por página</text:span>, la cual despliega un menú con opciones de paginación de 10, 20 y 30 ítems.</text:p>
            <text:p>5.- Al seleccionar una opción, la tabla actualiza la cantidad de ítems mostrados por página.</text:p>
            <text:p>6.- Se visualiza un indicador en la parte inferior de la tabla con el formato "1-10 of X", "1-20 of X" o "1-30 of X", donde X representa el total de ítems encontrados según los criterios de búsqueda del usuario. Esto muestra de manera ágil la cantidad de ítems encontrados en la búsqueda.</text:p>
            <text:p><text:span text:style-name="T4">6.- Se adjunta captura de pantalla “CP045.jpg” como evidencia de la prueba.</text:span></text:p>
          </table:table-cell>
          <table:table-cell office:value-type="string" table:style-name="ce49">
            <text:p>- Usuario: demo</text:p>
            <text:p>- Contraseña: La del usuario “demo” o el correspondiente en cada entorno.</text:p>
            <text:p>- Menú: Administración</text:p>
            <text:p>- Submenú: Perfiles</text:p>
            <text:p>- Nombre: perfil</text:p>
            <text:p><text:span text:style-name="T4">- Items por página: 10</text:span></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52">
          <table:table-cell table:style-name="ce33"/>
          <table:covered-table-cell/>
          <table:table-cell office:value-type="string" table:style-name="ce49">
            <text:p>Crear un nuevo perfil a través de la administración de perfiles.</text:p>
          </table:table-cell>
          <table:table-cell office:value-type="string" table:content-validation-name="val1" table:style-name="ce50">
            <text:p>Alta</text:p>
          </table:table-cell>
          <table:table-cell office:value-type="string" table:style-name="ce50">
            <text:p>CP046</text:p>
          </table:table-cell>
          <table:table-cell office:value-type="string" table:style-name="ce49">
            <text:p>CREAR PERFIL</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dministración”.</text:p>
            <text:p><text:span text:style-name="T4">3.- Pulsar en el submenú “Perfiles”.</text:span><text:span text:style-name="T4"/></text:p>
            <text:p>4.- En la sección "Resultados de búsqueda", pulsar el botón "Nuevo" ubicado en el lado derecho.</text:p>
            <text:p>5.- Completar los campos del formulario deseados. Por ejemplo, pueden usarse los valores propuestos en la columna “Datos de la prueba”.</text:p>
            <text:p>6.- Pulsar en el botón "Guardar" para crear el nuevo usuario. En caso de pulsarse "Continuar" permitirá añadir perfiles asociados y permisos, y en caso de pulsarse "Salir" se volvería al menú de "Perfiles" (con el perfil ya guardado).</text:p>
          </table:table-cell>
          <table:table-cell office:value-type="string" table:style-name="ce49">
            <text:p>1.- Se accede correctamente al aplicativo de acuerdo a lo descrito en CP001.</text:p>
            <text:p>2.- Se accede correctamente al menú “Administración” y al submenú “Perfiles”.</text:p>
            <text:p>3.- Se valida que se encuentra habilitado el botón "Nuevo" ubicado a la derecha de la sección "Resultados de la búsqueda".</text:p>
            <text:p>4.- Se valida que al seleccionar el botón "Nuevo", muestra la ventana con los campos editables: Nombre y Descripción. Al registrar un nuevo perfil, no es obligatorio asociar un perfil o añadir un permiso restringido, basta con añadir información en Datos principales.</text:p>
            <text:p>5.- Se valida que al completar los campos necesarios y pulsar el botón "Guardar", se guarda correctamente la información anunciando en un popup “El registro se ha guardado correctamente”.</text:p>
            <text:p>6.- Se verifica que al seleccionar el botón "Continuar", se puede asociar tanto perfiles disponibles como permisos. En caso de que se añadan, se debe pulsar el botón "Guardar" al finalizar.</text:p>
            <text:p><text:span text:style-name="T4">7.- Se verifica que al seleccionar el botón "Salir", el sistema redirige correctamente al submenú “Perfiles” (con el perfil ya guardado)</text:span>.</text:p>
            <text:p>8.- Se adjuntan capturas de pantalla “CP046-1.jpg” y “CP046-2.jpg” como evidencias de la prueba.</text:p>
          </table:table-cell>
          <table:table-cell office:value-type="string" table:style-name="ce49">
            <text:p>- Usuario: demo</text:p>
            <text:p>- Contraseña: La del usuario “demo” o el correspondiente en cada entorno.</text:p>
            <text:p>- Menú: Administración</text:p>
            <text:p>- Submenú: Perfiles</text:p>
            <text:p>- Nombre: perfilito</text:p>
            <text:p>- Descripción: sdfsd</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53">
          <table:table-cell table:style-name="ce33"/>
          <table:covered-table-cell/>
          <table:table-cell office:value-type="string" table:style-name="ce49">
            <text:p>Visualizar la información de un perfil a través de la administración de perfiles.</text:p>
          </table:table-cell>
          <table:table-cell office:value-type="string" table:content-validation-name="val1" table:style-name="ce50">
            <text:p>Media</text:p>
          </table:table-cell>
          <table:table-cell office:value-type="string" table:style-name="ce50">
            <text:p>CP047</text:p>
          </table:table-cell>
          <table:table-cell office:value-type="string" table:style-name="ce49">
            <text:p>CONSULTAR PERFIL</text:p>
          </table:table-cell>
          <table:table-cell office:value-type="string" table:style-name="ce49">
            <text:p>- Tener levantada la aplicación SIRENA.</text:p>
            <text:p>- Disponer de un usuario válido en la aplicación con permisos para acceder a sus funcionalidades.</text:p>
            <text:p><text:span text:style-name="T4">- Disponer de un perfil creado previamente según lo indicado en el CP046.</text:span></text:p>
          </table:table-cell>
          <table:table-cell office:value-type="string" table:style-name="ce49">
            <text:p><text:span text:style-name="T4">1.- Acceder al aplicativo de acuerdo a lo descrito en CP001.</text:span><text:span text:style-name="T4"/></text:p>
            <text:p><text:span text:style-name="T4">2.- Pulsar sobre el menú “Administración”.</text:span><text:span text:style-name="T4"/></text:p>
            <text:p><text:span text:style-name="T4">3.- Pulsar en el submenú “Perfiles”.</text:span><text:span text:style-name="T4"/></text:p>
            <text:p><text:span text:style-name="T4">4.- Rellenar los campos de búsqueda que se deseen. Por ejemplo, pueden usarse los valores propuestos en la columna “Datos de la prueba”. Puede usarse también el perfil creado previamente en el CP046.</text:span><text:span text:style-name="T4"/></text:p>
            <text:p><text:span text:style-name="T4">5.- Para aplicar los filtros, pulsar el botón "Buscar".</text:span><text:span text:style-name="T4"/></text:p>
            <text:p><text:span text:style-name="T4">6.- Dirigirse a la sección "Resultados de búsqueda" y ubicar el perfil deseado.</text:span><text:span text:style-name="T4"/></text:p>
            <text:p><text:span text:style-name="T4">7.- Pulsar en el botón "Consultar" (icono de 3 rayas) ubicado en el campo "Acciones" del perfil deseado.</text:span><text:span text:style-name="T4"/></text:p>
            <text:p><text:span text:style-name="T4">8.- Se abrirá la pantalla de consulta, en la que se brinda información sobre el mismo dividida en secciones (Datos principales, perfiles y permisos).</text:span><text:span text:style-name="T4"/></text:p>
            <text:p><text:span text:style-name="T4">9.- Al finalizar, se pulsa el botón "Volver".</text:span></text:p>
          </table:table-cell>
          <table:table-cell office:value-type="string" table:style-name="ce49">
            <text:p><text:span text:style-name="T4">1.- Se accede correctamente al aplicativo de acuerdo a lo descrito en CP001.</text:span><text:span text:style-name="T4"/></text:p>
            <text:p><text:span text:style-name="T4">2.- Se accede correctamente al menú “Administración” y al submenú “Perfiles”.</text:span><text:span text:style-name="T4"/></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en la columna "Acciones", se muestran 3 botones: Consultar (icono de 3 rayas), Editar (icono de lápiz) y Eliminar (icono de papelera).</text:span><text:span text:style-name="T4"/></text:p>
            <text:p>5.- Se valida que al seleccionar el botón "Consultar" del perfil deseado, muestra la ventana con la información requerida dividida en secciones:</text:p>
            <text:p>* Datos principales: Nombre y Descripción.</text:p>
            <text:p>* Perfiles: Muestra un listado de todos los perfiles asociados. Si no hay perfiles asociados, se indica "No tiene perfiles asociados".</text:p>
            <text:p>* Permisos: Muestra un listado de todos los permisos asociados. Si no hay permisos asociados, se indica "No tiene permisos asociados".</text:p>
            <text:p>6.- Al pulsar el botón "Volver", el sistema redirige correctamente al submenú “Perfiles”.</text:p>
            <text:p>7.- Se adjunta captura de pantalla “CP047.jpg” como evidencia de la prueba.</text:p>
          </table:table-cell>
          <table:table-cell office:value-type="string" table:style-name="ce49">
            <text:p>- Usuario: demo</text:p>
            <text:p>- Contraseña: La del usuario “demo” o el correspondiente en cada entorno.</text:p>
            <text:p>- Menú: Administración</text:p>
            <text:p>- Submenú: Perfiles</text:p>
            <text:p>- Nombre: Administrador de perfiles</text:p>
            <text:p>- Descripción: Permite consultar los perfiles del 112</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19">
          <table:table-cell table:style-name="ce33"/>
          <table:covered-table-cell/>
          <table:table-cell office:value-type="string" table:style-name="ce49">
            <text:p>Modificar la información de un perfil a través de la administración de perfiles.</text:p>
          </table:table-cell>
          <table:table-cell office:value-type="string" table:content-validation-name="val1" table:style-name="ce50">
            <text:p>Alta</text:p>
          </table:table-cell>
          <table:table-cell office:value-type="string" table:style-name="ce50">
            <text:p>CP048</text:p>
          </table:table-cell>
          <table:table-cell office:value-type="string" table:style-name="ce49">
            <text:p>EDITAR PERFIL</text:p>
          </table:table-cell>
          <table:table-cell office:value-type="string" table:style-name="ce49">
            <text:p>- Tener levantada la aplicación SIRENA.</text:p>
            <text:p>- Disponer de un usuario válido en la aplicación con permisos para acceder a sus funcionalidades.</text:p>
            <text:p><text:span text:style-name="T4">- Disponer de un perfil creado previamente según lo indicado en el CP046.</text:span></text:p>
          </table:table-cell>
          <table:table-cell office:value-type="string" table:style-name="ce53">
            <text:p>1.- Acceder al aplicativo de acuerdo a lo descrito en CP001.</text:p>
            <text:p>2.- Pulsar sobre el menú “Administración”.</text:p>
            <text:p>3.- Se precarga por defecto el submenú “Perfiles”.</text:p>
            <text:p>4.- Rellenar los campos de búsqueda que se deseen. Por ejemplo, pueden usarse los valores propuestos en la columna “Datos de la prueba”. Puede usarse también el usuario creado previamente en el CP046.</text:p>
            <text:p>5.- Para aplicar los filtros, pulsar el botón "Buscar".</text:p>
            <text:p>6.- Dirigirse a la sección "Resultados de búsqueda" y ubicar el perfil deseado.</text:p>
            <text:p>7.- Pulsar en el botón "Editar" (icono de lápiz) ubicado en el campo "Acciones" del perfil deseado.</text:p>
            <text:p>8.- Completar los campos del formulario deseados. Por ejemplo, pueden usarse los valores propuestos en la columna “Datos de la prueba”.</text:p>
            <text:p>9.- Pulsar en el botón "Guardar" para guardar los cambios. En caso de pulsarse "Cancelar", se volvería al menú de Perfiles sin guardarse los cambios.</text:p>
          </table:table-cell>
          <table:table-cell office:value-type="string" table:style-name="ce53">
            <text:p>1.- Se accede correctamente al aplicativo de acuerdo a lo descrito en CP001.</text:p>
            <text:p>2.- Se accede correctamente al menú “Administración” y al submenú “Perfiles”.</text:p>
            <text:p>3.- Se registra correctamente la información en los filtros necesarios para la búsqueda y se valida que al seleccionar el botón "Buscar" se muestra en la sección "Resultados de la búsqueda" la información correspondiente según los filtros aplicados.</text:p>
            <text:p>4.- Se verifica que en la columna "Acciones", se muestran 3 botones: Consultar (icono de 3 rayas), Editar (icono de lápiz) y Eliminar (icono de papelera).</text:p>
            <text:p><text:span text:style-name="T4">5.- Se valida que al seleccionar el botón "Editar" del perfil</text:span><text:s/>deseado, muestra la ventana con la información modificable dividida en secciones:</text:p>
            <text:p>* Datos principales: Nombre y Descripción.</text:p>
            <text:p>* Perfiles: En la primera columna muestra todos los perfiles disponibles en una lista con su campo de búsqueda, y en la segunda columna, muestra los perfiles asociados. Si no cuenta con perfil asociado se indica "No tiene perfiles asociados").</text:p>
            <text:p>* Permisos restringidos: Botón añadir permiso restringido, y una tabla con encabezados: Permiso, Entidad, Código y Acciones. Si no cuenta con ningún permiso restringido se indica "no hay permisos restringidos para este usuario".</text:p>
            <text:p>6.- Se valida que al modificar los campos, y añadir o quitar los perfiles y permisos deseados, al pulsar el botón "Guardar", se actualiza correctamente la información.</text:p>
            <text:p>7.- Se verifica que al seleccionar el botón "Cancelar", el sistema redirige correctamente al submenú “Perfiles” sin guardar la información modificada previamente.</text:p>
            <text:p>8.- Se adjunta captura de pantalla “CP048-1.jpg” y “CP048-2.jpg” como evidencia de la prueba.</text:p>
          </table:table-cell>
          <table:table-cell office:value-type="string" table:style-name="ce49">
            <text:p>- Usuario: demo</text:p>
            <text:p>- Contraseña: La del usuario “demo” o el correspondiente en cada entorno.</text:p>
            <text:p>- Menú: Administración</text:p>
            <text:p>- Submenú: Perfiles</text:p>
            <text:p>- Nombre: perfilito</text:p>
            <text:p>- Descripción: fsdfsd</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54">
          <table:table-cell table:style-name="ce33"/>
          <table:covered-table-cell/>
          <table:table-cell office:value-type="string" table:style-name="ce49">
            <text:p>Eliminar un perfil a través de la administración de perfiles.</text:p>
          </table:table-cell>
          <table:table-cell office:value-type="string" table:content-validation-name="val1" table:style-name="ce50">
            <text:p>Media</text:p>
          </table:table-cell>
          <table:table-cell office:value-type="string" table:style-name="ce50">
            <text:p>CP049</text:p>
          </table:table-cell>
          <table:table-cell office:value-type="string" table:style-name="ce49">
            <text:p>ELIMINAR PERFIL</text:p>
          </table:table-cell>
          <table:table-cell office:value-type="string" table:style-name="ce49">
            <text:p>- Tener levantada la aplicación SIRENA.</text:p>
            <text:p>- Disponer de un usuario válido en la aplicación con permisos para acceder a sus funcionalidades.</text:p>
            <text:p><text:span text:style-name="T4">- Disponer de un perfil creado previamente según lo indicado en el CP046.</text:span></text:p>
          </table:table-cell>
          <table:table-cell office:value-type="string" table:style-name="ce49">
            <text:p><text:span text:style-name="T4">1.- Acceder al aplicativo de acuerdo a lo descrito en CP001.</text:span><text:span text:style-name="T4"/></text:p>
            <text:p><text:span text:style-name="T4">2.- Pulsar sobre el menú “Administración”.</text:span><text:span text:style-name="T4"/></text:p>
            <text:p><text:span text:style-name="T4">3.- Pulsar en el submenú “Perfiles”.</text:span><text:span text:style-name="T4"/></text:p>
            <text:p><text:span text:style-name="T4">4.- Rellenar los campos de búsqueda que se deseen. Por ejemplo, pueden usarse los valores propuestos en la columna “Datos de la prueba”. Puede usarse también el perfil creado previamente en el CP046.</text:span><text:span text:style-name="T4"/></text:p>
            <text:p><text:span text:style-name="T4">5.- Para aplicar los filtros, pulsar el botón "Buscar".</text:span><text:span text:style-name="T4"/></text:p>
            <text:p><text:span text:style-name="T4">6.- Dirigirse a la sección "Resultados de búsqueda" y ubicar el perfil deseado.</text:span><text:span text:style-name="T4"/></text:p>
            <text:p><text:span text:style-name="T4">7.- Pulsar en el botón "Eliminar" (icono de papelera) ubicado en el campo "Acciones" del perfil deseado.</text:span><text:span text:style-name="T4"/></text:p>
            <text:p><text:span text:style-name="T4">8.- Pulsar en el botón "Continuar" ubicado dentro del popup que muestra el mensaje "¿Está seguro de eliminar este perfil?" para confirmar nuestra elección.</text:span></text:p>
          </table:table-cell>
          <table:table-cell office:value-type="string" table:style-name="ce49">
            <text:p><text:span text:style-name="T4">1.- Se accede correctamente al aplicativo de acuerdo a lo descrito en CP001.</text:span><text:span text:style-name="T4"/></text:p>
            <text:p><text:span text:style-name="T4">2.- Se accede correctamente al menú “Administración” y al submenú “Perfiles”.</text:span><text:span text:style-name="T4"/></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en la columna "Acciones", se muestran 3 botones: Consultar (icono de 3 rayas), Editar (icono de lápiz) y Eliminar (icono de papelera).</text:span><text:span text:style-name="T4"/></text:p>
            <text:p><text:span text:style-name="T4">5.- Se valida que al seleccionar el botón "Eliminar" del perfil</text:span><text:s/>deseado, se muestra el popup con el mensaje: "¿Está seguro de eliminar este perfil?" y los botones "Continuar" y "Cancelar".</text:p>
            <text:p>6.- Se valida que al pulsar el botón "Continuar", el perfil seleccionado se elimina de la tabla automáticamente.</text:p>
            <text:p>7.- Se verifica que al pulsar el botón "Cancelar", el sistema redirige correctamente al submenú “Perfiles” sin eliminar el perfil.</text:p>
            <text:p>8.- Se adjuntan capturas de pantalla “CP049-1.jpg” y “CP049-2.jpg” como evidencias de la prueba.</text:p>
          </table:table-cell>
          <table:table-cell office:value-type="string" table:style-name="ce49">
            <text:p>- Usuario: demo</text:p>
            <text:p>- Contraseña: La del usuario “demo” o el correspondiente en cada entorno.</text:p>
            <text:p>- Menú: Administración</text:p>
            <text:p>- Submenú: Perfiles</text:p>
            <text:p>- Nombre: perfilito</text:p>
            <text:p>- Descripción: sdfsd</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55">
          <table:table-cell table:style-name="ce33"/>
          <table:covered-table-cell/>
          <table:table-cell office:value-type="string" table:style-name="ce49">
            <text:p>Asignar un perfil a otro a través de la administración de perfiles.</text:p>
          </table:table-cell>
          <table:table-cell office:value-type="string" table:content-validation-name="val1" table:style-name="ce50">
            <text:p>Media</text:p>
          </table:table-cell>
          <table:table-cell office:value-type="string" table:style-name="ce50">
            <text:p>CP050</text:p>
          </table:table-cell>
          <table:table-cell office:value-type="string" table:style-name="ce49">
            <text:p>ASOCIAR PERFIL A PERFIL</text:p>
          </table:table-cell>
          <table:table-cell office:value-type="string" table:style-name="ce49">
            <text:p>- Tener levantada la aplicación SIRENA.</text:p>
            <text:p>- Disponer de un usuario válido en la aplicación con permisos para acceder a sus funcionalidades.</text:p>
            <text:p><text:span text:style-name="T4">- Acceder a la creación de un nuevo perfil según lo indicado en el CP046, o bien a la edición de un perfil según lo indicado en el CP048.</text:span></text:p>
          </table:table-cell>
          <table:table-cell office:value-type="string" table:style-name="ce53">
            <text:p>1.- Acceder al aplicativo de acuerdo a lo descrito en CP001.</text:p>
            <text:p>2.- Pulsar sobre el menú “Administración”.</text:p>
            <text:p><text:span text:style-name="T4">3.- Pulsar en el submenú “Perfiles”.</text:span><text:span text:style-name="T4"/></text:p>
            <text:p><text:span text:style-name="T4">4.- Acceder a la creación de un nuevo perfil según lo indicado en el CP046, o bien a la edición de un perfil</text:span><text:s/>según lo indicado en el CP048.</text:p>
            <text:p>5.- Se abrirá la pantalla "Perfiles", donde se puede modificar su información asociada dividida en secciones (Datos principales, perfiles y permisos).</text:p>
            <text:p>6.- Ubicarse en la sección "Perfiles" y dar click en las casillas correspondientes a los perfiles disponibles que se desea asignar al perfil.</text:p>
            <text:p>7.- Pulsar en el botón "Guardar" para guardar los cambios. En caso de pulsarse "Cancelar", se volvería al menú de Perfiles sin guardarse los cambios.</text:p>
          </table:table-cell>
          <table:table-cell office:value-type="string" table:style-name="ce53">
            <text:p>1.- Se accede correctamente al aplicativo de acuerdo a lo descrito en CP001.</text:p>
            <text:p>2.- Se accede correctamente al menú “Administración” y al submenú “Perfiles”.</text:p>
            <text:p><text:span text:style-name="T4">3.- Se accede correctamente a la creación de un nuevo perfil según lo indicado en el CP046, o bien a la edición de un perfil</text:span><text:s/>según lo indicado en el CP048.</text:p>
            <text:p>4.- Se verifica que puede editarse el apartado “Perfiles”. En la primera columna muestra una lista de todos los perfiles creados junto con un campo de búsqueda para filtrar y encontrar perfiles rápidamente. La segunda columna muestra los perfiles seleccionados al marcar las casillas en la primera columna, los cuales quedan asociados al Perfil. Si no hay perfiles asociados, se mostrará el mensaje "No tiene perfiles asociados".</text:p>
            <text:p>5.- Se valida que los perfiles sin asociar pueden asociarse marcándolos en la primera columna.</text:p>
            <text:p>6.- Se valida que al modificar los campos deseados y pulsar el botón "Guardar", se actualiza correctamente la información.</text:p>
            <text:p>7.- Se verifica que al seleccionar el botón "Cancelar", el sistema redirige correctamente al submenú “Perfiles” sin guardar la información modificada previamente.</text:p>
            <text:p>8.- Se adjunta captura de pantalla “CP050.jpg” como evidencia de la prueba.</text:p>
          </table:table-cell>
          <table:table-cell office:value-type="string" table:style-name="ce53">
            <text:p>- Usuario: demo</text:p>
            <text:p>- Contraseña: La del usuario “demo” o el correspondiente en cada entorno.</text:p>
            <text:p>- Menú: Administración</text:p>
            <text:p>- Submenú: Perfiles</text:p>
            <text:p/>
            <text:p>Datos principales:</text:p>
            <text:p>- Nombre: PERFIL 1050</text:p>
            <text:p>- Descripción: FGDFGD</text:p>
            <text:p/>
            <text:p>Perfiles:</text:p>
            <text:p>- Perfil asociado: Gestor de emergencias Provincial (Operadores Provincial)</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56">
          <table:table-cell table:style-name="ce33"/>
          <table:covered-table-cell/>
          <table:table-cell office:value-type="string" table:style-name="ce49">
            <text:p>Desasignar un perfil de otro a través de la administración de perfiles.</text:p>
          </table:table-cell>
          <table:table-cell office:value-type="string" table:content-validation-name="val1" table:style-name="ce50">
            <text:p>Baja</text:p>
          </table:table-cell>
          <table:table-cell office:value-type="string" table:style-name="ce50">
            <text:p>CP051</text:p>
          </table:table-cell>
          <table:table-cell office:value-type="string" table:style-name="ce49">
            <text:p>QUITAR PERFIL DE PERFIL</text:p>
          </table:table-cell>
          <table:table-cell office:value-type="string" table:style-name="ce49">
            <text:p>- Tener levantada la aplicación SIRENA.</text:p>
            <text:p>- Disponer de un usuario válido en la aplicación con permisos para acceder a sus funcionalidades.</text:p>
            <text:p><text:span text:style-name="T4">- Acceder a la creación de un nuevo perfil según lo indicado en el CP046, o bien a la edición de un perfil según lo indicado en el CP048.</text:span></text:p>
          </table:table-cell>
          <table:table-cell office:value-type="string" table:style-name="ce53">
            <text:p>1.- Acceder al aplicativo de acuerdo a lo descrito en CP001.</text:p>
            <text:p>2.- Pulsar sobre el menú “Administración”.</text:p>
            <text:p><text:span text:style-name="T4">3.- Pulsar en el submenú “Perfiles”.</text:span><text:span text:style-name="T4"/></text:p>
            <text:p><text:span text:style-name="T4">4.- Acceder a la creación de un nuevo perfil según lo indicado en el CP046, o bien a la edición de un perfil</text:span><text:s/>según lo indicado en el CP048.</text:p>
            <text:p>5.- Se abrirá la pantalla "Perfiles", donde se puede modificar su información asociada dividida en secciones (Datos principales, perfiles y permisos).</text:p>
            <text:p>6.- Ubicarse en la sección "Perfiles" y dar click en las casillas (X) correspondientes a los perfiles asociados que se desea eliminar del perfil.</text:p>
            <text:p>7.- Pulsar en el botón "Guardar" para guardar los cambios. En caso de pulsarse "Cancelar", se volvería al menú de Perfiles sin guardarse los cambios.</text:p>
          </table:table-cell>
          <table:table-cell office:value-type="string" table:style-name="ce53">
            <text:p>1.- Se accede correctamente al aplicativo de acuerdo a lo descrito en CP001.</text:p>
            <text:p>2.- Se accede correctamente al menú “Administración” y al submenú “Perfiles”.</text:p>
            <text:p><text:span text:style-name="T4">3.- Se accede correctamente a la creación de un nuevo perfil según lo indicado en el CP046, o bien a la edición de un perfil</text:span><text:s/>según lo indicado en el CP048.</text:p>
            <text:p>4.- Se verifica que puede editarse el apartado “Perfiles”. En la primera columna muestra una lista de todos los perfiles creados junto con un campo de búsqueda para filtrar y encontrar perfiles rápidamente. La segunda columna muestra los perfiles seleccionados al marcar las casillas en la primera columna, los cuales quedan asociados al Perfil. Si no hay perfiles asociados, se mostrará el mensaje "No tiene perfiles asociados".</text:p>
            <text:p><text:span text:style-name="T4">5.- Se valida que los perfiles asociados pueden eliminarse de dos maneras: seleccionando la casilla (X)<text:s/></text:span>correspondiente a cada perfil en la sección de asociados o desmarcándolos en la primera columna, si estaban previamente seleccionados.</text:p>
            <text:p>6.- Se valida que al modificar los campos deseados y pulsar el botón "Guardar", se actualiza correctamente la información.</text:p>
            <text:p>7.- Se verifica que al seleccionar el botón "Cancelar", el sistema redirige correctamente al submenú “Perfiles” sin guardar la información modificada previamente.</text:p>
            <text:p>8.- Se adjunta captura de pantalla “CP051.jpg” como evidencia de la prueba.</text:p>
          </table:table-cell>
          <table:table-cell office:value-type="string" table:style-name="ce53">
            <text:p>- Usuario: demo</text:p>
            <text:p>- Contraseña: La del usuario “demo” o el correspondiente en cada entorno.</text:p>
            <text:p>- Menú: Administración</text:p>
            <text:p>- Submenú: Perfiles</text:p>
            <text:p/>
            <text:p>Datos principales:</text:p>
            <text:p>- Nombre: PERFIL 1050</text:p>
            <text:p>- Descripción: FGDFGD</text:p>
            <text:p/>
            <text:p>Perfiles:</text:p>
            <text:p>- Perfil quitado: Gestor de emergencias Provincial (Operadores Provincial)</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55">
          <table:table-cell table:style-name="ce33"/>
          <table:covered-table-cell/>
          <table:table-cell office:value-type="string" table:style-name="ce49">
            <text:p>Asignar un permiso restringido a un perfil a través de la administración de perfiles.</text:p>
          </table:table-cell>
          <table:table-cell office:value-type="string" table:content-validation-name="val1" table:style-name="ce50">
            <text:p>Media</text:p>
          </table:table-cell>
          <table:table-cell office:value-type="string" table:style-name="ce50">
            <text:p>CP052</text:p>
          </table:table-cell>
          <table:table-cell office:value-type="string" table:style-name="ce49">
            <text:p>ASOCIAR PERMISO A PERFIL</text:p>
          </table:table-cell>
          <table:table-cell office:value-type="string" table:style-name="ce49">
            <text:p>- Tener levantada la aplicación SIRENA.</text:p>
            <text:p>- Disponer de un usuario válido en la aplicación con permisos para acceder a sus funcionalidades.</text:p>
            <text:p><text:span text:style-name="T4">- Acceder a la creación de un nuevo perfil según lo indicado en el CP046, o bien a la edición de un perfil según lo indicado en el CP048.</text:span></text:p>
          </table:table-cell>
          <table:table-cell office:value-type="string" table:style-name="ce53">
            <text:p>1.- Acceder al aplicativo de acuerdo a lo descrito en CP001.</text:p>
            <text:p>2.- Pulsar sobre el menú “Administración”.</text:p>
            <text:p><text:span text:style-name="T4">3.- Pulsar en el submenú “Perfiles”.</text:span><text:span text:style-name="T4"/></text:p>
            <text:p><text:span text:style-name="T4">4.- Acceder a la creación de un nuevo perfil según lo indicado en el CP046, o bien a la edición de un perfil</text:span><text:s/>según lo indicado en el CP048.</text:p>
            <text:p>5.- Se abrirá la pantalla "Perfiles", donde se puede modificar su información asociada dividida en secciones (Datos principales, perfiles y permisos).</text:p>
            <text:p>6.- Ubicarse en la sección "Permisos" y dar click en las casillas correspondientes a los permisos disponibles que se desea asignar al perfil.</text:p>
            <text:p>7.- Pulsar en el botón "Guardar" para guardar los cambios. En caso de pulsarse "Cancelar", se volvería al menú de Perfiles sin guardarse los cambios.</text:p>
          </table:table-cell>
          <table:table-cell office:value-type="string" table:style-name="ce53">
            <text:p>1.- Se accede correctamente al aplicativo de acuerdo a lo descrito en CP001.</text:p>
            <text:p>2.- Se accede correctamente al menú “Administración” y al submenú “Perfiles”.</text:p>
            <text:p><text:span text:style-name="T4">3.- Se accede correctamente a la creación de un nuevo perfil según lo indicado en el CP046, o bien a la edición de un perfil</text:span><text:s/>según lo indicado en el CP048.</text:p>
            <text:p>4.- Se verifica que puede editarse el apartado “Permisos”. En la primera columna muestra una lista de todos los permisos creados junto con un campo de búsqueda para filtrar y encontrar permisos rápidamente. La segunda columna muestra los permisos seleccionados al marcar las casillas en la primera columna, los cuales quedan asociados al Perfil. Si no hay permisos asociados, se mostrará el mensaje "No tiene permisos asociados".</text:p>
            <text:p>5.- Se valida que los permisos sin asociar pueden asociarse marcándolos en la primera columna.</text:p>
            <text:p>6.- Se valida que al modificar los campos deseados y pulsar el botón "Guardar", se actualiza correctamente la información.</text:p>
            <text:p>7.- Se verifica que al seleccionar el botón "Cancelar", el sistema redirige correctamente al submenú “Perfiles” sin guardar la información modificada previamente.</text:p>
            <text:p>8.- Se adjunta captura de pantalla “CP052.jpg” como evidencia de la prueba.</text:p>
          </table:table-cell>
          <table:table-cell office:value-type="string" table:style-name="ce53">
            <text:p>- Usuario: demo</text:p>
            <text:p>- Contraseña: La del usuario “demo” o el correspondiente en cada entorno.</text:p>
            <text:p>- Menú: Administración</text:p>
            <text:p>- Submenú: Perfiles</text:p>
            <text:p/>
            <text:p>Datos principales:</text:p>
            <text:p>- Nombre: PERFIL 1050</text:p>
            <text:p>- Descripción: FGDFGD</text:p>
            <text:p/>
            <text:p>Perfiles:</text:p>
            <text:p>- Perfil asociado: Realizar acciones sobre entidades de medios y recursos con ámbito asociado al actor similar al propio, a la provincia y a los municipios que abarca.</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56">
          <table:table-cell table:style-name="ce33"/>
          <table:covered-table-cell/>
          <table:table-cell office:value-type="string" table:style-name="ce49">
            <text:p>Desasignar un permiso restringido de un perfil a través de la administración de perfiles.</text:p>
          </table:table-cell>
          <table:table-cell office:value-type="string" table:content-validation-name="val1" table:style-name="ce50">
            <text:p>Baja</text:p>
          </table:table-cell>
          <table:table-cell office:value-type="string" table:style-name="ce50">
            <text:p>CP053</text:p>
          </table:table-cell>
          <table:table-cell office:value-type="string" table:style-name="ce49">
            <text:p>QUITAR PERMISO DE PERFIL</text:p>
          </table:table-cell>
          <table:table-cell office:value-type="string" table:style-name="ce49">
            <text:p>- Tener levantada la aplicación SIRENA.</text:p>
            <text:p>- Disponer de un usuario válido en la aplicación con permisos para acceder a sus funcionalidades.</text:p>
            <text:p><text:span text:style-name="T4">- Acceder a la creación de un nuevo perfil según lo indicado en el CP046, o bien a la edición de un perfil según lo indicado en el CP048.</text:span></text:p>
          </table:table-cell>
          <table:table-cell office:value-type="string" table:style-name="ce53">
            <text:p>1.- Acceder al aplicativo de acuerdo a lo descrito en CP001.</text:p>
            <text:p>2.- Pulsar sobre el menú “Administración”.</text:p>
            <text:p><text:span text:style-name="T4">3.- Pulsar en el submenú “Perfiles”.</text:span><text:span text:style-name="T4"/></text:p>
            <text:p><text:span text:style-name="T4">4.- Acceder a la creación de un nuevo perfil según lo indicado en el CP046, o bien a la edición de un perfil</text:span><text:s/>según lo indicado en el CP048.</text:p>
            <text:p>5.- Se abrirá la pantalla "Perfiles", donde se puede modificar su información asociada dividida en secciones (Datos principales, perfiles y permisos).</text:p>
            <text:p><text:span text:style-name="T4">6.- Ubicarse en la sección "Permisos" y dar click en las casillas (X) correspondientes a los permisos asociados que se desea eliminar del perfil</text:span>.</text:p>
            <text:p>7.- Pulsar en el botón "Guardar" para guardar los cambios. En caso de pulsarse "Cancelar", se volvería al menú de Perfiles sin guardarse los cambios.</text:p>
          </table:table-cell>
          <table:table-cell office:value-type="string" table:style-name="ce53">
            <text:p>1.- Se accede correctamente al aplicativo de acuerdo a lo descrito en CP001.</text:p>
            <text:p>2.- Se accede correctamente al menú “Administración” y al submenú “Perfiles”.</text:p>
            <text:p><text:span text:style-name="T4">3.- Se accede correctamente a la creación de un nuevo perfil según lo indicado en el CP046, o bien a la edición de un perfil</text:span><text:s/>según lo indicado en el CP048.</text:p>
            <text:p>4.- Se verifica que puede editarse el apartado “Permisos”. En la primera columna muestra una lista de todos los permisos creados junto con un campo de búsqueda para filtrar y encontrar permisos rápidamente. La segunda columna muestra los permisos seleccionados al marcar las casillas en la primera columna, los cuales quedan asociados al Perfil. Si no hay permisos asociados, se mostrará el mensaje "No tiene perfiles asociados".</text:p>
            <text:p><text:span text:style-name="T4">5.- Se valida que los permisos asociados pueden eliminarse de dos maneras: seleccionando la casilla (X)<text:s/></text:span>correspondiente a cada perfil en la sección de asociados o desmarcándolos en la primera columna, si estaban previamente seleccionados.</text:p>
            <text:p>6.- Se valida que al modificar los campos deseados y pulsar el botón "Guardar", se actualiza correctamente la información.</text:p>
            <text:p>7.- Se verifica que al seleccionar el botón "Cancelar", el sistema redirige correctamente al submenú “Perfiles” sin guardar la información modificada previamente.</text:p>
            <text:p>8.- Se adjunta captura de pantalla “CP053.jpg” como evidencia de la prueba.</text:p>
          </table:table-cell>
          <table:table-cell office:value-type="string" table:style-name="ce53">
            <text:p>- Usuario: demo</text:p>
            <text:p>- Contraseña: La del usuario “demo” o el correspondiente en cada entorno.</text:p>
            <text:p>- Menú: Administración</text:p>
            <text:p>- Submenú: Perfiles</text:p>
            <text:p/>
            <text:p>Datos principales:</text:p>
            <text:p>- Nombre: PERFIL 1050</text:p>
            <text:p>- Descripción: FGDFGD</text:p>
            <text:p/>
            <text:p>Perfiles:</text:p>
            <text:p>- Perfil quitado: Realizar acciones sobre entidades de medios y recursos con ámbito asociado al actor similar al propio, a la provincia y a los municipios que abarca.</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1">
          <table:table-cell table:style-name="ce33"/>
          <table:table-cell table:style-name="ce43"/>
          <table:table-cell table:number-columns-repeated="2" table:style-name="ce44"/>
          <table:table-cell table:style-name="ce45"/>
          <table:table-cell table:style-name="ce43"/>
          <table:table-cell table:style-name="ce46"/>
          <table:table-cell table:style-name="ce44"/>
          <table:table-cell table:number-columns-repeated="2" table:style-name="ce46"/>
          <table:table-cell table:style-name="ce47"/>
          <table:table-cell table:style-name="ce45"/>
          <table:table-cell table:number-columns-repeated="2" table:style-name="ce46"/>
          <table:table-cell table:style-name="ce48"/>
          <table:table-cell table:style-name="ce34"/>
          <table:table-cell table:number-columns-repeated="16368"/>
        </table:table-row>
        <table:table-row table:style-name="ro57">
          <table:table-cell table:style-name="ce33"/>
          <table:table-cell office:value-type="string" table:style-name="ce54">
            <text:p>ADMINISTRACIÓN – CANALES</text:p>
          </table:table-cell>
          <table:table-cell office:value-type="string" table:style-name="ce49">
            <text:p>Navegar al submenú de administración de canales, que muestra la interfaz que más adelante permitirá iniciar y parar la recepción de correos y SMS.</text:p>
          </table:table-cell>
          <table:table-cell office:value-type="string" table:content-validation-name="val1" table:style-name="ce50">
            <text:p>Baja</text:p>
          </table:table-cell>
          <table:table-cell office:value-type="string" table:style-name="ce50">
            <text:p>CP054</text:p>
          </table:table-cell>
          <table:table-cell office:value-type="string" table:style-name="ce49">
            <text:p>VISUALIZAR ADMINISTRACIÓN DE CANALES</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dministración”.</text:p>
            <text:p>3.- Pulsar en el submenú “Canales”.</text:p>
            <text:p><text:span text:style-name="T4">4.- Visualizar los apartados “Control recepción correo” y “Control recepción sms”. Actualmente solo se encuentra la interfaz para iniciar/parar la recepción de correos y SMS, las funcionalidades no irán desarrolladas en este hito.</text:span></text:p>
          </table:table-cell>
          <table:table-cell office:value-type="string" table:style-name="ce49">
            <text:p>1.- Se accede correctamente al aplicativo de acuerdo a lo descrito en CP001.</text:p>
            <text:p><text:span text:style-name="T4">2.- Se accede correctamente al menú “Administración” y al submenú “Canales”.</text:span><text:span text:style-name="T4"/></text:p>
            <text:p><text:span text:style-name="T4">3.- Se visualiza el apartado “Control recepción correo” indicando el estado del hilo de recepción de correos. Actualmente solo se encuentra la interfaz para iniciar/parar la recepción de correos, las funcionalidades no irán habilitadas en este hito.</text:span><text:span text:style-name="T4"/></text:p>
            <text:p><text:span text:style-name="T4">4.- Se visualiza el apartado “Control recepción sms” indicando el estado del hilo de recepción de SMS. Actualmente solo se encuentra la interfaz para iniciar/parar la recepción de SMS, las funcionalidades no irán habilitadas en este hito.</text:span><text:span text:style-name="T4"/></text:p>
            <text:p>5.- Se adjunta captura de pantalla “CP054.jpg” como evidencia de la prueba.</text:p>
          </table:table-cell>
          <table:table-cell office:value-type="string" table:style-name="ce49">
            <text:p>- Usuario: demo</text:p>
            <text:p>- Contraseña: la del usuario “demo” o el correspondiente en cada entorno.</text:p>
            <text:p><text:span text:style-name="T4">- Menú: Administración</text:span><text:span text:style-name="T4"/></text:p>
            <text:p><text:span text:style-name="T4">- Submenú: Canales</text:span></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1">
          <table:table-cell table:style-name="ce33"/>
          <table:table-cell table:style-name="ce43"/>
          <table:table-cell table:number-columns-repeated="2" table:style-name="ce44"/>
          <table:table-cell table:style-name="ce45"/>
          <table:table-cell table:style-name="ce43"/>
          <table:table-cell table:style-name="ce46"/>
          <table:table-cell table:style-name="ce44"/>
          <table:table-cell table:number-columns-repeated="2" table:style-name="ce46"/>
          <table:table-cell table:style-name="ce47"/>
          <table:table-cell table:style-name="ce45"/>
          <table:table-cell table:number-columns-repeated="2" table:style-name="ce46"/>
          <table:table-cell table:style-name="ce48"/>
          <table:table-cell table:style-name="ce34"/>
          <table:table-cell table:number-columns-repeated="16368"/>
        </table:table-row>
        <table:table-row table:style-name="ro26">
          <table:table-cell table:style-name="ce33"/>
          <table:table-cell office:value-type="string" table:number-columns-spanned="1" table:number-rows-spanned="7" table:style-name="ce57">
            <text:p>ADMINISTRACIÓN – CENTROS INTEGRADOS</text:p>
          </table:table-cell>
          <table:table-cell office:value-type="string" table:style-name="ce49">
            <text:p>Acceso a la búsqueda de desconexiones planificadas a través de unos criterios de búsqueda.</text:p>
          </table:table-cell>
          <table:table-cell office:value-type="string" table:content-validation-name="val1" table:style-name="ce50">
            <text:p>Alta</text:p>
          </table:table-cell>
          <table:table-cell office:value-type="string" table:style-name="ce50">
            <text:p>CP055</text:p>
          </table:table-cell>
          <table:table-cell office:value-type="string" table:style-name="ce49">
            <text:p>BÚSQUEDA DE DESCONEXIONES PLANIFICADAS</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dministración”.</text:p>
            <text:p>3.- Pulsar en el submenú “Centros integrados”.</text:p>
            <text:p>4.- Rellenar los campos que se deseen. Por ejemplo, pueden usarse los valores propuestos en la columna “Datos de la prueba”.</text:p>
            <text:p>5.- Para aplicar los filtros, pulsar el botón "Buscar".</text:p>
          </table:table-cell>
          <table:table-cell office:value-type="string" table:style-name="ce49">
            <text:p>1.- Se accede correctamente al aplicativo de acuerdo a lo descrito en CP001.</text:p>
            <text:p>2.- Se accede correctamente al menú “Administración” y al submenú “Centros integrados”.</text:p>
            <text:p>3.- Se encuentran visibles y editables los campos de búsqueda: Motivo, Fecha de desconexión (desde) y Fecha de desconexión (hasta).</text:p>
            <text:p>4.- Se valida que al seleccionar el botón "Buscar" se muestra en la sección "Resultados de la búsqueda" la información correspondiente según los filtros aplicados.</text:p>
            <text:p>5.- Al seleccionar el botón "Buscar" sin haber colocado datos en los filtros, muestra todo el listado de desconexiones planificadas registradas.</text:p>
            <text:p>6.- En "Resultados de la búsqueda" se muestran los encabezados: Motivo, Fecha inicio, Fecha fin y Acciones. Cada encabezado contendrá la información correspondiente. Es posible que algunos campos no tengan datos y, por lo tanto, queden vacíos.</text:p>
            <text:p>7.- Se adjunta captura de pantalla “CP055.jpg” como evidencia de la prueba.</text:p>
          </table:table-cell>
          <table:table-cell office:value-type="string" table:style-name="ce49">
            <text:p>- Usuario: demo</text:p>
            <text:p>- Contraseña: La del usuario “demo” o el correspondiente en cada entorno.</text:p>
            <text:p>- Menú: Administración</text:p>
            <text:p>- Submenú: Centros integrados</text:p>
            <text:p>- Motivo: string</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58">
          <table:table-cell table:style-name="ce33"/>
          <table:covered-table-cell/>
          <table:table-cell office:value-type="string" table:style-name="ce49">
            <text:p>Eliminar los valores que se han introducido en los distintos filtros de búsqueda de desconexiones planificadas.</text:p>
          </table:table-cell>
          <table:table-cell office:value-type="string" table:content-validation-name="val1" table:style-name="ce50">
            <text:p>Baja</text:p>
          </table:table-cell>
          <table:table-cell office:value-type="string" table:style-name="ce50">
            <text:p>CP056</text:p>
          </table:table-cell>
          <table:table-cell office:value-type="string" table:style-name="ce49">
            <text:p>LIMPIAR BÚSQUEDA DE DESCONEXIONES PLANIFICADAS</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dministración”.</text:p>
            <text:p>3.- Pulsar en el submenú “Centros integrados”.</text:p>
            <text:p>4.- Rellenar los campos de búsqueda que se deseen. Por ejemplo, pueden usarse los valores propuestos en la columna “Datos de la prueba”.</text:p>
            <text:p>5.- Para limpiar los filtros, pulsar el botón "Limpiar".</text:p>
          </table:table-cell>
          <table:table-cell office:value-type="string" table:style-name="ce49">
            <text:p>1.- Se accede correctamente al aplicativo de acuerdo a lo descrito en CP001.</text:p>
            <text:p>2.- Se accede correctamente al menú “Administración” y al submenú “Centros integrados”.</text:p>
            <text:p>3.- Se valida que al seleccionar el botón "Limpiar" se borran todos los campos con información en los filtros de búsqueda.</text:p>
            <text:p>4.- Se valida que al seleccionar el botón “Limpiar” se limpian los resultados de búsquedas previas en el apartado “Resultados de la búsqueda”.</text:p>
            <text:p>5.- Se adjunta captura de pantalla “CP056.jpg” como evidencia de la prueba.</text:p>
          </table:table-cell>
          <table:table-cell office:value-type="string" table:style-name="ce49">
            <text:p>- Usuario: demo</text:p>
            <text:p>- Contraseña: La del usuario “demo” o el correspondiente en cada entorno.</text:p>
            <text:p>- Menú: Administración</text:p>
            <text:p>- Submenú: Centros integrados</text:p>
            <text:p>- Motivo: string</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50">
          <table:table-cell table:style-name="ce33"/>
          <table:covered-table-cell/>
          <table:table-cell office:value-type="string" table:style-name="ce49">
            <text:p>Ordenar las columnas de los resultados de búsqueda según orden alfabético.</text:p>
          </table:table-cell>
          <table:table-cell office:value-type="string" table:content-validation-name="val1" table:style-name="ce50">
            <text:p>Baja</text:p>
          </table:table-cell>
          <table:table-cell office:value-type="string" table:style-name="ce50">
            <text:p>CP057</text:p>
          </table:table-cell>
          <table:table-cell office:value-type="string" table:style-name="ce49">
            <text:p>ORDENAR COLUMNAS EN DESCONEXIONES PLANIFICADAS</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text:span text:style-name="T4">2.- Pulsar sobre el menú “Administración”.</text:span><text:span text:style-name="T4"/></text:p>
            <text:p><text:span text:style-name="T4">3.- Pulsar en el submenú “Centros integrados”.</text:span><text:span text:style-name="T4"/></text:p>
            <text:p><text:span text:style-name="T4">4.- Rellenar los campos de búsqueda que se deseen. Por ejemplo, pueden usarse los valores propuestos en la columna “Datos de la prueba”.</text:span><text:span text:style-name="T4"/></text:p>
            <text:p><text:span text:style-name="T4">5.- Para aplicar los filtros, pulsar el botón "Buscar".</text:span><text:span text:style-name="T4"/></text:p>
            <text:p><text:span text:style-name="T4">6.- Seleccionar un encabezado en la tabla de "Resultados de búsqueda" (por ejemplo, "Fecha inicio</text:span>"), y hacer click en la flecha ascendente. Repetir el proceso según sea necesario hasta obtener el orden deseado.</text:p>
          </table:table-cell>
          <table:table-cell office:value-type="string" table:style-name="ce49">
            <text:p>1.- Se accede correctamente al aplicativo de acuerdo a lo descrito en CP001.</text:p>
            <text:p><text:span text:style-name="T4">2.- Se accede correctamente al menú “Administración” y al submenú “Centros integrados”.</text:span><text:span text:style-name="T4"/></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4.- Se valida que, al hacer click en la flecha ascendente de un encabezado de la tabla de “Resultados de búsqueda”, se reorganizarán los datos según la columna seleccionada, aplicando el orden ascendente. Si el usuario repite la acción, el orden cambiará según corresponda.</text:p>
            <text:p><text:span text:style-name="T4">5.- Se adjunta captura de pantalla “CP057.jpg” como evidencia de la prueba.</text:span></text:p>
          </table:table-cell>
          <table:table-cell office:value-type="string" table:style-name="ce53">
            <text:p>- Usuario: demo</text:p>
            <text:p>- Contraseña: La del usuario “demo” o el correspondiente en cada entorno.</text:p>
            <text:p>- Menú: Administración</text:p>
            <text:p>- Submenú: Centros integrados</text:p>
            <text:p>- Columna: Fecha inicio</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51">
          <table:table-cell table:style-name="ce33"/>
          <table:covered-table-cell/>
          <table:table-cell office:value-type="string" table:style-name="ce49">
            <text:p>Asignar la cantidad de ítems por página y visualizar la página deseada.</text:p>
          </table:table-cell>
          <table:table-cell office:value-type="string" table:content-validation-name="val1" table:style-name="ce50">
            <text:p>Baja</text:p>
          </table:table-cell>
          <table:table-cell office:value-type="string" table:style-name="ce50">
            <text:p>CP058</text:p>
          </table:table-cell>
          <table:table-cell office:value-type="string" table:style-name="ce49">
            <text:p>PAGINACIÓN EN DESCONEXIONES PLANIFICADAS</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49">
            <text:p>1.- Acceder al aplicativo de acuerdo a lo descrito en CP001.</text:p>
            <text:p>2.- Pulsar sobre el menú “Administración”.</text:p>
            <text:p><text:span text:style-name="T4">3.- Pulsar en el submenú “Centros integrados”.</text:span><text:span text:style-name="T4"/></text:p>
            <text:p>4.- Rellenar los campos de búsqueda que se deseen. Por ejemplo, pueden usarse los valores propuestos en la columna “Datos de la prueba”.</text:p>
            <text:p>5.- Para aplicar los filtros, pulsar el botón "Buscar".</text:p>
            <text:p>6.- Para paginar, diríjase a la parte inferior donde se encuentra la opción para seleccionar el número de ítems por página. Se desplegará un menú con las opciones 10, 20 y 30.</text:p>
          </table:table-cell>
          <table:table-cell office:value-type="string" table:style-name="ce49">
            <text:p>1.- Se accede correctamente al aplicativo de acuerdo a lo descrito en CP001.</text:p>
            <text:p><text:span text:style-name="T4">2.- Se accede correctamente al menú “Administración” y al submenú “Centros integrados”.</text:span><text:span text:style-name="T4"/></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en la parte inferior de la tabla de resultados, se encuentra la opción para seleccionar el número de ítems por página</text:span>, la cual despliega un menú con opciones de paginación de 10, 20 y 30 ítems.</text:p>
            <text:p>5.- Al seleccionar una opción, la tabla actualiza la cantidad de ítems mostrados por página.</text:p>
            <text:p>6.- Se visualiza un indicador en la parte inferior de la tabla con el formato "1-10 of X", "1-20 of X" o "1-30 of X", donde X representa el total de ítems encontrados según los criterios de búsqueda del usuario. Esto muestra de manera ágil la cantidad de ítems encontrados en la búsqueda.</text:p>
            <text:p><text:span text:style-name="T4">6.- Se adjunta captura de pantalla “CP058.jpg” como evidencia de la prueba.</text:span></text:p>
          </table:table-cell>
          <table:table-cell office:value-type="string" table:style-name="ce53">
            <text:p>- Usuario: demo</text:p>
            <text:p>- Contraseña: La del usuario “demo” o el correspondiente en cada entorno.</text:p>
            <text:p>- Menú: Administración</text:p>
            <text:p>- Submenú: Centros integrados</text:p>
            <text:p>- Fecha de desconexión (desde): 27/02/2025</text:p>
            <text:p>- Ítems por página: 10</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13">
          <table:table-cell table:style-name="ce33"/>
          <table:covered-table-cell/>
          <table:table-cell office:value-type="string" table:style-name="ce53">
            <text:p>Visualizar el botón de creación de una nueva desconexión planificada a través de la administración de desconexiones planificadas.</text:p>
          </table:table-cell>
          <table:table-cell office:value-type="string" table:content-validation-name="val1" table:style-name="ce50">
            <text:p>Alta</text:p>
          </table:table-cell>
          <table:table-cell office:value-type="string" table:style-name="ce50">
            <text:p>CP059</text:p>
          </table:table-cell>
          <table:table-cell office:value-type="string" table:style-name="ce49">
            <text:p>VISUALIZAR CREACIÓN DE DESCONEXIÓN PLANIFICADA</text:p>
          </table:table-cell>
          <table:table-cell office:value-type="string" table:style-name="ce49">
            <text:p>- Tener levantada la aplicación SIRENA.</text:p>
            <text:p>- Disponer de un usuario válido en la aplicación con permisos para acceder a sus funcionalidades.</text:p>
          </table:table-cell>
          <table:table-cell office:value-type="string" table:style-name="ce53">
            <text:p>1.- Acceder al aplicativo de acuerdo a lo descrito en CP001.</text:p>
            <text:p>2.- Pulsar sobre el menú “Administración”.</text:p>
            <text:p>3.- Pulsar en el submenú “Centros integrados”.</text:p>
            <text:p>4.- Visualizar el botón “Nuevo” situado a la derecha. Actualmente el botón para crear una desconexión planificada se encuentra deshabilitado, la funcionalidad no irá desarrollada en este hito.</text:p>
          </table:table-cell>
          <table:table-cell office:value-type="string" table:style-name="ce53">
            <text:p>1.- Se accede correctamente al aplicativo de acuerdo a lo descrito en CP001.</text:p>
            <text:p>2.- Se accede correctamente al menú “Administración” y al submenú “Centros integrados”.</text:p>
            <text:p><text:span text:style-name="T4">3.- Se visualiza el botón “Nuevo” situado a la derecha</text:span>. Actualmente el botón para crear una desconexión planificada se encuentra deshabilitado, la funcionalidad no irá desarrollada en este hito.</text:p>
            <text:p>4.- Se adjunta captura de pantalla “CP059.jpg” como evidencia de la prueba.</text:p>
          </table:table-cell>
          <table:table-cell office:value-type="string" table:style-name="ce53">
            <text:p>- Usuario: demo</text:p>
            <text:p>- Contraseña: La del usuario “demo” o el correspondiente en cada entorno.</text:p>
            <text:p>- Menú: Administración</text:p>
            <text:p>- Submenú: Centros integrados</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59">
          <table:table-cell table:style-name="ce33"/>
          <table:covered-table-cell/>
          <table:table-cell office:value-type="string" table:style-name="ce49">
            <text:p>Visualizar la información de una desconexión planificada a través de la administración de desconexiones planificadas.</text:p>
          </table:table-cell>
          <table:table-cell office:value-type="string" table:content-validation-name="val1" table:style-name="ce50">
            <text:p>Media</text:p>
          </table:table-cell>
          <table:table-cell office:value-type="string" table:style-name="ce50">
            <text:p>CP060</text:p>
          </table:table-cell>
          <table:table-cell office:value-type="string" table:style-name="ce49">
            <text:p>CONSULTAR DESCONEXIÓN PLANIFICADA</text:p>
          </table:table-cell>
          <table:table-cell office:value-type="string" table:style-name="ce49">
            <text:p>- Tener levantada la aplicación SIRENA.</text:p>
            <text:p>- Disponer de un usuario válido en la aplicación con permisos para acceder a sus funcionalidades.</text:p>
            <text:p><text:span text:style-name="T4">- Disponer de una desconexión planificada creada previamente según lo indicado en el CP059 (aunque dicha funcionalidad no se encuentre aún desarrollada).</text:span></text:p>
          </table:table-cell>
          <table:table-cell office:value-type="string" table:style-name="ce49">
            <text:p>1.- Acceder al aplicativo de acuerdo a lo descrito en CP001.</text:p>
            <text:p>2.- Pulsar sobre el menú “Administración”.</text:p>
            <text:p>3.- Pulsar en el submenú “Centros integrados”.</text:p>
            <text:p>4.- Rellenar los campos que se deseen. Por ejemplo, pueden usarse los valores propuestos en la columna “Datos de la prueba”.</text:p>
            <text:p>5.- Para aplicar los filtros, pulsar el botón "Buscar".</text:p>
            <text:p><text:span text:style-name="T4">6.- Pulsar en el botón "Consultar" (icono de 3 rayas) ubicado en el campo "Acciones" de la desconexión planificada deseada.</text:span><text:span text:style-name="T4"/></text:p>
            <text:p><text:span text:style-name="T4">7.- Se abrirá la pantalla de consulta, en la que se brinda información sobre el mismo dividida en secciones (Datos de la desconexión planificada, Centros integrados y Avisos).</text:span><text:span text:style-name="T4"/></text:p>
            <text:p><text:span text:style-name="T4">8.- Al finalizar, se pulsa el botón "Volver atrás".</text:span></text:p>
          </table:table-cell>
          <table:table-cell office:value-type="string" table:style-name="ce49">
            <text:p>1.- Se accede correctamente al aplicativo de acuerdo a lo descrito en CP001.</text:p>
            <text:p>2.- Se accede correctamente al menú “Administración” y al submenú “Centros integrados”.</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en la columna "Acciones" se muestra el botón “Consultar” (icono de 3 rayas).</text:span><text:span text:style-name="T4"/></text:p>
            <text:p><text:span text:style-name="T4">5.- Se valida que al seleccionar el botón "Consultar" de la desconexión planificada deseada, muestra la ventana con la información requerida dividida en secciones:</text:span><text:span text:style-name="T4"/></text:p>
            <text:p><text:span text:style-name="T4">* Datos de la desconexión planificada: Motivo, Fecha inicio, Fecha fin.</text:span><text:span text:style-name="T4"/></text:p>
            <text:p><text:span text:style-name="T4">* Centros integrados: Muestra una tabla con todos los centros integrados asociados.</text:span><text:span text:style-name="T4"/></text:p>
            <text:p><text:span text:style-name="T4">* Avisos: Muestra una tabla con todos los avisos asociados.</text:span><text:span text:style-name="T4"/></text:p>
            <text:p><text:span text:style-name="T4">6.- Al pulsar el botón "Volver", el sistema redirige correctamente al submenú “Centros integrados”.</text:span><text:span text:style-name="T4"/></text:p>
            <text:p><text:span text:style-name="T4">7.- Se adjunta captura de pantalla “CP060.jpg” como evidencia de la prueba.</text:span></text:p>
          </table:table-cell>
          <table:table-cell office:value-type="string" table:style-name="ce53">
            <text:p>- Usuario: demo</text:p>
            <text:p>- Contraseña: La del usuario “demo” o el correspondiente en cada entorno.</text:p>
            <text:p>- Menú: Administración</text:p>
            <text:p>- Submenú: Centros integrados</text:p>
            <text:p>- Motivo: Fran 1</text:p>
            <text:p><text:span text:style-name="T4">- Fecha de desconexión (desde): 08/01/2018 12:40</text:span><text:span text:style-name="T4"/></text:p>
            <text:p><text:span text:style-name="T4">- Fecha de desconexión (hasta): 08/01/2018 12:42</text:span></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60">
          <table:table-cell table:style-name="ce33"/>
          <table:covered-table-cell/>
          <table:table-cell office:value-type="string" table:style-name="ce53">
            <text:p>Visualizar el botón de edición de una desconexión planificada a través de la administración de desconexiones planificadas.</text:p>
          </table:table-cell>
          <table:table-cell office:value-type="string" table:content-validation-name="val1" table:style-name="ce50">
            <text:p>Alta</text:p>
          </table:table-cell>
          <table:table-cell office:value-type="string" table:style-name="ce50">
            <text:p>CP061</text:p>
          </table:table-cell>
          <table:table-cell office:value-type="string" table:style-name="ce53">
            <text:p>VISUALIZAR EDICIÓN DE DESCONEXIÓN PLANIFICADA</text:p>
          </table:table-cell>
          <table:table-cell office:value-type="string" table:style-name="ce49">
            <text:p>- Tener levantada la aplicación SIRENA.</text:p>
            <text:p>- Disponer de un usuario válido en la aplicación con permisos para acceder a sus funcionalidades.</text:p>
            <text:p><text:span text:style-name="T4">- Disponer de una desconexión planificada creada previamente según lo indicado en el CP059 (aunque dicha funcionalidad no se encuentre aún desarrollada), y cuya fecha fin no haya pasado.</text:span></text:p>
          </table:table-cell>
          <table:table-cell office:value-type="string" table:style-name="ce49">
            <text:p>1.- Acceder al aplicativo de acuerdo a lo descrito en CP001.</text:p>
            <text:p>2.- Pulsar sobre el menú “Administración”.</text:p>
            <text:p>3.- Pulsar en el submenú “Centros integrados”.</text:p>
            <text:p>4.- Rellenar los campos que se deseen. Por ejemplo, pueden usarse los valores propuestos en la columna “Datos de la prueba”.</text:p>
            <text:p>5.- Para aplicar los filtros, pulsar el botón "Buscar".</text:p>
            <text:p>6.- Dirigirse a la sección "Resultados de búsqueda" y ubicar la desconexión planificada deseada, cuya fecha fin no debe haber pasado (tal y como se indica en las Precondiciones).</text:p>
            <text:p><text:span text:style-name="T4">7.- Para poder visualizar el botón “Editar” (icono de lápiz) en el campo "Acciones" de la desconexión planificada deseada, dependerá de que la fecha fin no haya vencido. Actualmente todos los registros de BDD se encuentran con la fecha fin vencida, por lo que no se puede acceder a editar una desconexión planificada ni agregar una nueva, que no irá desarrollado en este hito. Si se dan las circunstancias concretas, se podrá visualizar el botón “Editar”, aunque actualmente se trataría solo de interfaz, la funcionalidad no irá desarrollada en este hito.</text:span></text:p>
          </table:table-cell>
          <table:table-cell office:value-type="string" table:style-name="ce49">
            <text:p>1.- Se accede correctamente al aplicativo de acuerdo a lo descrito en CP001.</text:p>
            <text:p>2.- Se accede correctamente al menú “Administración” y al submenú “Centros integrados”.</text:p>
            <text:p><text:span text:style-name="T4">3.- Se registra correctamente la información en los filtros necesarios para la búsqueda y se valida que al seleccionar el botón "Buscar" se muestra en la sección "Resultados de la búsqueda" la información correspondiente según los filtros aplicados.</text:span><text:span text:style-name="T4"/></text:p>
            <text:p><text:span text:style-name="T4">4.- Se verifica que en la columna "Acciones" se muestra el botón “Editar” (icono de lápiz), si se dan las circunstancias concretas.</text:span><text:span text:style-name="T4"/></text:p>
            <text:p><text:span text:style-name="T4">5.- No se adjunta captura de pantalla como evidencia de la prueba, ya que actualmente todos los registros de BDD se encuentran con la fecha fin vencida, y la funcionalidad para crear una nueva desconexión planificada no va desarrollada en la entrega.</text:span></text:p>
          </table:table-cell>
          <table:table-cell office:value-type="string" table:style-name="ce53">
            <text:p>- Usuario: demo</text:p>
            <text:p>- Contraseña: La del usuario “demo” o el correspondiente en cada entorno.</text:p>
            <text:p>- Menú: Administración</text:p>
            <text:p>- Submenú: Centros integrados</text:p>
          </table:table-cell>
          <table:table-cell table:style-name="ce48"/>
          <table:table-cell office:value-type="string" table:style-name="ce50">
            <text:p>N/A</text:p>
          </table:table-cell>
          <table:table-cell table:number-columns-repeated="2" table:style-name="ce51"/>
          <table:table-cell table:style-name="ce42"/>
          <table:table-cell table:style-name="ce34"/>
          <table:table-cell table:number-columns-repeated="16368"/>
        </table:table-row>
        <table:table-row table:style-name="ro1">
          <table:table-cell table:style-name="ce33"/>
          <table:table-cell table:style-name="ce43"/>
          <table:table-cell table:number-columns-repeated="2" table:style-name="ce44"/>
          <table:table-cell table:style-name="ce45"/>
          <table:table-cell table:style-name="ce43"/>
          <table:table-cell table:style-name="ce46"/>
          <table:table-cell table:style-name="ce44"/>
          <table:table-cell table:number-columns-repeated="2" table:style-name="ce46"/>
          <table:table-cell table:style-name="ce47"/>
          <table:table-cell table:style-name="ce45"/>
          <table:table-cell table:number-columns-repeated="2" table:style-name="ce46"/>
          <table:table-cell table:style-name="ce48"/>
          <table:table-cell table:style-name="ce34"/>
          <table:table-cell table:number-columns-repeated="16368"/>
        </table:table-row>
        <table:table-row table:number-rows-repeated="1048497" table:style-name="ro7">
          <table:table-cell table:number-columns-repeated="16384"/>
        </table:table-row>
        <table:named-expressions>
          <table:named-range table:name="_Toc144993127" table:cell-range-address="Resultados_Pruebas.$F$11" table:base-cell-address="Resultados_Pruebas.$A$1"/>
          <table:named-expression table:name="_Toc298850014" table:expression="of:=&quot;'resultados pruebas'!#REF!&quot;" table:base-cell-address="Hoja_de_Control.$A$1"/>
          <table:named-expression table:name="_Toc298850015" table:expression="of:=&quot;'resultados pruebas'!#REF!&quot;" table:base-cell-address="Hoja_de_Control.$A$1"/>
          <table:named-expression table:name="_Toc298850016" table:expression="of:=&quot;'resultados pruebas'!#REF!&quot;" table:base-cell-address="Hoja_de_Control.$A$1"/>
          <table:named-expression table:name="_Toc298850018" table:expression="of:=&quot;'resultados pruebas'!#REF!&quot;" table:base-cell-address="Hoja_de_Control.$A$1"/>
        </table:named-expressions>
      </table:table>
      <table:table table:name="Defectos" table:style-name="ta3">
        <table:table-column table:style-name="co25" table:number-columns-repeated="2" table:default-cell-style-name="ce1"/>
        <table:table-column table:style-name="co26" table:number-columns-repeated="2" table:default-cell-style-name="ce1"/>
        <table:table-column table:style-name="co27" table:default-cell-style-name="ce1"/>
        <table:table-column table:style-name="co28" table:default-cell-style-name="ce1"/>
        <table:table-column table:style-name="co29" table:number-columns-repeated="3" table:default-cell-style-name="ce1"/>
        <table:table-column table:style-name="co30" table:default-cell-style-name="ce1"/>
        <table:table-column table:style-name="co25" table:number-columns-repeated="16374" table:default-cell-style-name="ce1"/>
        <table:table-row table:style-name="ro61">
          <table:table-cell table:number-columns-repeated="2" table:style-name="ce33"/>
          <table:table-cell table:style-name="ce33">
            <draw:frame draw:z-index="1" draw:id="id2" draw:style-name="a11" draw:name="Imagen 1" svg:x="0.33819in" svg:y="0.05827in" svg:width="10.54449in" svg:height="1.12559in" style:rel-width="scale" style:rel-height="scale">
              <draw:image xlink:href="media/image2.png" xlink:type="simple" xlink:show="embed" xlink:actuate="onLoad"/>
              <svg:title/>
              <svg:desc/>
            </draw:frame>
          </table:table-cell>
          <table:table-cell table:number-columns-repeated="3" table:style-name="ce33"/>
          <table:table-cell table:number-columns-repeated="16378" table:style-name="ce3"/>
        </table:table-row>
        <table:table-row table:style-name="ro61">
          <table:table-cell table:number-columns-repeated="6" table:style-name="ce33"/>
          <table:table-cell table:number-columns-repeated="16378" table:style-name="ce3"/>
        </table:table-row>
        <table:table-row table:style-name="ro61">
          <table:table-cell table:style-name="ce33"/>
          <table:table-cell office:value-type="string" table:style-name="ce40">
            <text:p>NOTA:</text:p>
          </table:table-cell>
          <table:table-cell office:value-type="string" table:style-name="ce58">
            <text:p>N/A, se gestionarán los defectos reportados a través de JIRA y los informes de pruebas</text:p>
          </table:table-cell>
          <table:table-cell table:number-columns-repeated="3" table:style-name="ce33"/>
          <table:table-cell table:number-columns-repeated="16378" table:style-name="ce3"/>
        </table:table-row>
        <table:table-row table:style-name="ro1">
          <table:table-cell table:style-name="ce33"/>
          <table:table-cell office:value-type="string" table:style-name="ce59">
            <text:p>ID</text:p>
          </table:table-cell>
          <table:table-cell office:value-type="string" table:number-columns-spanned="2" table:number-rows-spanned="1" table:style-name="ce63">
            <text:p>Información del defecto</text:p>
          </table:table-cell>
          <table:covered-table-cell/>
          <table:table-cell office:value-type="string" table:style-name="ce59">
            <text:p>Descripción</text:p>
          </table:table-cell>
          <table:table-cell table:style-name="ce33"/>
          <table:table-cell table:number-columns-repeated="16378" table:style-name="ce3"/>
        </table:table-row>
        <table:table-row table:style-name="ro1">
          <table:table-cell table:style-name="ce33"/>
          <table:table-cell table:number-columns-spanned="1" table:number-rows-spanned="9" table:style-name="ce32"/>
          <table:table-cell office:value-type="string" table:style-name="ce60">
            <text:p>Summary</text:p>
          </table:table-cell>
          <table:table-cell table:style-name="ce61"/>
          <table:table-cell table:number-columns-spanned="1" table:number-rows-spanned="9" table:style-name="ce32"/>
          <table:table-cell table:style-name="ce33"/>
          <table:table-cell table:number-columns-repeated="16378" table:style-name="ce3"/>
        </table:table-row>
        <table:table-row table:style-name="ro1">
          <table:table-cell table:style-name="ce33"/>
          <table:covered-table-cell/>
          <table:table-cell office:value-type="string" table:style-name="ce60">
            <text:p>Severidad:</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Fecha Reporte:</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Reportado por:</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Componente Afectado:</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Versión de sw:</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Entorno:</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Caso de Prueba afectado:</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Defectos Relacionados:</text:p>
          </table:table-cell>
          <table:table-cell table:style-name="ce61"/>
          <table:covered-table-cell/>
          <table:table-cell table:style-name="ce33"/>
          <table:table-cell table:number-columns-repeated="16378" table:style-name="ce3"/>
        </table:table-row>
        <table:table-row table:style-name="ro1">
          <table:table-cell table:style-name="ce33"/>
          <table:table-cell table:number-columns-spanned="1" table:number-rows-spanned="9" table:style-name="ce32"/>
          <table:table-cell office:value-type="string" table:style-name="ce60">
            <text:p>Summary</text:p>
          </table:table-cell>
          <table:table-cell table:style-name="ce61"/>
          <table:table-cell table:number-columns-spanned="1" table:number-rows-spanned="9" table:style-name="ce32"/>
          <table:table-cell table:style-name="ce33"/>
          <table:table-cell table:number-columns-repeated="16378" table:style-name="ce3"/>
        </table:table-row>
        <table:table-row table:style-name="ro1">
          <table:table-cell table:style-name="ce33"/>
          <table:covered-table-cell/>
          <table:table-cell office:value-type="string" table:style-name="ce62">
            <text:p>Fecha Reporte:</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Reportado por:</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Componente Afectado:</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Versión de sw:</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Entorno:</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Severidad:</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Caso de Prueba afectado:</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Defectos Relacionados:</text:p>
          </table:table-cell>
          <table:table-cell table:style-name="ce61"/>
          <table:covered-table-cell/>
          <table:table-cell table:style-name="ce33"/>
          <table:table-cell table:number-columns-repeated="16378" table:style-name="ce3"/>
        </table:table-row>
        <table:table-row table:style-name="ro1">
          <table:table-cell table:style-name="ce33"/>
          <table:table-cell table:number-columns-spanned="1" table:number-rows-spanned="9" table:style-name="ce32"/>
          <table:table-cell office:value-type="string" table:style-name="ce60">
            <text:p>Summary</text:p>
          </table:table-cell>
          <table:table-cell table:style-name="ce61"/>
          <table:table-cell table:number-columns-spanned="1" table:number-rows-spanned="9" table:style-name="ce32"/>
          <table:table-cell table:style-name="ce33"/>
          <table:table-cell table:number-columns-repeated="16378" table:style-name="ce3"/>
        </table:table-row>
        <table:table-row table:style-name="ro1">
          <table:table-cell table:style-name="ce33"/>
          <table:covered-table-cell/>
          <table:table-cell office:value-type="string" table:style-name="ce62">
            <text:p>Fecha Reporte:</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Reportado por:</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Componente Afectado:</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Versión de sw:</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Entorno:</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Severidad:</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Caso de Prueba afectado:</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Defectos Relacionados:</text:p>
          </table:table-cell>
          <table:table-cell table:style-name="ce61"/>
          <table:covered-table-cell/>
          <table:table-cell table:style-name="ce33"/>
          <table:table-cell table:number-columns-repeated="16378" table:style-name="ce3"/>
        </table:table-row>
        <table:table-row table:style-name="ro1">
          <table:table-cell table:style-name="ce33"/>
          <table:table-cell table:number-columns-spanned="1" table:number-rows-spanned="9" table:style-name="ce32"/>
          <table:table-cell office:value-type="string" table:style-name="ce60">
            <text:p>Summary</text:p>
          </table:table-cell>
          <table:table-cell table:style-name="ce61"/>
          <table:table-cell table:number-columns-spanned="1" table:number-rows-spanned="9" table:style-name="ce32"/>
          <table:table-cell table:style-name="ce33"/>
          <table:table-cell table:number-columns-repeated="16378" table:style-name="ce3"/>
        </table:table-row>
        <table:table-row table:style-name="ro1">
          <table:table-cell table:style-name="ce33"/>
          <table:covered-table-cell/>
          <table:table-cell office:value-type="string" table:style-name="ce62">
            <text:p>Fecha Reporte:</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Reportado por:</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Componente Afectado:</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Versión de sw:</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Entorno:</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Severidad:</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Caso de Prueba afectado:</text:p>
          </table:table-cell>
          <table:table-cell table:style-name="ce61"/>
          <table:covered-table-cell/>
          <table:table-cell table:style-name="ce33"/>
          <table:table-cell table:number-columns-repeated="16378" table:style-name="ce3"/>
        </table:table-row>
        <table:table-row table:style-name="ro1">
          <table:table-cell table:style-name="ce33"/>
          <table:covered-table-cell/>
          <table:table-cell office:value-type="string" table:style-name="ce62">
            <text:p>Defectos Relacionados:</text:p>
          </table:table-cell>
          <table:table-cell table:style-name="ce61"/>
          <table:covered-table-cell/>
          <table:table-cell table:style-name="ce33"/>
          <table:table-cell table:number-columns-repeated="16378" table:style-name="ce3"/>
        </table:table-row>
        <table:table-row table:number-rows-repeated="2" table:style-name="ro10">
          <table:table-cell table:number-columns-repeated="6" table:style-name="ce33"/>
          <table:table-cell table:number-columns-repeated="16378" table:style-name="ce3"/>
        </table:table-row>
        <table:table-row table:number-rows-repeated="1048534" table:style-name="ro6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1" svg:font-family="Calibri1"/>
    <style:font-face style:name="Calibri" svg:font-family="Calibri"/>
    <style:font-face style:name="Liberation Sans" svg:font-family="&quot;Liberation Sans&quot;"/>
    <style:font-face style:name="Aptos" svg:font-family="Aptos"/>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date-style style:name="N36">
      <number:day number:style="long"/>
      <number:text>/</number:text>
      <number:month number:style="long"/>
      <number:text>/</number:text>
      <number:year/>
    </number:date-style>
    <style:style style:name="Accent" style:family="table-cell" style:data-style-name="N0">
      <style:table-cell-properties style:vertical-align="automatic"/>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ADA" style:family="table-cell" style:data-style-name="N0">
      <style:table-cell-properties style:vertical-align="automatic" fo:wrap-option="wrap" fo:background-color="#367D3C"/>
      <style:text-properties fo:color="#FFFFFF" style:font-name="Calibri" style:font-name-asian="Calibri" style:font-name-complex="Calibri" style:font-family-generic="swiss"/>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Accent5" style:display-name="Excel Built-in Accent5" style:family="table-cell" style:data-style-name="N0">
      <style:table-cell-properties style:vertical-align="automatic" fo:background-color="#4472C4"/>
      <style:text-properties fo:color="#FFFFFF" style:font-name="Calibri" style:font-name-asian="Calibri" style:font-name-complex="Calibri" style:font-family-generic="swiss"/>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font-family-generic="swiss"/>
    </style:style>
    <style:style style:name="Excel_32_Built-in_32_Check_32_Cell" style:display-name="Excel Built-in Check Cell" style:family="table-cell" style:data-style-name="N0">
      <style:table-cell-properties fo:border="thin double #000000" style:vertical-align="automatic" fo:background-color="#A5A5A5"/>
      <style:text-properties fo:color="#FFFFFF" style:font-name="Calibri" style:font-name-asian="Calibri" style:font-name-complex="Calibri" fo:font-weight="bold" style:font-weight-asian="bold" style:font-weight-complex="bold" style:font-family-generic="swiss"/>
    </style:style>
    <style:style style:name="Excel_32_Built-in_32_Good" style:display-name="Excel Built-in Good" style:family="table-cell" style:data-style-name="N0">
      <style:table-cell-properties style:vertical-align="automatic" fo:background-color="#C6EFCE"/>
      <style:text-properties fo:color="#006100" style:font-name="Calibri" style:font-name-asian="Calibri" style:font-name-complex="Calibri" style:font-family-generic="swiss"/>
    </style:style>
    <style:style style:name="Excel_32_Built-in_32_Neutral" style:display-name="Excel Built-in Neutral" style:family="table-cell" style:data-style-name="N0">
      <style:table-cell-properties style:vertical-align="automatic" fo:background-color="#FFEB9C"/>
      <style:text-properties fo:color="#9C5700" style:font-name="Calibri" style:font-name-asian="Calibri" style:font-name-complex="Calibri" style:font-family-generic="swiss"/>
    </style:style>
    <style:style style:name="Footnote" style:family="table-cell" style:data-style-name="N0">
      <style:table-cell-properties style:vertical-align="automatic"/>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333333" style:font-name="Calibri1" style:font-name-asian="Calibri1" style:font-name-complex="Calibri1"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Calibri" style:font-name-asian="Calibri" style:font-name-complex="Calibri" style:font-family-generic="swiss"/>
    </style:style>
    <style:style style:name="Note" style:family="table-cell" style:data-style-name="N0">
      <style:table-cell-properties fo:border="thin solid #808080" style:vertical-align="automatic" fo:background-color="#FFFFCC"/>
    </style:style>
    <style:style style:name="Result" style:family="table-cell" style:data-style-name="N0">
      <style:table-cell-properties style:vertical-align="automatic"/>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style:style>
    <style:style style:name="Text" style:family="table-cell" style:data-style-name="N0">
      <style:table-cell-properties style:vertical-align="automatic"/>
    </style:style>
    <style:style style:name="Warning" style:family="table-cell" style:data-style-name="N0">
      <style:table-cell-properties style:vertical-align="automatic"/>
      <style:text-properties fo:color="#CC0000"/>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grid 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ágina<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730</meta:generator>
    <meta:initial-creator>Carolina Guillén Romero</meta:initial-creator>
    <dc:creator>Lorenzo Varela Pairet</dc:creator>
    <meta:creation-date>2019-04-11T14:05:25Z</meta:creation-date>
    <dc:date>2025-05-07T09:46:04Z</dc:date>
    <meta:editing-cycles>765</meta:editing-cycles>
    <meta:editing-duration>PT93315S</meta:editing-duration>
    <meta:user-defined meta:name="AppVersion">16.0300</meta:user-defined>
    <meta:user-defined meta:name="ContentTypeId">0x01010063791A39507EA047BB00336891C93D54</meta:user-defined>
    <meta:user-defined meta:name="DocSecurity" meta:value-type="float">0</meta:user-defined>
    <meta:user-defined meta:name="HyperlinksChanged" meta:value-type="boolean">false</meta:user-defined>
    <meta:user-defined meta:name="LinksUpToDate" meta:value-type="boolean">false</meta:user-defined>
    <meta:user-defined meta:name="MediaServiceImageTags"/>
    <meta:user-defined meta:name="ScaleCrop" meta:value-type="boolean">false</meta:user-defined>
    <meta:user-defined meta:name="ShareDoc" meta:value-type="boolean">false</meta:user-defined>
  </office:meta>
</office:document-meta>
</file>